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.97mm"/>
    </style:style>
    <style:style style:name="co3" style:family="table-column">
      <style:table-column-properties fo:break-before="auto" style:column-width="6.07mm"/>
    </style:style>
    <style:style style:name="co4" style:family="table-column">
      <style:table-column-properties fo:break-before="auto" style:column-width="6.88mm"/>
    </style:style>
    <style:style style:name="co5" style:family="table-column">
      <style:table-column-properties fo:break-before="auto" style:column-width="38.93mm"/>
    </style:style>
    <style:style style:name="co6" style:family="table-column">
      <style:table-column-properties fo:break-before="auto" style:column-width="14.6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3.74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map style:condition="cell-content()=0" style:apply-style-name="Rouge" style:base-cell-address="path_tc.B2"/>
      <style:map style:condition="cell-content()=1" style:apply-style-name="Vert" style:base-cell-address="path_tc.B2"/>
    </style:style>
    <style:style style:name="ce2" style:family="table-cell" style:parent-style-name="Default"/>
    <style:style style:name="ce3" style:family="table-cell" style:parent-style-name="Default"/>
    <style:style style:name="ce4" style:family="table-cell" style:parent-style-name="Default">
      <style:map style:condition="cell-content()=0" style:apply-style-name="Rouge" style:base-cell-address="cycle_s.B2"/>
      <style:map style:condition="cell-content()=1" style:apply-style-name="Vert" style:base-cell-address="cycle_s.B2"/>
    </style:style>
    <style:style style:name="ce5" style:family="table-cell" style:parent-style-name="Default"/>
    <style:style style:name="ce6" style:family="table-cell" style:parent-style-name="Default">
      <style:map style:condition="cell-content()=0" style:apply-style-name="Rouge" style:base-cell-address="3star_tc.B2"/>
      <style:map style:condition="cell-content()=1" style:apply-style-name="Vert" style:base-cell-address="3star_tc.B2"/>
      <style:map style:condition="cell-content()=&quot; ?&quot;" style:apply-style-name="Jaune" style:base-cell-address="3star_tc.B2"/>
      <style:map style:condition="cell-content()=&quot; &quot;" style:apply-style-name="Default" style:base-cell-address="3star_tc.B2"/>
    </style:style>
    <style:style style:name="ce7" style:family="table-cell" style:parent-style-name="Default">
      <style:map style:condition="cell-content()=0" style:apply-style-name="Rouge" style:base-cell-address="3star_tc.B2"/>
      <style:map style:condition="cell-content()=1" style:apply-style-name="Vert" style:base-cell-address="3star_tc.B2"/>
      <style:map style:condition="cell-content()=&quot; ?&quot;" style:apply-style-name="Jaune" style:base-cell-address="3star_tc.B2"/>
      <style:map style:condition="cell-content()=&quot; &quot;" style:apply-style-name="Default" style:base-cell-address="3star_tc.B2"/>
    </style:style>
    <style:style style:name="ce8" style:family="table-cell" style:parent-style-name="Default">
      <style:map style:condition="cell-content()=0" style:apply-style-name="Rouge" style:base-cell-address="3star_tc.B2"/>
      <style:map style:condition="cell-content()=1" style:apply-style-name="Vert" style:base-cell-address="3star_tc.B2"/>
      <style:map style:condition="cell-content()=&quot; ?&quot;" style:apply-style-name="Jaune" style:base-cell-address="3star_tc.B2"/>
      <style:map style:condition="cell-content()=&quot; &quot;" style:apply-style-name="Default" style:base-cell-address="3star_tc.B2"/>
    </style:style>
    <style:style style:name="ce9" style:family="table-cell" style:parent-style-name="Default">
      <style:map style:condition="cell-content()=0" style:apply-style-name="Rouge" style:base-cell-address="3star_tc.B2"/>
      <style:map style:condition="cell-content()=1" style:apply-style-name="Vert" style:base-cell-address="3star_tc.B2"/>
      <style:map style:condition="cell-content()=&quot; ?&quot;" style:apply-style-name="Jaune" style:base-cell-address="3star_tc.B2"/>
      <style:map style:condition="cell-content()=&quot; &quot;" style:apply-style-name="Default" style:base-cell-address="3star_tc.B2"/>
    </style:style>
    <style:style style:name="ce10" style:family="table-cell" style:parent-style-name="Default">
      <style:map style:condition="cell-content()=0" style:apply-style-name="Rouge" style:base-cell-address="3star_tc.B2"/>
      <style:map style:condition="cell-content()=1" style:apply-style-name="Vert" style:base-cell-address="3star_tc.B2"/>
      <style:map style:condition="cell-content()=&quot; ?&quot;" style:apply-style-name="Jaune" style:base-cell-address="3star_tc.B2"/>
      <style:map style:condition="cell-content()=&quot; &quot;" style:apply-style-name="Default" style:base-cell-address="3star_tc.B2"/>
    </style:style>
    <style:style style:name="ce11" style:family="table-cell" style:parent-style-name="Default">
      <style:map style:condition="cell-content()=0" style:apply-style-name="Rouge" style:base-cell-address="3star_tc.B2"/>
      <style:map style:condition="cell-content()=1" style:apply-style-name="Vert" style:base-cell-address="3star_tc.B2"/>
      <style:map style:condition="cell-content()=&quot; ?&quot;" style:apply-style-name="Jaune" style:base-cell-address="3star_tc.B2"/>
      <style:map style:condition="cell-content()=&quot; &quot;" style:apply-style-name="Default" style:base-cell-address="3star_tc.B2"/>
    </style:style>
    <style:style style:name="ce12" style:family="table-cell" style:parent-style-name="Default">
      <style:map style:condition="cell-content()=0" style:apply-style-name="Rouge" style:base-cell-address="3star_tc.B2"/>
      <style:map style:condition="cell-content()=1" style:apply-style-name="Vert" style:base-cell-address="3star_tc.B2"/>
      <style:map style:condition="cell-content()=&quot; ?&quot;" style:apply-style-name="Jaune" style:base-cell-address="3star_tc.B2"/>
      <style:map style:condition="cell-content()=&quot; &quot;" style:apply-style-name="Default" style:base-cell-address="3star_tc.B2"/>
    </style:style>
    <style:style style:name="ce13" style:family="table-cell" style:parent-style-name="Default">
      <style:map style:condition="cell-content()=0" style:apply-style-name="Rouge" style:base-cell-address="3star_tc.B2"/>
      <style:map style:condition="cell-content()=1" style:apply-style-name="Vert" style:base-cell-address="3star_tc.B2"/>
      <style:map style:condition="cell-content()=&quot; ?&quot;" style:apply-style-name="Jaune" style:base-cell-address="3star_tc.B2"/>
      <style:map style:condition="cell-content()=&quot; &quot;" style:apply-style-name="Default" style:base-cell-address="3star_tc.B2"/>
    </style:style>
    <style:style style:name="ce14" style:family="table-cell" style:parent-style-name="Default">
      <style:map style:condition="cell-content()=0" style:apply-style-name="Rouge" style:base-cell-address="3star_tc.B2"/>
      <style:map style:condition="cell-content()=1" style:apply-style-name="Vert" style:base-cell-address="3star_tc.B2"/>
      <style:map style:condition="cell-content()=&quot; ?&quot;" style:apply-style-name="Jaune" style:base-cell-address="3star_tc.B2"/>
      <style:map style:condition="cell-content()=&quot; &quot;" style:apply-style-name="Default" style:base-cell-address="3star_tc.B2"/>
    </style:style>
    <style:style style:name="ce15" style:family="table-cell" style:parent-style-name="Default">
      <style:map style:condition="cell-content()=0" style:apply-style-name="Rouge" style:base-cell-address="3star_tc.B2"/>
      <style:map style:condition="cell-content()=1" style:apply-style-name="Vert" style:base-cell-address="3star_tc.B2"/>
      <style:map style:condition="cell-content()=&quot; ?&quot;" style:apply-style-name="Jaune" style:base-cell-address="3star_tc.B2"/>
      <style:map style:condition="cell-content()=&quot; &quot;" style:apply-style-name="Default" style:base-cell-address="3star_tc.B2"/>
    </style:style>
    <style:style style:name="ce16" style:family="table-cell" style:parent-style-name="Default">
      <style:map style:condition="cell-content()=0" style:apply-style-name="Rouge" style:base-cell-address="3star_tc.B2"/>
      <style:map style:condition="cell-content()=1" style:apply-style-name="Vert" style:base-cell-address="3star_tc.B2"/>
      <style:map style:condition="cell-content()=&quot; ?&quot;" style:apply-style-name="Jaune" style:base-cell-address="3star_tc.B2"/>
      <style:map style:condition="cell-content()=&quot; &quot;" style:apply-style-name="Default" style:base-cell-address="3star_tc.B2"/>
    </style:style>
    <style:style style:name="ce17" style:family="table-cell" style:parent-style-name="Default">
      <style:map style:condition="cell-content()=0" style:apply-style-name="Rouge" style:base-cell-address="3star_tc.B2"/>
      <style:map style:condition="cell-content()=1" style:apply-style-name="Vert" style:base-cell-address="3star_tc.B2"/>
      <style:map style:condition="cell-content()=&quot; ?&quot;" style:apply-style-name="Jaune" style:base-cell-address="3star_tc.B2"/>
      <style:map style:condition="cell-content()=&quot; &quot;" style:apply-style-name="Default" style:base-cell-address="3star_tc.B2"/>
    </style:style>
    <style:style style:name="ce18" style:family="table-cell" style:parent-style-name="Default">
      <style:map style:condition="cell-content()=0" style:apply-style-name="Rouge" style:base-cell-address="3star_tc.B2"/>
      <style:map style:condition="cell-content()=1" style:apply-style-name="Vert" style:base-cell-address="3star_tc.B2"/>
      <style:map style:condition="cell-content()=&quot; ?&quot;" style:apply-style-name="Jaune" style:base-cell-address="3star_tc.B2"/>
      <style:map style:condition="cell-content()=&quot; &quot;" style:apply-style-name="Default" style:base-cell-address="3star_tc.B2"/>
    </style:style>
    <style:style style:name="ce19" style:family="table-cell" style:parent-style-name="Default">
      <style:map style:condition="cell-content()=0" style:apply-style-name="Rouge" style:base-cell-address="3star_tc.B2"/>
      <style:map style:condition="cell-content()=1" style:apply-style-name="Vert" style:base-cell-address="3star_tc.B2"/>
      <style:map style:condition="cell-content()=&quot; ?&quot;" style:apply-style-name="Jaune" style:base-cell-address="3star_tc.B2"/>
      <style:map style:condition="cell-content()=&quot; &quot;" style:apply-style-name="Default" style:base-cell-address="3star_tc.B2"/>
    </style:style>
    <style:style style:name="ce20" style:family="table-cell" style:parent-style-name="Default">
      <style:map style:condition="cell-content()=0" style:apply-style-name="Rouge" style:base-cell-address="3star_tc.B2"/>
      <style:map style:condition="cell-content()=1" style:apply-style-name="Vert" style:base-cell-address="3star_tc.B2"/>
      <style:map style:condition="cell-content()=&quot; ?&quot;" style:apply-style-name="Jaune" style:base-cell-address="3star_tc.B2"/>
      <style:map style:condition="cell-content()=&quot; &quot;" style:apply-style-name="Default" style:base-cell-address="3star_tc.B2"/>
    </style:style>
    <style:style style:name="ce21" style:family="table-cell" style:parent-style-name="Default">
      <style:map style:condition="cell-content()=0" style:apply-style-name="Rouge" style:base-cell-address="3star_tc.B2"/>
      <style:map style:condition="cell-content()=1" style:apply-style-name="Vert" style:base-cell-address="3star_tc.B2"/>
      <style:map style:condition="cell-content()=&quot; ?&quot;" style:apply-style-name="Jaune" style:base-cell-address="3star_tc.B2"/>
      <style:map style:condition="cell-content()=&quot; &quot;" style:apply-style-name="Default" style:base-cell-address="3star_tc.B2"/>
    </style:style>
    <style:style style:name="ce22" style:family="table-cell" style:parent-style-name="Default">
      <style:map style:condition="cell-content()=0" style:apply-style-name="Rouge" style:base-cell-address="3star_tc.B2"/>
      <style:map style:condition="cell-content()=1" style:apply-style-name="Vert" style:base-cell-address="3star_tc.B2"/>
      <style:map style:condition="cell-content()=&quot; ?&quot;" style:apply-style-name="Jaune" style:base-cell-address="3star_tc.B2"/>
      <style:map style:condition="cell-content()=&quot; &quot;" style:apply-style-name="Default" style:base-cell-address="3star_tc.B2"/>
    </style:style>
    <style:style style:name="ce23" style:family="table-cell" style:parent-style-name="Default">
      <style:map style:condition="cell-content()=0" style:apply-style-name="Rouge" style:base-cell-address="3star_tc.B2"/>
      <style:map style:condition="cell-content()=1" style:apply-style-name="Vert" style:base-cell-address="3star_tc.B2"/>
      <style:map style:condition="cell-content()=&quot; ?&quot;" style:apply-style-name="Jaune" style:base-cell-address="3star_tc.B2"/>
      <style:map style:condition="cell-content()=&quot; &quot;" style:apply-style-name="Default" style:base-cell-address="3star_tc.B2"/>
    </style:style>
    <style:style style:name="ce24" style:family="table-cell" style:parent-style-name="Default">
      <style:map style:condition="cell-content()=0" style:apply-style-name="Rouge" style:base-cell-address="3star_tc.D3"/>
      <style:map style:condition="cell-content()=1" style:apply-style-name="Vert" style:base-cell-address="3star_tc.D3"/>
      <style:map style:condition="cell-content()=&quot; ?&quot;" style:apply-style-name="Jaune" style:base-cell-address="3star_tc.D3"/>
      <style:map style:condition="cell-content()=&quot; &quot;" style:apply-style-name="Default" style:base-cell-address="3star_tc.D3"/>
    </style:style>
    <style:style style:name="ce25" style:family="table-cell" style:parent-style-name="Default">
      <style:map style:condition="cell-content()=0" style:apply-style-name="Rouge" style:base-cell-address="3star_tc.E4"/>
      <style:map style:condition="cell-content()=1" style:apply-style-name="Vert" style:base-cell-address="3star_tc.E4"/>
      <style:map style:condition="cell-content()=&quot; ?&quot;" style:apply-style-name="Jaune" style:base-cell-address="3star_tc.E4"/>
      <style:map style:condition="cell-content()=&quot; &quot;" style:apply-style-name="Default" style:base-cell-address="3star_tc.E4"/>
    </style:style>
    <style:style style:name="ce26" style:family="table-cell" style:parent-style-name="Default">
      <style:map style:condition="cell-content()=0" style:apply-style-name="Rouge" style:base-cell-address="3star_tc.F5"/>
      <style:map style:condition="cell-content()=1" style:apply-style-name="Vert" style:base-cell-address="3star_tc.F5"/>
      <style:map style:condition="cell-content()=&quot; ?&quot;" style:apply-style-name="Jaune" style:base-cell-address="3star_tc.F5"/>
      <style:map style:condition="cell-content()=&quot; &quot;" style:apply-style-name="Default" style:base-cell-address="3star_tc.F5"/>
    </style:style>
    <style:style style:name="ce27" style:family="table-cell" style:parent-style-name="Default">
      <style:map style:condition="cell-content()=0" style:apply-style-name="Rouge" style:base-cell-address="3star_tc.G6"/>
      <style:map style:condition="cell-content()=1" style:apply-style-name="Vert" style:base-cell-address="3star_tc.G6"/>
      <style:map style:condition="cell-content()=&quot; ?&quot;" style:apply-style-name="Jaune" style:base-cell-address="3star_tc.G6"/>
      <style:map style:condition="cell-content()=&quot; &quot;" style:apply-style-name="Default" style:base-cell-address="3star_tc.G6"/>
    </style:style>
    <style:style style:name="ce28" style:family="table-cell" style:parent-style-name="Default">
      <style:map style:condition="cell-content()=0" style:apply-style-name="Rouge" style:base-cell-address="3star_tc.H7"/>
      <style:map style:condition="cell-content()=1" style:apply-style-name="Vert" style:base-cell-address="3star_tc.H7"/>
      <style:map style:condition="cell-content()=&quot; ?&quot;" style:apply-style-name="Jaune" style:base-cell-address="3star_tc.H7"/>
      <style:map style:condition="cell-content()=&quot; &quot;" style:apply-style-name="Default" style:base-cell-address="3star_tc.H7"/>
    </style:style>
    <style:style style:name="ce29" style:family="table-cell" style:parent-style-name="Default">
      <style:map style:condition="cell-content()=0" style:apply-style-name="Rouge" style:base-cell-address="3star_tc.I8"/>
      <style:map style:condition="cell-content()=1" style:apply-style-name="Vert" style:base-cell-address="3star_tc.I8"/>
      <style:map style:condition="cell-content()=&quot; ?&quot;" style:apply-style-name="Jaune" style:base-cell-address="3star_tc.I8"/>
      <style:map style:condition="cell-content()=&quot; &quot;" style:apply-style-name="Default" style:base-cell-address="3star_tc.I8"/>
    </style:style>
    <style:style style:name="ce30" style:family="table-cell" style:parent-style-name="Default">
      <style:map style:condition="cell-content()=0" style:apply-style-name="Rouge" style:base-cell-address="3star_tc.J9"/>
      <style:map style:condition="cell-content()=1" style:apply-style-name="Vert" style:base-cell-address="3star_tc.J9"/>
      <style:map style:condition="cell-content()=&quot; ?&quot;" style:apply-style-name="Jaune" style:base-cell-address="3star_tc.J9"/>
      <style:map style:condition="cell-content()=&quot; &quot;" style:apply-style-name="Default" style:base-cell-address="3star_tc.J9"/>
    </style:style>
    <style:style style:name="ce31" style:family="table-cell" style:parent-style-name="Default">
      <style:map style:condition="cell-content()=0" style:apply-style-name="Rouge" style:base-cell-address="3star_tc.K10"/>
      <style:map style:condition="cell-content()=1" style:apply-style-name="Vert" style:base-cell-address="3star_tc.K10"/>
      <style:map style:condition="cell-content()=&quot; ?&quot;" style:apply-style-name="Jaune" style:base-cell-address="3star_tc.K10"/>
      <style:map style:condition="cell-content()=&quot; &quot;" style:apply-style-name="Default" style:base-cell-address="3star_tc.K10"/>
    </style:style>
    <style:style style:name="ce32" style:family="table-cell" style:parent-style-name="Default">
      <style:map style:condition="cell-content()=0" style:apply-style-name="Rouge" style:base-cell-address="3star_tc.L11"/>
      <style:map style:condition="cell-content()=1" style:apply-style-name="Vert" style:base-cell-address="3star_tc.L11"/>
      <style:map style:condition="cell-content()=&quot; ?&quot;" style:apply-style-name="Jaune" style:base-cell-address="3star_tc.L11"/>
      <style:map style:condition="cell-content()=&quot; &quot;" style:apply-style-name="Default" style:base-cell-address="3star_tc.L11"/>
    </style:style>
    <style:style style:name="ce33" style:family="table-cell" style:parent-style-name="Default">
      <style:map style:condition="cell-content()=0" style:apply-style-name="Rouge" style:base-cell-address="3star_tc.M12"/>
      <style:map style:condition="cell-content()=1" style:apply-style-name="Vert" style:base-cell-address="3star_tc.M12"/>
      <style:map style:condition="cell-content()=&quot; ?&quot;" style:apply-style-name="Jaune" style:base-cell-address="3star_tc.M12"/>
      <style:map style:condition="cell-content()=&quot; &quot;" style:apply-style-name="Default" style:base-cell-address="3star_tc.M12"/>
    </style:style>
    <style:style style:name="ce34" style:family="table-cell" style:parent-style-name="Default">
      <style:map style:condition="cell-content()=0" style:apply-style-name="Rouge" style:base-cell-address="3star_tc.N13"/>
      <style:map style:condition="cell-content()=1" style:apply-style-name="Vert" style:base-cell-address="3star_tc.N13"/>
      <style:map style:condition="cell-content()=&quot; ?&quot;" style:apply-style-name="Jaune" style:base-cell-address="3star_tc.N13"/>
      <style:map style:condition="cell-content()=&quot; &quot;" style:apply-style-name="Default" style:base-cell-address="3star_tc.N13"/>
    </style:style>
    <style:style style:name="ce35" style:family="table-cell" style:parent-style-name="Default">
      <style:map style:condition="cell-content()=0" style:apply-style-name="Rouge" style:base-cell-address="3star_tc.O14"/>
      <style:map style:condition="cell-content()=1" style:apply-style-name="Vert" style:base-cell-address="3star_tc.O14"/>
      <style:map style:condition="cell-content()=&quot; ?&quot;" style:apply-style-name="Jaune" style:base-cell-address="3star_tc.O14"/>
      <style:map style:condition="cell-content()=&quot; &quot;" style:apply-style-name="Default" style:base-cell-address="3star_tc.O14"/>
    </style:style>
    <style:style style:name="ce36" style:family="table-cell" style:parent-style-name="Default">
      <style:map style:condition="cell-content()=0" style:apply-style-name="Rouge" style:base-cell-address="3star_tc.P15"/>
      <style:map style:condition="cell-content()=1" style:apply-style-name="Vert" style:base-cell-address="3star_tc.P15"/>
      <style:map style:condition="cell-content()=&quot; ?&quot;" style:apply-style-name="Jaune" style:base-cell-address="3star_tc.P15"/>
      <style:map style:condition="cell-content()=&quot; &quot;" style:apply-style-name="Default" style:base-cell-address="3star_tc.P15"/>
    </style:style>
    <style:style style:name="ce37" style:family="table-cell" style:parent-style-name="Default">
      <style:map style:condition="cell-content()=0" style:apply-style-name="Rouge" style:base-cell-address="3star_tc.Q2"/>
      <style:map style:condition="cell-content()=1" style:apply-style-name="Vert" style:base-cell-address="3star_tc.Q2"/>
      <style:map style:condition="cell-content()=&quot; ?&quot;" style:apply-style-name="Jaune" style:base-cell-address="3star_tc.Q2"/>
      <style:map style:condition="cell-content()=&quot; &quot;" style:apply-style-name="Default" style:base-cell-address="3star_tc.Q2"/>
    </style:style>
    <style:style style:name="ce38" style:family="table-cell" style:parent-style-name="Default">
      <style:map style:condition="cell-content()=0" style:apply-style-name="Rouge" style:base-cell-address="3star_tc.Q3"/>
      <style:map style:condition="cell-content()=1" style:apply-style-name="Vert" style:base-cell-address="3star_tc.Q3"/>
      <style:map style:condition="cell-content()=&quot; ?&quot;" style:apply-style-name="Jaune" style:base-cell-address="3star_tc.Q3"/>
      <style:map style:condition="cell-content()=&quot; &quot;" style:apply-style-name="Default" style:base-cell-address="3star_tc.Q3"/>
    </style:style>
    <style:style style:name="ce39" style:family="table-cell" style:parent-style-name="Default">
      <style:map style:condition="cell-content()=0" style:apply-style-name="Rouge" style:base-cell-address="3star_tc.Q4"/>
      <style:map style:condition="cell-content()=1" style:apply-style-name="Vert" style:base-cell-address="3star_tc.Q4"/>
      <style:map style:condition="cell-content()=&quot; ?&quot;" style:apply-style-name="Jaune" style:base-cell-address="3star_tc.Q4"/>
      <style:map style:condition="cell-content()=&quot; &quot;" style:apply-style-name="Default" style:base-cell-address="3star_tc.Q4"/>
    </style:style>
    <style:style style:name="ce40" style:family="table-cell" style:parent-style-name="Default">
      <style:map style:condition="cell-content()=0" style:apply-style-name="Rouge" style:base-cell-address="3star_tc.Q5"/>
      <style:map style:condition="cell-content()=1" style:apply-style-name="Vert" style:base-cell-address="3star_tc.Q5"/>
      <style:map style:condition="cell-content()=&quot; ?&quot;" style:apply-style-name="Jaune" style:base-cell-address="3star_tc.Q5"/>
      <style:map style:condition="cell-content()=&quot; &quot;" style:apply-style-name="Default" style:base-cell-address="3star_tc.Q5"/>
    </style:style>
    <style:style style:name="ce41" style:family="table-cell" style:parent-style-name="Default">
      <style:map style:condition="cell-content()=0" style:apply-style-name="Rouge" style:base-cell-address="3star_tc.Q6"/>
      <style:map style:condition="cell-content()=1" style:apply-style-name="Vert" style:base-cell-address="3star_tc.Q6"/>
      <style:map style:condition="cell-content()=&quot; ?&quot;" style:apply-style-name="Jaune" style:base-cell-address="3star_tc.Q6"/>
      <style:map style:condition="cell-content()=&quot; &quot;" style:apply-style-name="Default" style:base-cell-address="3star_tc.Q6"/>
    </style:style>
    <style:style style:name="ce42" style:family="table-cell" style:parent-style-name="Default">
      <style:map style:condition="cell-content()=0" style:apply-style-name="Rouge" style:base-cell-address="3star_tc.Q7"/>
      <style:map style:condition="cell-content()=1" style:apply-style-name="Vert" style:base-cell-address="3star_tc.Q7"/>
      <style:map style:condition="cell-content()=&quot; ?&quot;" style:apply-style-name="Jaune" style:base-cell-address="3star_tc.Q7"/>
      <style:map style:condition="cell-content()=&quot; &quot;" style:apply-style-name="Default" style:base-cell-address="3star_tc.Q7"/>
    </style:style>
    <style:style style:name="ce43" style:family="table-cell" style:parent-style-name="Default">
      <style:map style:condition="cell-content()=0" style:apply-style-name="Rouge" style:base-cell-address="3star_tc.Q8"/>
      <style:map style:condition="cell-content()=1" style:apply-style-name="Vert" style:base-cell-address="3star_tc.Q8"/>
      <style:map style:condition="cell-content()=&quot; ?&quot;" style:apply-style-name="Jaune" style:base-cell-address="3star_tc.Q8"/>
      <style:map style:condition="cell-content()=&quot; &quot;" style:apply-style-name="Default" style:base-cell-address="3star_tc.Q8"/>
    </style:style>
    <style:style style:name="ce44" style:family="table-cell" style:parent-style-name="Default">
      <style:map style:condition="cell-content()=0" style:apply-style-name="Rouge" style:base-cell-address="3star_tc.Q16"/>
      <style:map style:condition="cell-content()=1" style:apply-style-name="Vert" style:base-cell-address="3star_tc.Q16"/>
      <style:map style:condition="cell-content()=&quot; ?&quot;" style:apply-style-name="Jaune" style:base-cell-address="3star_tc.Q16"/>
      <style:map style:condition="cell-content()=&quot; &quot;" style:apply-style-name="Default" style:base-cell-address="3star_tc.Q16"/>
    </style:style>
    <style:style style:name="ce45" style:family="table-cell" style:parent-style-name="Default">
      <style:map style:condition="cell-content()=0" style:apply-style-name="Rouge" style:base-cell-address="3star_tc.R17"/>
      <style:map style:condition="cell-content()=1" style:apply-style-name="Vert" style:base-cell-address="3star_tc.R17"/>
      <style:map style:condition="cell-content()=&quot; ?&quot;" style:apply-style-name="Jaune" style:base-cell-address="3star_tc.R17"/>
      <style:map style:condition="cell-content()=&quot; &quot;" style:apply-style-name="Default" style:base-cell-address="3star_tc.R17"/>
    </style:style>
    <style:style style:name="ce46" style:family="table-cell" style:parent-style-name="Default">
      <style:map style:condition="cell-content()=0" style:apply-style-name="Rouge" style:base-cell-address="3star_tc.S18"/>
      <style:map style:condition="cell-content()=1" style:apply-style-name="Vert" style:base-cell-address="3star_tc.S18"/>
      <style:map style:condition="cell-content()=&quot; ?&quot;" style:apply-style-name="Jaune" style:base-cell-address="3star_tc.S18"/>
      <style:map style:condition="cell-content()=&quot; &quot;" style:apply-style-name="Default" style:base-cell-address="3star_tc.S18"/>
    </style:style>
    <style:style style:name="ce47" style:family="table-cell" style:parent-style-name="Default">
      <style:map style:condition="cell-content()=0" style:apply-style-name="Rouge" style:base-cell-address="3star_tc.T19"/>
      <style:map style:condition="cell-content()=1" style:apply-style-name="Vert" style:base-cell-address="3star_tc.T19"/>
      <style:map style:condition="cell-content()=&quot; ?&quot;" style:apply-style-name="Jaune" style:base-cell-address="3star_tc.T19"/>
      <style:map style:condition="cell-content()=&quot; &quot;" style:apply-style-name="Default" style:base-cell-address="3star_tc.T19"/>
    </style:style>
    <style:style style:name="ce48" style:family="table-cell" style:parent-style-name="Default">
      <style:map style:condition="cell-content()=0" style:apply-style-name="Rouge" style:base-cell-address="3star_tc.U20"/>
      <style:map style:condition="cell-content()=1" style:apply-style-name="Vert" style:base-cell-address="3star_tc.U20"/>
      <style:map style:condition="cell-content()=&quot; ?&quot;" style:apply-style-name="Jaune" style:base-cell-address="3star_tc.U20"/>
      <style:map style:condition="cell-content()=&quot; &quot;" style:apply-style-name="Default" style:base-cell-address="3star_tc.U20"/>
    </style:style>
    <style:style style:name="ce49" style:family="table-cell" style:parent-style-name="Default">
      <style:map style:condition="cell-content()=0" style:apply-style-name="Rouge" style:base-cell-address="3star_tc.V21"/>
      <style:map style:condition="cell-content()=1" style:apply-style-name="Vert" style:base-cell-address="3star_tc.V21"/>
      <style:map style:condition="cell-content()=&quot; ?&quot;" style:apply-style-name="Jaune" style:base-cell-address="3star_tc.V21"/>
      <style:map style:condition="cell-content()=&quot; &quot;" style:apply-style-name="Default" style:base-cell-address="3star_tc.V21"/>
    </style:style>
    <style:style style:name="ce50" style:family="table-cell" style:parent-style-name="Default">
      <style:map style:condition="cell-content()=0" style:apply-style-name="Rouge" style:base-cell-address="3star_tc.W22"/>
      <style:map style:condition="cell-content()=1" style:apply-style-name="Vert" style:base-cell-address="3star_tc.W22"/>
      <style:map style:condition="cell-content()=&quot; ?&quot;" style:apply-style-name="Jaune" style:base-cell-address="3star_tc.W22"/>
      <style:map style:condition="cell-content()=&quot; &quot;" style:apply-style-name="Default" style:base-cell-address="3star_tc.W22"/>
    </style:style>
    <style:style style:name="ce51" style:family="table-cell" style:parent-style-name="Default">
      <style:map style:condition="cell-content()=0" style:apply-style-name="Rouge" style:base-cell-address="3star_tc.X23"/>
      <style:map style:condition="cell-content()=1" style:apply-style-name="Vert" style:base-cell-address="3star_tc.X23"/>
      <style:map style:condition="cell-content()=&quot; ?&quot;" style:apply-style-name="Jaune" style:base-cell-address="3star_tc.X23"/>
      <style:map style:condition="cell-content()=&quot; &quot;" style:apply-style-name="Default" style:base-cell-address="3star_tc.X23"/>
    </style:style>
    <style:style style:name="ce52" style:family="table-cell" style:parent-style-name="Default">
      <style:map style:condition="cell-content()=0" style:apply-style-name="Rouge" style:base-cell-address="3star_tc.Y24"/>
      <style:map style:condition="cell-content()=1" style:apply-style-name="Vert" style:base-cell-address="3star_tc.Y24"/>
      <style:map style:condition="cell-content()=&quot; ?&quot;" style:apply-style-name="Jaune" style:base-cell-address="3star_tc.Y24"/>
      <style:map style:condition="cell-content()=&quot; &quot;" style:apply-style-name="Default" style:base-cell-address="3star_tc.Y24"/>
    </style:style>
    <style:style style:name="ce53" style:family="table-cell" style:parent-style-name="Default">
      <style:map style:condition="cell-content()=0" style:apply-style-name="Rouge" style:base-cell-address="3star_tc.Z25"/>
      <style:map style:condition="cell-content()=1" style:apply-style-name="Vert" style:base-cell-address="3star_tc.Z25"/>
      <style:map style:condition="cell-content()=&quot; ?&quot;" style:apply-style-name="Jaune" style:base-cell-address="3star_tc.Z25"/>
      <style:map style:condition="cell-content()=&quot; &quot;" style:apply-style-name="Default" style:base-cell-address="3star_tc.Z25"/>
    </style:style>
    <style:style style:name="ce54" style:family="table-cell" style:parent-style-name="Default">
      <style:map style:condition="cell-content()=0" style:apply-style-name="Rouge" style:base-cell-address="3star_s.B2"/>
      <style:map style:condition="cell-content()=1" style:apply-style-name="Vert" style:base-cell-address="3star_s.B2"/>
      <style:map style:condition="cell-content()=&quot; ?&quot;" style:apply-style-name="Jaune" style:base-cell-address="3star_s.B2"/>
      <style:map style:condition="cell-content()=&quot; &quot;" style:apply-style-name="Default" style:base-cell-address="3star_s.B2"/>
    </style:style>
    <style:style style:name="ce55" style:family="table-cell" style:parent-style-name="Default">
      <style:map style:condition="cell-content()=0" style:apply-style-name="Rouge" style:base-cell-address="3star_s.B2"/>
      <style:map style:condition="cell-content()=1" style:apply-style-name="Vert" style:base-cell-address="3star_s.B2"/>
      <style:map style:condition="cell-content()=&quot; ?&quot;" style:apply-style-name="Jaune" style:base-cell-address="3star_s.B2"/>
      <style:map style:condition="cell-content()=&quot; &quot;" style:apply-style-name="Default" style:base-cell-address="3star_s.B2"/>
    </style:style>
    <style:style style:name="ce56" style:family="table-cell" style:parent-style-name="Default">
      <style:map style:condition="cell-content()=0" style:apply-style-name="Rouge" style:base-cell-address="3star_s.B2"/>
      <style:map style:condition="cell-content()=1" style:apply-style-name="Vert" style:base-cell-address="3star_s.B2"/>
      <style:map style:condition="cell-content()=&quot; ?&quot;" style:apply-style-name="Jaune" style:base-cell-address="3star_s.B2"/>
      <style:map style:condition="cell-content()=&quot; &quot;" style:apply-style-name="Default" style:base-cell-address="3star_s.B2"/>
    </style:style>
    <style:style style:name="ce57" style:family="table-cell" style:parent-style-name="Default">
      <style:map style:condition="cell-content()=0" style:apply-style-name="Rouge" style:base-cell-address="3star_s.B2"/>
      <style:map style:condition="cell-content()=1" style:apply-style-name="Vert" style:base-cell-address="3star_s.B2"/>
      <style:map style:condition="cell-content()=&quot; ?&quot;" style:apply-style-name="Jaune" style:base-cell-address="3star_s.B2"/>
      <style:map style:condition="cell-content()=&quot; &quot;" style:apply-style-name="Default" style:base-cell-address="3star_s.B2"/>
    </style:style>
    <style:style style:name="ce58" style:family="table-cell" style:parent-style-name="Default">
      <style:map style:condition="cell-content()=0" style:apply-style-name="Rouge" style:base-cell-address="3star_s.B2"/>
      <style:map style:condition="cell-content()=1" style:apply-style-name="Vert" style:base-cell-address="3star_s.B2"/>
      <style:map style:condition="cell-content()=&quot; ?&quot;" style:apply-style-name="Jaune" style:base-cell-address="3star_s.B2"/>
      <style:map style:condition="cell-content()=&quot; &quot;" style:apply-style-name="Default" style:base-cell-address="3star_s.B2"/>
    </style:style>
    <style:style style:name="ce59" style:family="table-cell" style:parent-style-name="Default">
      <style:map style:condition="cell-content()=0" style:apply-style-name="Rouge" style:base-cell-address="3star_s.B2"/>
      <style:map style:condition="cell-content()=1" style:apply-style-name="Vert" style:base-cell-address="3star_s.B2"/>
      <style:map style:condition="cell-content()=&quot; ?&quot;" style:apply-style-name="Jaune" style:base-cell-address="3star_s.B2"/>
      <style:map style:condition="cell-content()=&quot; &quot;" style:apply-style-name="Default" style:base-cell-address="3star_s.B2"/>
    </style:style>
    <style:style style:name="ce60" style:family="table-cell" style:parent-style-name="Default">
      <style:map style:condition="cell-content()=0" style:apply-style-name="Rouge" style:base-cell-address="3star_s.B2"/>
      <style:map style:condition="cell-content()=1" style:apply-style-name="Vert" style:base-cell-address="3star_s.B2"/>
      <style:map style:condition="cell-content()=&quot; ?&quot;" style:apply-style-name="Jaune" style:base-cell-address="3star_s.B2"/>
      <style:map style:condition="cell-content()=&quot; &quot;" style:apply-style-name="Default" style:base-cell-address="3star_s.B2"/>
    </style:style>
    <style:style style:name="ce61" style:family="table-cell" style:parent-style-name="Default">
      <style:map style:condition="cell-content()=0" style:apply-style-name="Rouge" style:base-cell-address="3star_s.B2"/>
      <style:map style:condition="cell-content()=1" style:apply-style-name="Vert" style:base-cell-address="3star_s.B2"/>
      <style:map style:condition="cell-content()=&quot; ?&quot;" style:apply-style-name="Jaune" style:base-cell-address="3star_s.B2"/>
      <style:map style:condition="cell-content()=&quot; &quot;" style:apply-style-name="Default" style:base-cell-address="3star_s.B2"/>
    </style:style>
    <style:style style:name="ce62" style:family="table-cell" style:parent-style-name="Default">
      <style:map style:condition="cell-content()=0" style:apply-style-name="Rouge" style:base-cell-address="3star_s.B2"/>
      <style:map style:condition="cell-content()=1" style:apply-style-name="Vert" style:base-cell-address="3star_s.B2"/>
      <style:map style:condition="cell-content()=&quot; ?&quot;" style:apply-style-name="Jaune" style:base-cell-address="3star_s.B2"/>
      <style:map style:condition="cell-content()=&quot; &quot;" style:apply-style-name="Default" style:base-cell-address="3star_s.B2"/>
    </style:style>
    <style:style style:name="ce63" style:family="table-cell" style:parent-style-name="Default">
      <style:map style:condition="cell-content()=0" style:apply-style-name="Rouge" style:base-cell-address="3star_s.B2"/>
      <style:map style:condition="cell-content()=1" style:apply-style-name="Vert" style:base-cell-address="3star_s.B2"/>
      <style:map style:condition="cell-content()=&quot; ?&quot;" style:apply-style-name="Jaune" style:base-cell-address="3star_s.B2"/>
      <style:map style:condition="cell-content()=&quot; &quot;" style:apply-style-name="Default" style:base-cell-address="3star_s.B2"/>
    </style:style>
    <style:style style:name="ce64" style:family="table-cell" style:parent-style-name="Default">
      <style:map style:condition="cell-content()=0" style:apply-style-name="Rouge" style:base-cell-address="3star_s.B2"/>
      <style:map style:condition="cell-content()=1" style:apply-style-name="Vert" style:base-cell-address="3star_s.B2"/>
      <style:map style:condition="cell-content()=&quot; ?&quot;" style:apply-style-name="Jaune" style:base-cell-address="3star_s.B2"/>
      <style:map style:condition="cell-content()=&quot; &quot;" style:apply-style-name="Default" style:base-cell-address="3star_s.B2"/>
    </style:style>
    <style:style style:name="ce65" style:family="table-cell" style:parent-style-name="Default">
      <style:map style:condition="cell-content()=0" style:apply-style-name="Rouge" style:base-cell-address="3star_s.B2"/>
      <style:map style:condition="cell-content()=1" style:apply-style-name="Vert" style:base-cell-address="3star_s.B2"/>
      <style:map style:condition="cell-content()=&quot; ?&quot;" style:apply-style-name="Jaune" style:base-cell-address="3star_s.B2"/>
      <style:map style:condition="cell-content()=&quot; &quot;" style:apply-style-name="Default" style:base-cell-address="3star_s.B2"/>
    </style:style>
    <style:style style:name="ce66" style:family="table-cell" style:parent-style-name="Default">
      <style:map style:condition="cell-content()=0" style:apply-style-name="Rouge" style:base-cell-address="3star_s.B2"/>
      <style:map style:condition="cell-content()=1" style:apply-style-name="Vert" style:base-cell-address="3star_s.B2"/>
      <style:map style:condition="cell-content()=&quot; ?&quot;" style:apply-style-name="Jaune" style:base-cell-address="3star_s.B2"/>
      <style:map style:condition="cell-content()=&quot; &quot;" style:apply-style-name="Default" style:base-cell-address="3star_s.B2"/>
    </style:style>
    <style:style style:name="ce67" style:family="table-cell" style:parent-style-name="Default">
      <style:map style:condition="cell-content()=0" style:apply-style-name="Rouge" style:base-cell-address="3star_s.B2"/>
      <style:map style:condition="cell-content()=1" style:apply-style-name="Vert" style:base-cell-address="3star_s.B2"/>
      <style:map style:condition="cell-content()=&quot; ?&quot;" style:apply-style-name="Jaune" style:base-cell-address="3star_s.B2"/>
      <style:map style:condition="cell-content()=&quot; &quot;" style:apply-style-name="Default" style:base-cell-address="3star_s.B2"/>
    </style:style>
    <style:style style:name="ce68" style:family="table-cell" style:parent-style-name="Default">
      <style:map style:condition="cell-content()=0" style:apply-style-name="Rouge" style:base-cell-address="3star_s.B2"/>
      <style:map style:condition="cell-content()=1" style:apply-style-name="Vert" style:base-cell-address="3star_s.B2"/>
      <style:map style:condition="cell-content()=&quot; ?&quot;" style:apply-style-name="Jaune" style:base-cell-address="3star_s.B2"/>
      <style:map style:condition="cell-content()=&quot; &quot;" style:apply-style-name="Default" style:base-cell-address="3star_s.B2"/>
    </style:style>
    <style:style style:name="ce69" style:family="table-cell" style:parent-style-name="Default">
      <style:map style:condition="cell-content()=0" style:apply-style-name="Rouge" style:base-cell-address="3star_s.B2"/>
      <style:map style:condition="cell-content()=1" style:apply-style-name="Vert" style:base-cell-address="3star_s.B2"/>
      <style:map style:condition="cell-content()=&quot; ?&quot;" style:apply-style-name="Jaune" style:base-cell-address="3star_s.B2"/>
      <style:map style:condition="cell-content()=&quot; &quot;" style:apply-style-name="Default" style:base-cell-address="3star_s.B2"/>
    </style:style>
    <style:style style:name="ce70" style:family="table-cell" style:parent-style-name="Default">
      <style:map style:condition="cell-content()=0" style:apply-style-name="Rouge" style:base-cell-address="3star_s.B2"/>
      <style:map style:condition="cell-content()=1" style:apply-style-name="Vert" style:base-cell-address="3star_s.B2"/>
      <style:map style:condition="cell-content()=&quot; ?&quot;" style:apply-style-name="Jaune" style:base-cell-address="3star_s.B2"/>
      <style:map style:condition="cell-content()=&quot; &quot;" style:apply-style-name="Default" style:base-cell-address="3star_s.B2"/>
    </style:style>
    <style:style style:name="ce71" style:family="table-cell" style:parent-style-name="Default">
      <style:map style:condition="cell-content()=0" style:apply-style-name="Rouge" style:base-cell-address="3star_s.B2"/>
      <style:map style:condition="cell-content()=1" style:apply-style-name="Vert" style:base-cell-address="3star_s.B2"/>
      <style:map style:condition="cell-content()=&quot; ?&quot;" style:apply-style-name="Jaune" style:base-cell-address="3star_s.B2"/>
      <style:map style:condition="cell-content()=&quot; &quot;" style:apply-style-name="Default" style:base-cell-address="3star_s.B2"/>
    </style:style>
    <style:style style:name="ce72" style:family="table-cell" style:parent-style-name="Default">
      <style:map style:condition="cell-content()=0" style:apply-style-name="Rouge" style:base-cell-address="3star_s.D3"/>
      <style:map style:condition="cell-content()=1" style:apply-style-name="Vert" style:base-cell-address="3star_s.D3"/>
      <style:map style:condition="cell-content()=&quot; ?&quot;" style:apply-style-name="Jaune" style:base-cell-address="3star_s.D3"/>
      <style:map style:condition="cell-content()=&quot; &quot;" style:apply-style-name="Default" style:base-cell-address="3star_s.D3"/>
    </style:style>
    <style:style style:name="ce73" style:family="table-cell" style:parent-style-name="Default">
      <style:map style:condition="cell-content()=0" style:apply-style-name="Rouge" style:base-cell-address="3star_s.E4"/>
      <style:map style:condition="cell-content()=1" style:apply-style-name="Vert" style:base-cell-address="3star_s.E4"/>
      <style:map style:condition="cell-content()=&quot; ?&quot;" style:apply-style-name="Jaune" style:base-cell-address="3star_s.E4"/>
      <style:map style:condition="cell-content()=&quot; &quot;" style:apply-style-name="Default" style:base-cell-address="3star_s.E4"/>
    </style:style>
    <style:style style:name="ce74" style:family="table-cell" style:parent-style-name="Default">
      <style:map style:condition="cell-content()=0" style:apply-style-name="Rouge" style:base-cell-address="3star_s.F5"/>
      <style:map style:condition="cell-content()=1" style:apply-style-name="Vert" style:base-cell-address="3star_s.F5"/>
      <style:map style:condition="cell-content()=&quot; ?&quot;" style:apply-style-name="Jaune" style:base-cell-address="3star_s.F5"/>
      <style:map style:condition="cell-content()=&quot; &quot;" style:apply-style-name="Default" style:base-cell-address="3star_s.F5"/>
    </style:style>
    <style:style style:name="ce75" style:family="table-cell" style:parent-style-name="Default">
      <style:map style:condition="cell-content()=0" style:apply-style-name="Rouge" style:base-cell-address="3star_s.G6"/>
      <style:map style:condition="cell-content()=1" style:apply-style-name="Vert" style:base-cell-address="3star_s.G6"/>
      <style:map style:condition="cell-content()=&quot; ?&quot;" style:apply-style-name="Jaune" style:base-cell-address="3star_s.G6"/>
      <style:map style:condition="cell-content()=&quot; &quot;" style:apply-style-name="Default" style:base-cell-address="3star_s.G6"/>
    </style:style>
    <style:style style:name="ce76" style:family="table-cell" style:parent-style-name="Default">
      <style:map style:condition="cell-content()=0" style:apply-style-name="Rouge" style:base-cell-address="3star_s.H7"/>
      <style:map style:condition="cell-content()=1" style:apply-style-name="Vert" style:base-cell-address="3star_s.H7"/>
      <style:map style:condition="cell-content()=&quot; ?&quot;" style:apply-style-name="Jaune" style:base-cell-address="3star_s.H7"/>
      <style:map style:condition="cell-content()=&quot; &quot;" style:apply-style-name="Default" style:base-cell-address="3star_s.H7"/>
    </style:style>
    <style:style style:name="ce77" style:family="table-cell" style:parent-style-name="Default">
      <style:map style:condition="cell-content()=0" style:apply-style-name="Rouge" style:base-cell-address="3star_s.I8"/>
      <style:map style:condition="cell-content()=1" style:apply-style-name="Vert" style:base-cell-address="3star_s.I8"/>
      <style:map style:condition="cell-content()=&quot; ?&quot;" style:apply-style-name="Jaune" style:base-cell-address="3star_s.I8"/>
      <style:map style:condition="cell-content()=&quot; &quot;" style:apply-style-name="Default" style:base-cell-address="3star_s.I8"/>
    </style:style>
    <style:style style:name="ce78" style:family="table-cell" style:parent-style-name="Default">
      <style:map style:condition="cell-content()=0" style:apply-style-name="Rouge" style:base-cell-address="3star_s.J9"/>
      <style:map style:condition="cell-content()=1" style:apply-style-name="Vert" style:base-cell-address="3star_s.J9"/>
      <style:map style:condition="cell-content()=&quot; ?&quot;" style:apply-style-name="Jaune" style:base-cell-address="3star_s.J9"/>
      <style:map style:condition="cell-content()=&quot; &quot;" style:apply-style-name="Default" style:base-cell-address="3star_s.J9"/>
    </style:style>
    <style:style style:name="ce79" style:family="table-cell" style:parent-style-name="Default">
      <style:map style:condition="cell-content()=0" style:apply-style-name="Rouge" style:base-cell-address="3star_s.K10"/>
      <style:map style:condition="cell-content()=1" style:apply-style-name="Vert" style:base-cell-address="3star_s.K10"/>
      <style:map style:condition="cell-content()=&quot; ?&quot;" style:apply-style-name="Jaune" style:base-cell-address="3star_s.K10"/>
      <style:map style:condition="cell-content()=&quot; &quot;" style:apply-style-name="Default" style:base-cell-address="3star_s.K10"/>
    </style:style>
    <style:style style:name="ce80" style:family="table-cell" style:parent-style-name="Default">
      <style:map style:condition="cell-content()=0" style:apply-style-name="Rouge" style:base-cell-address="3star_s.L11"/>
      <style:map style:condition="cell-content()=1" style:apply-style-name="Vert" style:base-cell-address="3star_s.L11"/>
      <style:map style:condition="cell-content()=&quot; ?&quot;" style:apply-style-name="Jaune" style:base-cell-address="3star_s.L11"/>
      <style:map style:condition="cell-content()=&quot; &quot;" style:apply-style-name="Default" style:base-cell-address="3star_s.L11"/>
    </style:style>
    <style:style style:name="ce81" style:family="table-cell" style:parent-style-name="Default">
      <style:map style:condition="cell-content()=0" style:apply-style-name="Rouge" style:base-cell-address="3star_s.M12"/>
      <style:map style:condition="cell-content()=1" style:apply-style-name="Vert" style:base-cell-address="3star_s.M12"/>
      <style:map style:condition="cell-content()=&quot; ?&quot;" style:apply-style-name="Jaune" style:base-cell-address="3star_s.M12"/>
      <style:map style:condition="cell-content()=&quot; &quot;" style:apply-style-name="Default" style:base-cell-address="3star_s.M12"/>
    </style:style>
    <style:style style:name="ce82" style:family="table-cell" style:parent-style-name="Default">
      <style:map style:condition="cell-content()=0" style:apply-style-name="Rouge" style:base-cell-address="3star_s.N13"/>
      <style:map style:condition="cell-content()=1" style:apply-style-name="Vert" style:base-cell-address="3star_s.N13"/>
      <style:map style:condition="cell-content()=&quot; ?&quot;" style:apply-style-name="Jaune" style:base-cell-address="3star_s.N13"/>
      <style:map style:condition="cell-content()=&quot; &quot;" style:apply-style-name="Default" style:base-cell-address="3star_s.N13"/>
    </style:style>
    <style:style style:name="ce83" style:family="table-cell" style:parent-style-name="Default">
      <style:map style:condition="cell-content()=0" style:apply-style-name="Rouge" style:base-cell-address="3star_s.O14"/>
      <style:map style:condition="cell-content()=1" style:apply-style-name="Vert" style:base-cell-address="3star_s.O14"/>
      <style:map style:condition="cell-content()=&quot; ?&quot;" style:apply-style-name="Jaune" style:base-cell-address="3star_s.O14"/>
      <style:map style:condition="cell-content()=&quot; &quot;" style:apply-style-name="Default" style:base-cell-address="3star_s.O14"/>
    </style:style>
    <style:style style:name="ce84" style:family="table-cell" style:parent-style-name="Default">
      <style:map style:condition="cell-content()=0" style:apply-style-name="Rouge" style:base-cell-address="3star_s.P15"/>
      <style:map style:condition="cell-content()=1" style:apply-style-name="Vert" style:base-cell-address="3star_s.P15"/>
      <style:map style:condition="cell-content()=&quot; ?&quot;" style:apply-style-name="Jaune" style:base-cell-address="3star_s.P15"/>
      <style:map style:condition="cell-content()=&quot; &quot;" style:apply-style-name="Default" style:base-cell-address="3star_s.P15"/>
    </style:style>
    <style:style style:name="ce85" style:family="table-cell" style:parent-style-name="Default">
      <style:map style:condition="cell-content()=0" style:apply-style-name="Rouge" style:base-cell-address="3star_s.Q2"/>
      <style:map style:condition="cell-content()=1" style:apply-style-name="Vert" style:base-cell-address="3star_s.Q2"/>
      <style:map style:condition="cell-content()=&quot; ?&quot;" style:apply-style-name="Jaune" style:base-cell-address="3star_s.Q2"/>
      <style:map style:condition="cell-content()=&quot; &quot;" style:apply-style-name="Default" style:base-cell-address="3star_s.Q2"/>
    </style:style>
    <style:style style:name="ce86" style:family="table-cell" style:parent-style-name="Default">
      <style:map style:condition="cell-content()=0" style:apply-style-name="Rouge" style:base-cell-address="3star_s.Q3"/>
      <style:map style:condition="cell-content()=1" style:apply-style-name="Vert" style:base-cell-address="3star_s.Q3"/>
      <style:map style:condition="cell-content()=&quot; ?&quot;" style:apply-style-name="Jaune" style:base-cell-address="3star_s.Q3"/>
      <style:map style:condition="cell-content()=&quot; &quot;" style:apply-style-name="Default" style:base-cell-address="3star_s.Q3"/>
    </style:style>
    <style:style style:name="ce87" style:family="table-cell" style:parent-style-name="Default">
      <style:map style:condition="cell-content()=0" style:apply-style-name="Rouge" style:base-cell-address="3star_s.Q4"/>
      <style:map style:condition="cell-content()=1" style:apply-style-name="Vert" style:base-cell-address="3star_s.Q4"/>
      <style:map style:condition="cell-content()=&quot; ?&quot;" style:apply-style-name="Jaune" style:base-cell-address="3star_s.Q4"/>
      <style:map style:condition="cell-content()=&quot; &quot;" style:apply-style-name="Default" style:base-cell-address="3star_s.Q4"/>
    </style:style>
    <style:style style:name="ce88" style:family="table-cell" style:parent-style-name="Default">
      <style:map style:condition="cell-content()=0" style:apply-style-name="Rouge" style:base-cell-address="3star_s.Q5"/>
      <style:map style:condition="cell-content()=1" style:apply-style-name="Vert" style:base-cell-address="3star_s.Q5"/>
      <style:map style:condition="cell-content()=&quot; ?&quot;" style:apply-style-name="Jaune" style:base-cell-address="3star_s.Q5"/>
      <style:map style:condition="cell-content()=&quot; &quot;" style:apply-style-name="Default" style:base-cell-address="3star_s.Q5"/>
    </style:style>
    <style:style style:name="ce89" style:family="table-cell" style:parent-style-name="Default">
      <style:map style:condition="cell-content()=0" style:apply-style-name="Rouge" style:base-cell-address="3star_s.Q6"/>
      <style:map style:condition="cell-content()=1" style:apply-style-name="Vert" style:base-cell-address="3star_s.Q6"/>
      <style:map style:condition="cell-content()=&quot; ?&quot;" style:apply-style-name="Jaune" style:base-cell-address="3star_s.Q6"/>
      <style:map style:condition="cell-content()=&quot; &quot;" style:apply-style-name="Default" style:base-cell-address="3star_s.Q6"/>
    </style:style>
    <style:style style:name="ce90" style:family="table-cell" style:parent-style-name="Default">
      <style:map style:condition="cell-content()=0" style:apply-style-name="Rouge" style:base-cell-address="3star_s.Q7"/>
      <style:map style:condition="cell-content()=1" style:apply-style-name="Vert" style:base-cell-address="3star_s.Q7"/>
      <style:map style:condition="cell-content()=&quot; ?&quot;" style:apply-style-name="Jaune" style:base-cell-address="3star_s.Q7"/>
      <style:map style:condition="cell-content()=&quot; &quot;" style:apply-style-name="Default" style:base-cell-address="3star_s.Q7"/>
    </style:style>
    <style:style style:name="ce91" style:family="table-cell" style:parent-style-name="Default">
      <style:map style:condition="cell-content()=0" style:apply-style-name="Rouge" style:base-cell-address="3star_s.Q8"/>
      <style:map style:condition="cell-content()=1" style:apply-style-name="Vert" style:base-cell-address="3star_s.Q8"/>
      <style:map style:condition="cell-content()=&quot; ?&quot;" style:apply-style-name="Jaune" style:base-cell-address="3star_s.Q8"/>
      <style:map style:condition="cell-content()=&quot; &quot;" style:apply-style-name="Default" style:base-cell-address="3star_s.Q8"/>
    </style:style>
    <style:style style:name="ce92" style:family="table-cell" style:parent-style-name="Default">
      <style:map style:condition="cell-content()=0" style:apply-style-name="Rouge" style:base-cell-address="3star_s.Q16"/>
      <style:map style:condition="cell-content()=1" style:apply-style-name="Vert" style:base-cell-address="3star_s.Q16"/>
      <style:map style:condition="cell-content()=&quot; ?&quot;" style:apply-style-name="Jaune" style:base-cell-address="3star_s.Q16"/>
      <style:map style:condition="cell-content()=&quot; &quot;" style:apply-style-name="Default" style:base-cell-address="3star_s.Q16"/>
    </style:style>
    <style:style style:name="ce93" style:family="table-cell" style:parent-style-name="Default">
      <style:map style:condition="cell-content()=0" style:apply-style-name="Rouge" style:base-cell-address="3star_s.R17"/>
      <style:map style:condition="cell-content()=1" style:apply-style-name="Vert" style:base-cell-address="3star_s.R17"/>
      <style:map style:condition="cell-content()=&quot; ?&quot;" style:apply-style-name="Jaune" style:base-cell-address="3star_s.R17"/>
      <style:map style:condition="cell-content()=&quot; &quot;" style:apply-style-name="Default" style:base-cell-address="3star_s.R17"/>
    </style:style>
    <style:style style:name="ce94" style:family="table-cell" style:parent-style-name="Default">
      <style:map style:condition="cell-content()=0" style:apply-style-name="Rouge" style:base-cell-address="3star_s.S18"/>
      <style:map style:condition="cell-content()=1" style:apply-style-name="Vert" style:base-cell-address="3star_s.S18"/>
      <style:map style:condition="cell-content()=&quot; ?&quot;" style:apply-style-name="Jaune" style:base-cell-address="3star_s.S18"/>
      <style:map style:condition="cell-content()=&quot; &quot;" style:apply-style-name="Default" style:base-cell-address="3star_s.S18"/>
    </style:style>
    <style:style style:name="ce95" style:family="table-cell" style:parent-style-name="Default">
      <style:map style:condition="cell-content()=0" style:apply-style-name="Rouge" style:base-cell-address="3star_s.T19"/>
      <style:map style:condition="cell-content()=1" style:apply-style-name="Vert" style:base-cell-address="3star_s.T19"/>
      <style:map style:condition="cell-content()=&quot; ?&quot;" style:apply-style-name="Jaune" style:base-cell-address="3star_s.T19"/>
      <style:map style:condition="cell-content()=&quot; &quot;" style:apply-style-name="Default" style:base-cell-address="3star_s.T19"/>
    </style:style>
    <style:style style:name="ce96" style:family="table-cell" style:parent-style-name="Default">
      <style:map style:condition="cell-content()=0" style:apply-style-name="Rouge" style:base-cell-address="3star_s.U20"/>
      <style:map style:condition="cell-content()=1" style:apply-style-name="Vert" style:base-cell-address="3star_s.U20"/>
      <style:map style:condition="cell-content()=&quot; ?&quot;" style:apply-style-name="Jaune" style:base-cell-address="3star_s.U20"/>
      <style:map style:condition="cell-content()=&quot; &quot;" style:apply-style-name="Default" style:base-cell-address="3star_s.U20"/>
    </style:style>
    <style:style style:name="ce97" style:family="table-cell" style:parent-style-name="Default">
      <style:map style:condition="cell-content()=0" style:apply-style-name="Rouge" style:base-cell-address="3star_s.V21"/>
      <style:map style:condition="cell-content()=1" style:apply-style-name="Vert" style:base-cell-address="3star_s.V21"/>
      <style:map style:condition="cell-content()=&quot; ?&quot;" style:apply-style-name="Jaune" style:base-cell-address="3star_s.V21"/>
      <style:map style:condition="cell-content()=&quot; &quot;" style:apply-style-name="Default" style:base-cell-address="3star_s.V21"/>
    </style:style>
    <style:style style:name="ce98" style:family="table-cell" style:parent-style-name="Default">
      <style:map style:condition="cell-content()=0" style:apply-style-name="Rouge" style:base-cell-address="3star_s.W22"/>
      <style:map style:condition="cell-content()=1" style:apply-style-name="Vert" style:base-cell-address="3star_s.W22"/>
      <style:map style:condition="cell-content()=&quot; ?&quot;" style:apply-style-name="Jaune" style:base-cell-address="3star_s.W22"/>
      <style:map style:condition="cell-content()=&quot; &quot;" style:apply-style-name="Default" style:base-cell-address="3star_s.W22"/>
    </style:style>
    <style:style style:name="ce99" style:family="table-cell" style:parent-style-name="Default">
      <style:map style:condition="cell-content()=0" style:apply-style-name="Rouge" style:base-cell-address="3star_s.X23"/>
      <style:map style:condition="cell-content()=1" style:apply-style-name="Vert" style:base-cell-address="3star_s.X23"/>
      <style:map style:condition="cell-content()=&quot; ?&quot;" style:apply-style-name="Jaune" style:base-cell-address="3star_s.X23"/>
      <style:map style:condition="cell-content()=&quot; &quot;" style:apply-style-name="Default" style:base-cell-address="3star_s.X23"/>
    </style:style>
    <style:style style:name="ce100" style:family="table-cell" style:parent-style-name="Default">
      <style:map style:condition="cell-content()=0" style:apply-style-name="Rouge" style:base-cell-address="3star_s.Y24"/>
      <style:map style:condition="cell-content()=1" style:apply-style-name="Vert" style:base-cell-address="3star_s.Y24"/>
      <style:map style:condition="cell-content()=&quot; ?&quot;" style:apply-style-name="Jaune" style:base-cell-address="3star_s.Y24"/>
      <style:map style:condition="cell-content()=&quot; &quot;" style:apply-style-name="Default" style:base-cell-address="3star_s.Y24"/>
    </style:style>
    <style:style style:name="ce101" style:family="table-cell" style:parent-style-name="Default">
      <style:map style:condition="cell-content()=0" style:apply-style-name="Rouge" style:base-cell-address="3star_s.Z25"/>
      <style:map style:condition="cell-content()=1" style:apply-style-name="Vert" style:base-cell-address="3star_s.Z25"/>
      <style:map style:condition="cell-content()=&quot; ?&quot;" style:apply-style-name="Jaune" style:base-cell-address="3star_s.Z25"/>
      <style:map style:condition="cell-content()=&quot; &quot;" style:apply-style-name="Default" style:base-cell-address="3star_s.Z25"/>
    </style:style>
    <style:style style:name="ce102" style:family="table-cell" style:parent-style-name="Default">
      <style:map style:condition="cell-content()=0" style:apply-style-name="Rouge" style:base-cell-address="clique_tc.B2"/>
      <style:map style:condition="cell-content()=1" style:apply-style-name="Vert" style:base-cell-address="clique_tc.B2"/>
      <style:map style:condition="cell-content()=&quot; ?&quot;" style:apply-style-name="Jaune" style:base-cell-address="clique_tc.B2"/>
      <style:map style:condition="cell-content()=&quot; &quot;" style:apply-style-name="Default" style:base-cell-address="clique_tc.B2"/>
    </style:style>
    <style:style style:name="ce103" style:family="table-cell" style:parent-style-name="Default">
      <style:map style:condition="cell-content()=0" style:apply-style-name="Rouge" style:base-cell-address="clique_tc.B2"/>
      <style:map style:condition="cell-content()=1" style:apply-style-name="Vert" style:base-cell-address="clique_tc.B2"/>
      <style:map style:condition="cell-content()=&quot; ?&quot;" style:apply-style-name="Jaune" style:base-cell-address="clique_tc.B2"/>
      <style:map style:condition="cell-content()=&quot; &quot;" style:apply-style-name="Default" style:base-cell-address="clique_tc.B2"/>
    </style:style>
    <style:style style:name="ce104" style:family="table-cell" style:parent-style-name="Default">
      <style:map style:condition="cell-content()=0" style:apply-style-name="Rouge" style:base-cell-address="clique_tc.B2"/>
      <style:map style:condition="cell-content()=1" style:apply-style-name="Vert" style:base-cell-address="clique_tc.B2"/>
      <style:map style:condition="cell-content()=&quot; ?&quot;" style:apply-style-name="Jaune" style:base-cell-address="clique_tc.B2"/>
      <style:map style:condition="cell-content()=&quot; &quot;" style:apply-style-name="Default" style:base-cell-address="clique_tc.B2"/>
    </style:style>
    <style:style style:name="ce105" style:family="table-cell" style:parent-style-name="Default">
      <style:map style:condition="cell-content()=0" style:apply-style-name="Rouge" style:base-cell-address="clique_tc.B2"/>
      <style:map style:condition="cell-content()=1" style:apply-style-name="Vert" style:base-cell-address="clique_tc.B2"/>
      <style:map style:condition="cell-content()=&quot; ?&quot;" style:apply-style-name="Jaune" style:base-cell-address="clique_tc.B2"/>
      <style:map style:condition="cell-content()=&quot; &quot;" style:apply-style-name="Default" style:base-cell-address="clique_tc.B2"/>
    </style:style>
    <style:style style:name="ce106" style:family="table-cell" style:parent-style-name="Default">
      <style:map style:condition="cell-content()=0" style:apply-style-name="Rouge" style:base-cell-address="clique_tc.B2"/>
      <style:map style:condition="cell-content()=1" style:apply-style-name="Vert" style:base-cell-address="clique_tc.B2"/>
      <style:map style:condition="cell-content()=&quot; ?&quot;" style:apply-style-name="Jaune" style:base-cell-address="clique_tc.B2"/>
      <style:map style:condition="cell-content()=&quot; &quot;" style:apply-style-name="Default" style:base-cell-address="clique_tc.B2"/>
    </style:style>
    <style:style style:name="ce107" style:family="table-cell" style:parent-style-name="Default">
      <style:map style:condition="cell-content()=0" style:apply-style-name="Rouge" style:base-cell-address="clique_tc.B2"/>
      <style:map style:condition="cell-content()=1" style:apply-style-name="Vert" style:base-cell-address="clique_tc.B2"/>
      <style:map style:condition="cell-content()=&quot; ?&quot;" style:apply-style-name="Jaune" style:base-cell-address="clique_tc.B2"/>
      <style:map style:condition="cell-content()=&quot; &quot;" style:apply-style-name="Default" style:base-cell-address="clique_tc.B2"/>
    </style:style>
    <style:style style:name="ce108" style:family="table-cell" style:parent-style-name="Default">
      <style:map style:condition="cell-content()=0" style:apply-style-name="Rouge" style:base-cell-address="clique_tc.B2"/>
      <style:map style:condition="cell-content()=1" style:apply-style-name="Vert" style:base-cell-address="clique_tc.B2"/>
      <style:map style:condition="cell-content()=&quot; ?&quot;" style:apply-style-name="Jaune" style:base-cell-address="clique_tc.B2"/>
      <style:map style:condition="cell-content()=&quot; &quot;" style:apply-style-name="Default" style:base-cell-address="clique_tc.B2"/>
    </style:style>
    <style:style style:name="ce109" style:family="table-cell" style:parent-style-name="Default">
      <style:map style:condition="cell-content()=0" style:apply-style-name="Rouge" style:base-cell-address="clique_tc.B2"/>
      <style:map style:condition="cell-content()=1" style:apply-style-name="Vert" style:base-cell-address="clique_tc.B2"/>
      <style:map style:condition="cell-content()=&quot; ?&quot;" style:apply-style-name="Jaune" style:base-cell-address="clique_tc.B2"/>
      <style:map style:condition="cell-content()=&quot; &quot;" style:apply-style-name="Default" style:base-cell-address="clique_tc.B2"/>
    </style:style>
    <style:style style:name="ce110" style:family="table-cell" style:parent-style-name="Default">
      <style:map style:condition="cell-content()=0" style:apply-style-name="Rouge" style:base-cell-address="clique_tc.B2"/>
      <style:map style:condition="cell-content()=1" style:apply-style-name="Vert" style:base-cell-address="clique_tc.B2"/>
      <style:map style:condition="cell-content()=&quot; ?&quot;" style:apply-style-name="Jaune" style:base-cell-address="clique_tc.B2"/>
      <style:map style:condition="cell-content()=&quot; &quot;" style:apply-style-name="Default" style:base-cell-address="clique_tc.B2"/>
    </style:style>
    <style:style style:name="ce111" style:family="table-cell" style:parent-style-name="Default">
      <style:map style:condition="cell-content()=0" style:apply-style-name="Rouge" style:base-cell-address="clique_tc.B2"/>
      <style:map style:condition="cell-content()=1" style:apply-style-name="Vert" style:base-cell-address="clique_tc.B2"/>
      <style:map style:condition="cell-content()=&quot; ?&quot;" style:apply-style-name="Jaune" style:base-cell-address="clique_tc.B2"/>
      <style:map style:condition="cell-content()=&quot; &quot;" style:apply-style-name="Default" style:base-cell-address="clique_tc.B2"/>
    </style:style>
    <style:style style:name="ce112" style:family="table-cell" style:parent-style-name="Default">
      <style:map style:condition="cell-content()=0" style:apply-style-name="Rouge" style:base-cell-address="clique_tc.B2"/>
      <style:map style:condition="cell-content()=1" style:apply-style-name="Vert" style:base-cell-address="clique_tc.B2"/>
      <style:map style:condition="cell-content()=&quot; ?&quot;" style:apply-style-name="Jaune" style:base-cell-address="clique_tc.B2"/>
      <style:map style:condition="cell-content()=&quot; &quot;" style:apply-style-name="Default" style:base-cell-address="clique_tc.B2"/>
    </style:style>
    <style:style style:name="ce113" style:family="table-cell" style:parent-style-name="Default">
      <style:map style:condition="cell-content()=0" style:apply-style-name="Rouge" style:base-cell-address="clique_tc.B2"/>
      <style:map style:condition="cell-content()=1" style:apply-style-name="Vert" style:base-cell-address="clique_tc.B2"/>
      <style:map style:condition="cell-content()=&quot; ?&quot;" style:apply-style-name="Jaune" style:base-cell-address="clique_tc.B2"/>
      <style:map style:condition="cell-content()=&quot; &quot;" style:apply-style-name="Default" style:base-cell-address="clique_tc.B2"/>
    </style:style>
    <style:style style:name="ce114" style:family="table-cell" style:parent-style-name="Default">
      <style:map style:condition="cell-content()=0" style:apply-style-name="Rouge" style:base-cell-address="clique_tc.B2"/>
      <style:map style:condition="cell-content()=1" style:apply-style-name="Vert" style:base-cell-address="clique_tc.B2"/>
      <style:map style:condition="cell-content()=&quot; ?&quot;" style:apply-style-name="Jaune" style:base-cell-address="clique_tc.B2"/>
      <style:map style:condition="cell-content()=&quot; &quot;" style:apply-style-name="Default" style:base-cell-address="clique_tc.B2"/>
    </style:style>
    <style:style style:name="ce115" style:family="table-cell" style:parent-style-name="Default">
      <style:map style:condition="cell-content()=0" style:apply-style-name="Rouge" style:base-cell-address="clique_tc.B2"/>
      <style:map style:condition="cell-content()=1" style:apply-style-name="Vert" style:base-cell-address="clique_tc.B2"/>
      <style:map style:condition="cell-content()=&quot; ?&quot;" style:apply-style-name="Jaune" style:base-cell-address="clique_tc.B2"/>
      <style:map style:condition="cell-content()=&quot; &quot;" style:apply-style-name="Default" style:base-cell-address="clique_tc.B2"/>
    </style:style>
    <style:style style:name="ce116" style:family="table-cell" style:parent-style-name="Default">
      <style:map style:condition="cell-content()=0" style:apply-style-name="Rouge" style:base-cell-address="clique_tc.B2"/>
      <style:map style:condition="cell-content()=1" style:apply-style-name="Vert" style:base-cell-address="clique_tc.B2"/>
      <style:map style:condition="cell-content()=&quot; ?&quot;" style:apply-style-name="Jaune" style:base-cell-address="clique_tc.B2"/>
      <style:map style:condition="cell-content()=&quot; &quot;" style:apply-style-name="Default" style:base-cell-address="clique_tc.B2"/>
    </style:style>
    <style:style style:name="ce117" style:family="table-cell" style:parent-style-name="Default">
      <style:map style:condition="cell-content()=0" style:apply-style-name="Rouge" style:base-cell-address="clique_tc.B2"/>
      <style:map style:condition="cell-content()=1" style:apply-style-name="Vert" style:base-cell-address="clique_tc.B2"/>
      <style:map style:condition="cell-content()=&quot; ?&quot;" style:apply-style-name="Jaune" style:base-cell-address="clique_tc.B2"/>
      <style:map style:condition="cell-content()=&quot; &quot;" style:apply-style-name="Default" style:base-cell-address="clique_tc.B2"/>
    </style:style>
    <style:style style:name="ce118" style:family="table-cell" style:parent-style-name="Default">
      <style:map style:condition="cell-content()=0" style:apply-style-name="Rouge" style:base-cell-address="clique_tc.B2"/>
      <style:map style:condition="cell-content()=1" style:apply-style-name="Vert" style:base-cell-address="clique_tc.B2"/>
      <style:map style:condition="cell-content()=&quot; ?&quot;" style:apply-style-name="Jaune" style:base-cell-address="clique_tc.B2"/>
      <style:map style:condition="cell-content()=&quot; &quot;" style:apply-style-name="Default" style:base-cell-address="clique_tc.B2"/>
    </style:style>
    <style:style style:name="ce119" style:family="table-cell" style:parent-style-name="Default">
      <style:map style:condition="cell-content()=0" style:apply-style-name="Rouge" style:base-cell-address="clique_tc.B2"/>
      <style:map style:condition="cell-content()=1" style:apply-style-name="Vert" style:base-cell-address="clique_tc.B2"/>
      <style:map style:condition="cell-content()=&quot; ?&quot;" style:apply-style-name="Jaune" style:base-cell-address="clique_tc.B2"/>
      <style:map style:condition="cell-content()=&quot; &quot;" style:apply-style-name="Default" style:base-cell-address="clique_tc.B2"/>
    </style:style>
    <style:style style:name="ce120" style:family="table-cell" style:parent-style-name="Default">
      <style:map style:condition="cell-content()=0" style:apply-style-name="Rouge" style:base-cell-address="clique_tc.D3"/>
      <style:map style:condition="cell-content()=1" style:apply-style-name="Vert" style:base-cell-address="clique_tc.D3"/>
      <style:map style:condition="cell-content()=&quot; ?&quot;" style:apply-style-name="Jaune" style:base-cell-address="clique_tc.D3"/>
      <style:map style:condition="cell-content()=&quot; &quot;" style:apply-style-name="Default" style:base-cell-address="clique_tc.D3"/>
    </style:style>
    <style:style style:name="ce121" style:family="table-cell" style:parent-style-name="Default">
      <style:map style:condition="cell-content()=0" style:apply-style-name="Rouge" style:base-cell-address="clique_tc.E4"/>
      <style:map style:condition="cell-content()=1" style:apply-style-name="Vert" style:base-cell-address="clique_tc.E4"/>
      <style:map style:condition="cell-content()=&quot; ?&quot;" style:apply-style-name="Jaune" style:base-cell-address="clique_tc.E4"/>
      <style:map style:condition="cell-content()=&quot; &quot;" style:apply-style-name="Default" style:base-cell-address="clique_tc.E4"/>
    </style:style>
    <style:style style:name="ce122" style:family="table-cell" style:parent-style-name="Default">
      <style:map style:condition="cell-content()=0" style:apply-style-name="Rouge" style:base-cell-address="clique_tc.F5"/>
      <style:map style:condition="cell-content()=1" style:apply-style-name="Vert" style:base-cell-address="clique_tc.F5"/>
      <style:map style:condition="cell-content()=&quot; ?&quot;" style:apply-style-name="Jaune" style:base-cell-address="clique_tc.F5"/>
      <style:map style:condition="cell-content()=&quot; &quot;" style:apply-style-name="Default" style:base-cell-address="clique_tc.F5"/>
    </style:style>
    <style:style style:name="ce123" style:family="table-cell" style:parent-style-name="Default">
      <style:map style:condition="cell-content()=0" style:apply-style-name="Rouge" style:base-cell-address="clique_tc.G6"/>
      <style:map style:condition="cell-content()=1" style:apply-style-name="Vert" style:base-cell-address="clique_tc.G6"/>
      <style:map style:condition="cell-content()=&quot; ?&quot;" style:apply-style-name="Jaune" style:base-cell-address="clique_tc.G6"/>
      <style:map style:condition="cell-content()=&quot; &quot;" style:apply-style-name="Default" style:base-cell-address="clique_tc.G6"/>
    </style:style>
    <style:style style:name="ce124" style:family="table-cell" style:parent-style-name="Default">
      <style:map style:condition="cell-content()=0" style:apply-style-name="Rouge" style:base-cell-address="clique_tc.H7"/>
      <style:map style:condition="cell-content()=1" style:apply-style-name="Vert" style:base-cell-address="clique_tc.H7"/>
      <style:map style:condition="cell-content()=&quot; ?&quot;" style:apply-style-name="Jaune" style:base-cell-address="clique_tc.H7"/>
      <style:map style:condition="cell-content()=&quot; &quot;" style:apply-style-name="Default" style:base-cell-address="clique_tc.H7"/>
    </style:style>
    <style:style style:name="ce125" style:family="table-cell" style:parent-style-name="Default">
      <style:map style:condition="cell-content()=0" style:apply-style-name="Rouge" style:base-cell-address="clique_tc.I8"/>
      <style:map style:condition="cell-content()=1" style:apply-style-name="Vert" style:base-cell-address="clique_tc.I8"/>
      <style:map style:condition="cell-content()=&quot; ?&quot;" style:apply-style-name="Jaune" style:base-cell-address="clique_tc.I8"/>
      <style:map style:condition="cell-content()=&quot; &quot;" style:apply-style-name="Default" style:base-cell-address="clique_tc.I8"/>
    </style:style>
    <style:style style:name="ce126" style:family="table-cell" style:parent-style-name="Default">
      <style:map style:condition="cell-content()=0" style:apply-style-name="Rouge" style:base-cell-address="clique_tc.J9"/>
      <style:map style:condition="cell-content()=1" style:apply-style-name="Vert" style:base-cell-address="clique_tc.J9"/>
      <style:map style:condition="cell-content()=&quot; ?&quot;" style:apply-style-name="Jaune" style:base-cell-address="clique_tc.J9"/>
      <style:map style:condition="cell-content()=&quot; &quot;" style:apply-style-name="Default" style:base-cell-address="clique_tc.J9"/>
    </style:style>
    <style:style style:name="ce127" style:family="table-cell" style:parent-style-name="Default">
      <style:map style:condition="cell-content()=0" style:apply-style-name="Rouge" style:base-cell-address="clique_tc.K10"/>
      <style:map style:condition="cell-content()=1" style:apply-style-name="Vert" style:base-cell-address="clique_tc.K10"/>
      <style:map style:condition="cell-content()=&quot; ?&quot;" style:apply-style-name="Jaune" style:base-cell-address="clique_tc.K10"/>
      <style:map style:condition="cell-content()=&quot; &quot;" style:apply-style-name="Default" style:base-cell-address="clique_tc.K10"/>
    </style:style>
    <style:style style:name="ce128" style:family="table-cell" style:parent-style-name="Default">
      <style:map style:condition="cell-content()=0" style:apply-style-name="Rouge" style:base-cell-address="clique_tc.L11"/>
      <style:map style:condition="cell-content()=1" style:apply-style-name="Vert" style:base-cell-address="clique_tc.L11"/>
      <style:map style:condition="cell-content()=&quot; ?&quot;" style:apply-style-name="Jaune" style:base-cell-address="clique_tc.L11"/>
      <style:map style:condition="cell-content()=&quot; &quot;" style:apply-style-name="Default" style:base-cell-address="clique_tc.L11"/>
    </style:style>
    <style:style style:name="ce129" style:family="table-cell" style:parent-style-name="Default">
      <style:map style:condition="cell-content()=0" style:apply-style-name="Rouge" style:base-cell-address="clique_tc.M12"/>
      <style:map style:condition="cell-content()=1" style:apply-style-name="Vert" style:base-cell-address="clique_tc.M12"/>
      <style:map style:condition="cell-content()=&quot; ?&quot;" style:apply-style-name="Jaune" style:base-cell-address="clique_tc.M12"/>
      <style:map style:condition="cell-content()=&quot; &quot;" style:apply-style-name="Default" style:base-cell-address="clique_tc.M12"/>
    </style:style>
    <style:style style:name="ce130" style:family="table-cell" style:parent-style-name="Default">
      <style:map style:condition="cell-content()=0" style:apply-style-name="Rouge" style:base-cell-address="clique_tc.N13"/>
      <style:map style:condition="cell-content()=1" style:apply-style-name="Vert" style:base-cell-address="clique_tc.N13"/>
      <style:map style:condition="cell-content()=&quot; ?&quot;" style:apply-style-name="Jaune" style:base-cell-address="clique_tc.N13"/>
      <style:map style:condition="cell-content()=&quot; &quot;" style:apply-style-name="Default" style:base-cell-address="clique_tc.N13"/>
    </style:style>
    <style:style style:name="ce131" style:family="table-cell" style:parent-style-name="Default">
      <style:map style:condition="cell-content()=0" style:apply-style-name="Rouge" style:base-cell-address="clique_tc.O14"/>
      <style:map style:condition="cell-content()=1" style:apply-style-name="Vert" style:base-cell-address="clique_tc.O14"/>
      <style:map style:condition="cell-content()=&quot; ?&quot;" style:apply-style-name="Jaune" style:base-cell-address="clique_tc.O14"/>
      <style:map style:condition="cell-content()=&quot; &quot;" style:apply-style-name="Default" style:base-cell-address="clique_tc.O14"/>
    </style:style>
    <style:style style:name="ce132" style:family="table-cell" style:parent-style-name="Default">
      <style:map style:condition="cell-content()=0" style:apply-style-name="Rouge" style:base-cell-address="clique_tc.P15"/>
      <style:map style:condition="cell-content()=1" style:apply-style-name="Vert" style:base-cell-address="clique_tc.P15"/>
      <style:map style:condition="cell-content()=&quot; ?&quot;" style:apply-style-name="Jaune" style:base-cell-address="clique_tc.P15"/>
      <style:map style:condition="cell-content()=&quot; &quot;" style:apply-style-name="Default" style:base-cell-address="clique_tc.P15"/>
    </style:style>
    <style:style style:name="ce133" style:family="table-cell" style:parent-style-name="Default">
      <style:map style:condition="cell-content()=0" style:apply-style-name="Rouge" style:base-cell-address="clique_tc.Q2"/>
      <style:map style:condition="cell-content()=1" style:apply-style-name="Vert" style:base-cell-address="clique_tc.Q2"/>
      <style:map style:condition="cell-content()=&quot; ?&quot;" style:apply-style-name="Jaune" style:base-cell-address="clique_tc.Q2"/>
      <style:map style:condition="cell-content()=&quot; &quot;" style:apply-style-name="Default" style:base-cell-address="clique_tc.Q2"/>
    </style:style>
    <style:style style:name="ce134" style:family="table-cell" style:parent-style-name="Default">
      <style:map style:condition="cell-content()=0" style:apply-style-name="Rouge" style:base-cell-address="clique_tc.Q3"/>
      <style:map style:condition="cell-content()=1" style:apply-style-name="Vert" style:base-cell-address="clique_tc.Q3"/>
      <style:map style:condition="cell-content()=&quot; ?&quot;" style:apply-style-name="Jaune" style:base-cell-address="clique_tc.Q3"/>
      <style:map style:condition="cell-content()=&quot; &quot;" style:apply-style-name="Default" style:base-cell-address="clique_tc.Q3"/>
    </style:style>
    <style:style style:name="ce135" style:family="table-cell" style:parent-style-name="Default">
      <style:map style:condition="cell-content()=0" style:apply-style-name="Rouge" style:base-cell-address="clique_tc.Q4"/>
      <style:map style:condition="cell-content()=1" style:apply-style-name="Vert" style:base-cell-address="clique_tc.Q4"/>
      <style:map style:condition="cell-content()=&quot; ?&quot;" style:apply-style-name="Jaune" style:base-cell-address="clique_tc.Q4"/>
      <style:map style:condition="cell-content()=&quot; &quot;" style:apply-style-name="Default" style:base-cell-address="clique_tc.Q4"/>
    </style:style>
    <style:style style:name="ce136" style:family="table-cell" style:parent-style-name="Default">
      <style:map style:condition="cell-content()=0" style:apply-style-name="Rouge" style:base-cell-address="clique_tc.Q5"/>
      <style:map style:condition="cell-content()=1" style:apply-style-name="Vert" style:base-cell-address="clique_tc.Q5"/>
      <style:map style:condition="cell-content()=&quot; ?&quot;" style:apply-style-name="Jaune" style:base-cell-address="clique_tc.Q5"/>
      <style:map style:condition="cell-content()=&quot; &quot;" style:apply-style-name="Default" style:base-cell-address="clique_tc.Q5"/>
    </style:style>
    <style:style style:name="ce137" style:family="table-cell" style:parent-style-name="Default">
      <style:map style:condition="cell-content()=0" style:apply-style-name="Rouge" style:base-cell-address="clique_tc.Q6"/>
      <style:map style:condition="cell-content()=1" style:apply-style-name="Vert" style:base-cell-address="clique_tc.Q6"/>
      <style:map style:condition="cell-content()=&quot; ?&quot;" style:apply-style-name="Jaune" style:base-cell-address="clique_tc.Q6"/>
      <style:map style:condition="cell-content()=&quot; &quot;" style:apply-style-name="Default" style:base-cell-address="clique_tc.Q6"/>
    </style:style>
    <style:style style:name="ce138" style:family="table-cell" style:parent-style-name="Default">
      <style:map style:condition="cell-content()=0" style:apply-style-name="Rouge" style:base-cell-address="clique_tc.Q7"/>
      <style:map style:condition="cell-content()=1" style:apply-style-name="Vert" style:base-cell-address="clique_tc.Q7"/>
      <style:map style:condition="cell-content()=&quot; ?&quot;" style:apply-style-name="Jaune" style:base-cell-address="clique_tc.Q7"/>
      <style:map style:condition="cell-content()=&quot; &quot;" style:apply-style-name="Default" style:base-cell-address="clique_tc.Q7"/>
    </style:style>
    <style:style style:name="ce139" style:family="table-cell" style:parent-style-name="Default">
      <style:map style:condition="cell-content()=0" style:apply-style-name="Rouge" style:base-cell-address="clique_tc.Q8"/>
      <style:map style:condition="cell-content()=1" style:apply-style-name="Vert" style:base-cell-address="clique_tc.Q8"/>
      <style:map style:condition="cell-content()=&quot; ?&quot;" style:apply-style-name="Jaune" style:base-cell-address="clique_tc.Q8"/>
      <style:map style:condition="cell-content()=&quot; &quot;" style:apply-style-name="Default" style:base-cell-address="clique_tc.Q8"/>
    </style:style>
    <style:style style:name="ce140" style:family="table-cell" style:parent-style-name="Default">
      <style:map style:condition="cell-content()=0" style:apply-style-name="Rouge" style:base-cell-address="clique_tc.Q16"/>
      <style:map style:condition="cell-content()=1" style:apply-style-name="Vert" style:base-cell-address="clique_tc.Q16"/>
      <style:map style:condition="cell-content()=&quot; ?&quot;" style:apply-style-name="Jaune" style:base-cell-address="clique_tc.Q16"/>
      <style:map style:condition="cell-content()=&quot; &quot;" style:apply-style-name="Default" style:base-cell-address="clique_tc.Q16"/>
    </style:style>
    <style:style style:name="ce141" style:family="table-cell" style:parent-style-name="Default">
      <style:map style:condition="cell-content()=0" style:apply-style-name="Rouge" style:base-cell-address="clique_tc.R17"/>
      <style:map style:condition="cell-content()=1" style:apply-style-name="Vert" style:base-cell-address="clique_tc.R17"/>
      <style:map style:condition="cell-content()=&quot; ?&quot;" style:apply-style-name="Jaune" style:base-cell-address="clique_tc.R17"/>
      <style:map style:condition="cell-content()=&quot; &quot;" style:apply-style-name="Default" style:base-cell-address="clique_tc.R17"/>
    </style:style>
    <style:style style:name="ce142" style:family="table-cell" style:parent-style-name="Default">
      <style:map style:condition="cell-content()=0" style:apply-style-name="Rouge" style:base-cell-address="clique_tc.S18"/>
      <style:map style:condition="cell-content()=1" style:apply-style-name="Vert" style:base-cell-address="clique_tc.S18"/>
      <style:map style:condition="cell-content()=&quot; ?&quot;" style:apply-style-name="Jaune" style:base-cell-address="clique_tc.S18"/>
      <style:map style:condition="cell-content()=&quot; &quot;" style:apply-style-name="Default" style:base-cell-address="clique_tc.S18"/>
    </style:style>
    <style:style style:name="ce143" style:family="table-cell" style:parent-style-name="Default">
      <style:map style:condition="cell-content()=0" style:apply-style-name="Rouge" style:base-cell-address="clique_tc.T19"/>
      <style:map style:condition="cell-content()=1" style:apply-style-name="Vert" style:base-cell-address="clique_tc.T19"/>
      <style:map style:condition="cell-content()=&quot; ?&quot;" style:apply-style-name="Jaune" style:base-cell-address="clique_tc.T19"/>
      <style:map style:condition="cell-content()=&quot; &quot;" style:apply-style-name="Default" style:base-cell-address="clique_tc.T19"/>
    </style:style>
    <style:style style:name="ce144" style:family="table-cell" style:parent-style-name="Default">
      <style:map style:condition="cell-content()=0" style:apply-style-name="Rouge" style:base-cell-address="clique_tc.U20"/>
      <style:map style:condition="cell-content()=1" style:apply-style-name="Vert" style:base-cell-address="clique_tc.U20"/>
      <style:map style:condition="cell-content()=&quot; ?&quot;" style:apply-style-name="Jaune" style:base-cell-address="clique_tc.U20"/>
      <style:map style:condition="cell-content()=&quot; &quot;" style:apply-style-name="Default" style:base-cell-address="clique_tc.U20"/>
    </style:style>
    <style:style style:name="ce145" style:family="table-cell" style:parent-style-name="Default">
      <style:map style:condition="cell-content()=0" style:apply-style-name="Rouge" style:base-cell-address="clique_tc.V21"/>
      <style:map style:condition="cell-content()=1" style:apply-style-name="Vert" style:base-cell-address="clique_tc.V21"/>
      <style:map style:condition="cell-content()=&quot; ?&quot;" style:apply-style-name="Jaune" style:base-cell-address="clique_tc.V21"/>
      <style:map style:condition="cell-content()=&quot; &quot;" style:apply-style-name="Default" style:base-cell-address="clique_tc.V21"/>
    </style:style>
    <style:style style:name="ce146" style:family="table-cell" style:parent-style-name="Default">
      <style:map style:condition="cell-content()=0" style:apply-style-name="Rouge" style:base-cell-address="clique_tc.W22"/>
      <style:map style:condition="cell-content()=1" style:apply-style-name="Vert" style:base-cell-address="clique_tc.W22"/>
      <style:map style:condition="cell-content()=&quot; ?&quot;" style:apply-style-name="Jaune" style:base-cell-address="clique_tc.W22"/>
      <style:map style:condition="cell-content()=&quot; &quot;" style:apply-style-name="Default" style:base-cell-address="clique_tc.W22"/>
    </style:style>
    <style:style style:name="ce147" style:family="table-cell" style:parent-style-name="Default">
      <style:map style:condition="cell-content()=0" style:apply-style-name="Rouge" style:base-cell-address="clique_tc.X23"/>
      <style:map style:condition="cell-content()=1" style:apply-style-name="Vert" style:base-cell-address="clique_tc.X23"/>
      <style:map style:condition="cell-content()=&quot; ?&quot;" style:apply-style-name="Jaune" style:base-cell-address="clique_tc.X23"/>
      <style:map style:condition="cell-content()=&quot; &quot;" style:apply-style-name="Default" style:base-cell-address="clique_tc.X23"/>
    </style:style>
    <style:style style:name="ce148" style:family="table-cell" style:parent-style-name="Default">
      <style:map style:condition="cell-content()=0" style:apply-style-name="Rouge" style:base-cell-address="clique_tc.Y24"/>
      <style:map style:condition="cell-content()=1" style:apply-style-name="Vert" style:base-cell-address="clique_tc.Y24"/>
      <style:map style:condition="cell-content()=&quot; ?&quot;" style:apply-style-name="Jaune" style:base-cell-address="clique_tc.Y24"/>
      <style:map style:condition="cell-content()=&quot; &quot;" style:apply-style-name="Default" style:base-cell-address="clique_tc.Y24"/>
    </style:style>
    <style:style style:name="ce149" style:family="table-cell" style:parent-style-name="Default">
      <style:map style:condition="cell-content()=0" style:apply-style-name="Rouge" style:base-cell-address="clique_tc.Z25"/>
      <style:map style:condition="cell-content()=1" style:apply-style-name="Vert" style:base-cell-address="clique_tc.Z25"/>
      <style:map style:condition="cell-content()=&quot; ?&quot;" style:apply-style-name="Jaune" style:base-cell-address="clique_tc.Z25"/>
      <style:map style:condition="cell-content()=&quot; &quot;" style:apply-style-name="Default" style:base-cell-address="clique_tc.Z25"/>
    </style:style>
    <style:style style:name="ce150" style:family="table-cell" style:parent-style-name="Default">
      <style:map style:condition="cell-content()=0" style:apply-style-name="Rouge" style:base-cell-address="clique_s.B2"/>
      <style:map style:condition="cell-content()=1" style:apply-style-name="Vert" style:base-cell-address="clique_s.B2"/>
      <style:map style:condition="cell-content()=&quot; ?&quot;" style:apply-style-name="Jaune" style:base-cell-address="clique_s.B2"/>
      <style:map style:condition="cell-content()=&quot; &quot;" style:apply-style-name="Default" style:base-cell-address="clique_s.B2"/>
    </style:style>
    <style:style style:name="ce151" style:family="table-cell" style:parent-style-name="Default">
      <style:map style:condition="cell-content()=0" style:apply-style-name="Rouge" style:base-cell-address="clique_s.B2"/>
      <style:map style:condition="cell-content()=1" style:apply-style-name="Vert" style:base-cell-address="clique_s.B2"/>
      <style:map style:condition="cell-content()=&quot; ?&quot;" style:apply-style-name="Jaune" style:base-cell-address="clique_s.B2"/>
      <style:map style:condition="cell-content()=&quot; &quot;" style:apply-style-name="Default" style:base-cell-address="clique_s.B2"/>
    </style:style>
    <style:style style:name="ce152" style:family="table-cell" style:parent-style-name="Default">
      <style:map style:condition="cell-content()=0" style:apply-style-name="Rouge" style:base-cell-address="clique_s.B2"/>
      <style:map style:condition="cell-content()=1" style:apply-style-name="Vert" style:base-cell-address="clique_s.B2"/>
      <style:map style:condition="cell-content()=&quot; ?&quot;" style:apply-style-name="Jaune" style:base-cell-address="clique_s.B2"/>
      <style:map style:condition="cell-content()=&quot; &quot;" style:apply-style-name="Default" style:base-cell-address="clique_s.B2"/>
    </style:style>
    <style:style style:name="ce153" style:family="table-cell" style:parent-style-name="Default">
      <style:map style:condition="cell-content()=0" style:apply-style-name="Rouge" style:base-cell-address="clique_s.B2"/>
      <style:map style:condition="cell-content()=1" style:apply-style-name="Vert" style:base-cell-address="clique_s.B2"/>
      <style:map style:condition="cell-content()=&quot; ?&quot;" style:apply-style-name="Jaune" style:base-cell-address="clique_s.B2"/>
      <style:map style:condition="cell-content()=&quot; &quot;" style:apply-style-name="Default" style:base-cell-address="clique_s.B2"/>
    </style:style>
    <style:style style:name="ce154" style:family="table-cell" style:parent-style-name="Default">
      <style:map style:condition="cell-content()=0" style:apply-style-name="Rouge" style:base-cell-address="clique_s.B2"/>
      <style:map style:condition="cell-content()=1" style:apply-style-name="Vert" style:base-cell-address="clique_s.B2"/>
      <style:map style:condition="cell-content()=&quot; ?&quot;" style:apply-style-name="Jaune" style:base-cell-address="clique_s.B2"/>
      <style:map style:condition="cell-content()=&quot; &quot;" style:apply-style-name="Default" style:base-cell-address="clique_s.B2"/>
    </style:style>
    <style:style style:name="ce155" style:family="table-cell" style:parent-style-name="Default">
      <style:map style:condition="cell-content()=0" style:apply-style-name="Rouge" style:base-cell-address="clique_s.B2"/>
      <style:map style:condition="cell-content()=1" style:apply-style-name="Vert" style:base-cell-address="clique_s.B2"/>
      <style:map style:condition="cell-content()=&quot; ?&quot;" style:apply-style-name="Jaune" style:base-cell-address="clique_s.B2"/>
      <style:map style:condition="cell-content()=&quot; &quot;" style:apply-style-name="Default" style:base-cell-address="clique_s.B2"/>
    </style:style>
    <style:style style:name="ce156" style:family="table-cell" style:parent-style-name="Default">
      <style:map style:condition="cell-content()=0" style:apply-style-name="Rouge" style:base-cell-address="clique_s.B2"/>
      <style:map style:condition="cell-content()=1" style:apply-style-name="Vert" style:base-cell-address="clique_s.B2"/>
      <style:map style:condition="cell-content()=&quot; ?&quot;" style:apply-style-name="Jaune" style:base-cell-address="clique_s.B2"/>
      <style:map style:condition="cell-content()=&quot; &quot;" style:apply-style-name="Default" style:base-cell-address="clique_s.B2"/>
    </style:style>
    <style:style style:name="ce157" style:family="table-cell" style:parent-style-name="Default">
      <style:map style:condition="cell-content()=0" style:apply-style-name="Rouge" style:base-cell-address="clique_s.B2"/>
      <style:map style:condition="cell-content()=1" style:apply-style-name="Vert" style:base-cell-address="clique_s.B2"/>
      <style:map style:condition="cell-content()=&quot; ?&quot;" style:apply-style-name="Jaune" style:base-cell-address="clique_s.B2"/>
      <style:map style:condition="cell-content()=&quot; &quot;" style:apply-style-name="Default" style:base-cell-address="clique_s.B2"/>
    </style:style>
    <style:style style:name="ce158" style:family="table-cell" style:parent-style-name="Default">
      <style:map style:condition="cell-content()=0" style:apply-style-name="Rouge" style:base-cell-address="clique_s.B2"/>
      <style:map style:condition="cell-content()=1" style:apply-style-name="Vert" style:base-cell-address="clique_s.B2"/>
      <style:map style:condition="cell-content()=&quot; ?&quot;" style:apply-style-name="Jaune" style:base-cell-address="clique_s.B2"/>
      <style:map style:condition="cell-content()=&quot; &quot;" style:apply-style-name="Default" style:base-cell-address="clique_s.B2"/>
    </style:style>
    <style:style style:name="ce159" style:family="table-cell" style:parent-style-name="Default">
      <style:map style:condition="cell-content()=0" style:apply-style-name="Rouge" style:base-cell-address="clique_s.B2"/>
      <style:map style:condition="cell-content()=1" style:apply-style-name="Vert" style:base-cell-address="clique_s.B2"/>
      <style:map style:condition="cell-content()=&quot; ?&quot;" style:apply-style-name="Jaune" style:base-cell-address="clique_s.B2"/>
      <style:map style:condition="cell-content()=&quot; &quot;" style:apply-style-name="Default" style:base-cell-address="clique_s.B2"/>
    </style:style>
    <style:style style:name="ce160" style:family="table-cell" style:parent-style-name="Default">
      <style:map style:condition="cell-content()=0" style:apply-style-name="Rouge" style:base-cell-address="clique_s.B2"/>
      <style:map style:condition="cell-content()=1" style:apply-style-name="Vert" style:base-cell-address="clique_s.B2"/>
      <style:map style:condition="cell-content()=&quot; ?&quot;" style:apply-style-name="Jaune" style:base-cell-address="clique_s.B2"/>
      <style:map style:condition="cell-content()=&quot; &quot;" style:apply-style-name="Default" style:base-cell-address="clique_s.B2"/>
    </style:style>
    <style:style style:name="ce161" style:family="table-cell" style:parent-style-name="Default">
      <style:map style:condition="cell-content()=0" style:apply-style-name="Rouge" style:base-cell-address="clique_s.B2"/>
      <style:map style:condition="cell-content()=1" style:apply-style-name="Vert" style:base-cell-address="clique_s.B2"/>
      <style:map style:condition="cell-content()=&quot; ?&quot;" style:apply-style-name="Jaune" style:base-cell-address="clique_s.B2"/>
      <style:map style:condition="cell-content()=&quot; &quot;" style:apply-style-name="Default" style:base-cell-address="clique_s.B2"/>
    </style:style>
    <style:style style:name="ce162" style:family="table-cell" style:parent-style-name="Default">
      <style:map style:condition="cell-content()=0" style:apply-style-name="Rouge" style:base-cell-address="clique_s.B2"/>
      <style:map style:condition="cell-content()=1" style:apply-style-name="Vert" style:base-cell-address="clique_s.B2"/>
      <style:map style:condition="cell-content()=&quot; ?&quot;" style:apply-style-name="Jaune" style:base-cell-address="clique_s.B2"/>
      <style:map style:condition="cell-content()=&quot; &quot;" style:apply-style-name="Default" style:base-cell-address="clique_s.B2"/>
    </style:style>
    <style:style style:name="ce163" style:family="table-cell" style:parent-style-name="Default">
      <style:map style:condition="cell-content()=0" style:apply-style-name="Rouge" style:base-cell-address="clique_s.B2"/>
      <style:map style:condition="cell-content()=1" style:apply-style-name="Vert" style:base-cell-address="clique_s.B2"/>
      <style:map style:condition="cell-content()=&quot; ?&quot;" style:apply-style-name="Jaune" style:base-cell-address="clique_s.B2"/>
      <style:map style:condition="cell-content()=&quot; &quot;" style:apply-style-name="Default" style:base-cell-address="clique_s.B2"/>
    </style:style>
    <style:style style:name="ce164" style:family="table-cell" style:parent-style-name="Default">
      <style:map style:condition="cell-content()=0" style:apply-style-name="Rouge" style:base-cell-address="clique_s.B2"/>
      <style:map style:condition="cell-content()=1" style:apply-style-name="Vert" style:base-cell-address="clique_s.B2"/>
      <style:map style:condition="cell-content()=&quot; ?&quot;" style:apply-style-name="Jaune" style:base-cell-address="clique_s.B2"/>
      <style:map style:condition="cell-content()=&quot; &quot;" style:apply-style-name="Default" style:base-cell-address="clique_s.B2"/>
    </style:style>
    <style:style style:name="ce165" style:family="table-cell" style:parent-style-name="Default">
      <style:map style:condition="cell-content()=0" style:apply-style-name="Rouge" style:base-cell-address="clique_s.B2"/>
      <style:map style:condition="cell-content()=1" style:apply-style-name="Vert" style:base-cell-address="clique_s.B2"/>
      <style:map style:condition="cell-content()=&quot; ?&quot;" style:apply-style-name="Jaune" style:base-cell-address="clique_s.B2"/>
      <style:map style:condition="cell-content()=&quot; &quot;" style:apply-style-name="Default" style:base-cell-address="clique_s.B2"/>
    </style:style>
    <style:style style:name="ce166" style:family="table-cell" style:parent-style-name="Default">
      <style:map style:condition="cell-content()=0" style:apply-style-name="Rouge" style:base-cell-address="clique_s.B2"/>
      <style:map style:condition="cell-content()=1" style:apply-style-name="Vert" style:base-cell-address="clique_s.B2"/>
      <style:map style:condition="cell-content()=&quot; ?&quot;" style:apply-style-name="Jaune" style:base-cell-address="clique_s.B2"/>
      <style:map style:condition="cell-content()=&quot; &quot;" style:apply-style-name="Default" style:base-cell-address="clique_s.B2"/>
    </style:style>
    <style:style style:name="ce167" style:family="table-cell" style:parent-style-name="Default">
      <style:map style:condition="cell-content()=0" style:apply-style-name="Rouge" style:base-cell-address="clique_s.B2"/>
      <style:map style:condition="cell-content()=1" style:apply-style-name="Vert" style:base-cell-address="clique_s.B2"/>
      <style:map style:condition="cell-content()=&quot; ?&quot;" style:apply-style-name="Jaune" style:base-cell-address="clique_s.B2"/>
      <style:map style:condition="cell-content()=&quot; &quot;" style:apply-style-name="Default" style:base-cell-address="clique_s.B2"/>
    </style:style>
    <style:style style:name="ce168" style:family="table-cell" style:parent-style-name="Default">
      <style:map style:condition="cell-content()=0" style:apply-style-name="Rouge" style:base-cell-address="clique_s.D3"/>
      <style:map style:condition="cell-content()=1" style:apply-style-name="Vert" style:base-cell-address="clique_s.D3"/>
      <style:map style:condition="cell-content()=&quot; ?&quot;" style:apply-style-name="Jaune" style:base-cell-address="clique_s.D3"/>
      <style:map style:condition="cell-content()=&quot; &quot;" style:apply-style-name="Default" style:base-cell-address="clique_s.D3"/>
    </style:style>
    <style:style style:name="ce169" style:family="table-cell" style:parent-style-name="Default">
      <style:map style:condition="cell-content()=0" style:apply-style-name="Rouge" style:base-cell-address="clique_s.E4"/>
      <style:map style:condition="cell-content()=1" style:apply-style-name="Vert" style:base-cell-address="clique_s.E4"/>
      <style:map style:condition="cell-content()=&quot; ?&quot;" style:apply-style-name="Jaune" style:base-cell-address="clique_s.E4"/>
      <style:map style:condition="cell-content()=&quot; &quot;" style:apply-style-name="Default" style:base-cell-address="clique_s.E4"/>
    </style:style>
    <style:style style:name="ce170" style:family="table-cell" style:parent-style-name="Default">
      <style:map style:condition="cell-content()=0" style:apply-style-name="Rouge" style:base-cell-address="clique_s.F5"/>
      <style:map style:condition="cell-content()=1" style:apply-style-name="Vert" style:base-cell-address="clique_s.F5"/>
      <style:map style:condition="cell-content()=&quot; ?&quot;" style:apply-style-name="Jaune" style:base-cell-address="clique_s.F5"/>
      <style:map style:condition="cell-content()=&quot; &quot;" style:apply-style-name="Default" style:base-cell-address="clique_s.F5"/>
    </style:style>
    <style:style style:name="ce171" style:family="table-cell" style:parent-style-name="Default">
      <style:map style:condition="cell-content()=0" style:apply-style-name="Rouge" style:base-cell-address="clique_s.G6"/>
      <style:map style:condition="cell-content()=1" style:apply-style-name="Vert" style:base-cell-address="clique_s.G6"/>
      <style:map style:condition="cell-content()=&quot; ?&quot;" style:apply-style-name="Jaune" style:base-cell-address="clique_s.G6"/>
      <style:map style:condition="cell-content()=&quot; &quot;" style:apply-style-name="Default" style:base-cell-address="clique_s.G6"/>
    </style:style>
    <style:style style:name="ce172" style:family="table-cell" style:parent-style-name="Default">
      <style:map style:condition="cell-content()=0" style:apply-style-name="Rouge" style:base-cell-address="clique_s.H7"/>
      <style:map style:condition="cell-content()=1" style:apply-style-name="Vert" style:base-cell-address="clique_s.H7"/>
      <style:map style:condition="cell-content()=&quot; ?&quot;" style:apply-style-name="Jaune" style:base-cell-address="clique_s.H7"/>
      <style:map style:condition="cell-content()=&quot; &quot;" style:apply-style-name="Default" style:base-cell-address="clique_s.H7"/>
    </style:style>
    <style:style style:name="ce173" style:family="table-cell" style:parent-style-name="Default">
      <style:map style:condition="cell-content()=0" style:apply-style-name="Rouge" style:base-cell-address="clique_s.I8"/>
      <style:map style:condition="cell-content()=1" style:apply-style-name="Vert" style:base-cell-address="clique_s.I8"/>
      <style:map style:condition="cell-content()=&quot; ?&quot;" style:apply-style-name="Jaune" style:base-cell-address="clique_s.I8"/>
      <style:map style:condition="cell-content()=&quot; &quot;" style:apply-style-name="Default" style:base-cell-address="clique_s.I8"/>
    </style:style>
    <style:style style:name="ce174" style:family="table-cell" style:parent-style-name="Default">
      <style:map style:condition="cell-content()=0" style:apply-style-name="Rouge" style:base-cell-address="clique_s.J9"/>
      <style:map style:condition="cell-content()=1" style:apply-style-name="Vert" style:base-cell-address="clique_s.J9"/>
      <style:map style:condition="cell-content()=&quot; ?&quot;" style:apply-style-name="Jaune" style:base-cell-address="clique_s.J9"/>
      <style:map style:condition="cell-content()=&quot; &quot;" style:apply-style-name="Default" style:base-cell-address="clique_s.J9"/>
    </style:style>
    <style:style style:name="ce175" style:family="table-cell" style:parent-style-name="Default">
      <style:map style:condition="cell-content()=0" style:apply-style-name="Rouge" style:base-cell-address="clique_s.K10"/>
      <style:map style:condition="cell-content()=1" style:apply-style-name="Vert" style:base-cell-address="clique_s.K10"/>
      <style:map style:condition="cell-content()=&quot; ?&quot;" style:apply-style-name="Jaune" style:base-cell-address="clique_s.K10"/>
      <style:map style:condition="cell-content()=&quot; &quot;" style:apply-style-name="Default" style:base-cell-address="clique_s.K10"/>
    </style:style>
    <style:style style:name="ce176" style:family="table-cell" style:parent-style-name="Default">
      <style:map style:condition="cell-content()=0" style:apply-style-name="Rouge" style:base-cell-address="clique_s.L11"/>
      <style:map style:condition="cell-content()=1" style:apply-style-name="Vert" style:base-cell-address="clique_s.L11"/>
      <style:map style:condition="cell-content()=&quot; ?&quot;" style:apply-style-name="Jaune" style:base-cell-address="clique_s.L11"/>
      <style:map style:condition="cell-content()=&quot; &quot;" style:apply-style-name="Default" style:base-cell-address="clique_s.L11"/>
    </style:style>
    <style:style style:name="ce177" style:family="table-cell" style:parent-style-name="Default">
      <style:map style:condition="cell-content()=0" style:apply-style-name="Rouge" style:base-cell-address="clique_s.M12"/>
      <style:map style:condition="cell-content()=1" style:apply-style-name="Vert" style:base-cell-address="clique_s.M12"/>
      <style:map style:condition="cell-content()=&quot; ?&quot;" style:apply-style-name="Jaune" style:base-cell-address="clique_s.M12"/>
      <style:map style:condition="cell-content()=&quot; &quot;" style:apply-style-name="Default" style:base-cell-address="clique_s.M12"/>
    </style:style>
    <style:style style:name="ce178" style:family="table-cell" style:parent-style-name="Default">
      <style:map style:condition="cell-content()=0" style:apply-style-name="Rouge" style:base-cell-address="clique_s.N13"/>
      <style:map style:condition="cell-content()=1" style:apply-style-name="Vert" style:base-cell-address="clique_s.N13"/>
      <style:map style:condition="cell-content()=&quot; ?&quot;" style:apply-style-name="Jaune" style:base-cell-address="clique_s.N13"/>
      <style:map style:condition="cell-content()=&quot; &quot;" style:apply-style-name="Default" style:base-cell-address="clique_s.N13"/>
    </style:style>
    <style:style style:name="ce179" style:family="table-cell" style:parent-style-name="Default">
      <style:map style:condition="cell-content()=0" style:apply-style-name="Rouge" style:base-cell-address="clique_s.O14"/>
      <style:map style:condition="cell-content()=1" style:apply-style-name="Vert" style:base-cell-address="clique_s.O14"/>
      <style:map style:condition="cell-content()=&quot; ?&quot;" style:apply-style-name="Jaune" style:base-cell-address="clique_s.O14"/>
      <style:map style:condition="cell-content()=&quot; &quot;" style:apply-style-name="Default" style:base-cell-address="clique_s.O14"/>
    </style:style>
    <style:style style:name="ce180" style:family="table-cell" style:parent-style-name="Default">
      <style:map style:condition="cell-content()=0" style:apply-style-name="Rouge" style:base-cell-address="clique_s.P15"/>
      <style:map style:condition="cell-content()=1" style:apply-style-name="Vert" style:base-cell-address="clique_s.P15"/>
      <style:map style:condition="cell-content()=&quot; ?&quot;" style:apply-style-name="Jaune" style:base-cell-address="clique_s.P15"/>
      <style:map style:condition="cell-content()=&quot; &quot;" style:apply-style-name="Default" style:base-cell-address="clique_s.P15"/>
    </style:style>
    <style:style style:name="ce181" style:family="table-cell" style:parent-style-name="Default">
      <style:map style:condition="cell-content()=0" style:apply-style-name="Rouge" style:base-cell-address="clique_s.Q2"/>
      <style:map style:condition="cell-content()=1" style:apply-style-name="Vert" style:base-cell-address="clique_s.Q2"/>
      <style:map style:condition="cell-content()=&quot; ?&quot;" style:apply-style-name="Jaune" style:base-cell-address="clique_s.Q2"/>
      <style:map style:condition="cell-content()=&quot; &quot;" style:apply-style-name="Default" style:base-cell-address="clique_s.Q2"/>
    </style:style>
    <style:style style:name="ce182" style:family="table-cell" style:parent-style-name="Default">
      <style:map style:condition="cell-content()=0" style:apply-style-name="Rouge" style:base-cell-address="clique_s.Q3"/>
      <style:map style:condition="cell-content()=1" style:apply-style-name="Vert" style:base-cell-address="clique_s.Q3"/>
      <style:map style:condition="cell-content()=&quot; ?&quot;" style:apply-style-name="Jaune" style:base-cell-address="clique_s.Q3"/>
      <style:map style:condition="cell-content()=&quot; &quot;" style:apply-style-name="Default" style:base-cell-address="clique_s.Q3"/>
    </style:style>
    <style:style style:name="ce183" style:family="table-cell" style:parent-style-name="Default">
      <style:map style:condition="cell-content()=0" style:apply-style-name="Rouge" style:base-cell-address="clique_s.Q4"/>
      <style:map style:condition="cell-content()=1" style:apply-style-name="Vert" style:base-cell-address="clique_s.Q4"/>
      <style:map style:condition="cell-content()=&quot; ?&quot;" style:apply-style-name="Jaune" style:base-cell-address="clique_s.Q4"/>
      <style:map style:condition="cell-content()=&quot; &quot;" style:apply-style-name="Default" style:base-cell-address="clique_s.Q4"/>
    </style:style>
    <style:style style:name="ce184" style:family="table-cell" style:parent-style-name="Default">
      <style:map style:condition="cell-content()=0" style:apply-style-name="Rouge" style:base-cell-address="clique_s.Q5"/>
      <style:map style:condition="cell-content()=1" style:apply-style-name="Vert" style:base-cell-address="clique_s.Q5"/>
      <style:map style:condition="cell-content()=&quot; ?&quot;" style:apply-style-name="Jaune" style:base-cell-address="clique_s.Q5"/>
      <style:map style:condition="cell-content()=&quot; &quot;" style:apply-style-name="Default" style:base-cell-address="clique_s.Q5"/>
    </style:style>
    <style:style style:name="ce185" style:family="table-cell" style:parent-style-name="Default">
      <style:map style:condition="cell-content()=0" style:apply-style-name="Rouge" style:base-cell-address="clique_s.Q6"/>
      <style:map style:condition="cell-content()=1" style:apply-style-name="Vert" style:base-cell-address="clique_s.Q6"/>
      <style:map style:condition="cell-content()=&quot; ?&quot;" style:apply-style-name="Jaune" style:base-cell-address="clique_s.Q6"/>
      <style:map style:condition="cell-content()=&quot; &quot;" style:apply-style-name="Default" style:base-cell-address="clique_s.Q6"/>
    </style:style>
    <style:style style:name="ce186" style:family="table-cell" style:parent-style-name="Default">
      <style:map style:condition="cell-content()=0" style:apply-style-name="Rouge" style:base-cell-address="clique_s.Q7"/>
      <style:map style:condition="cell-content()=1" style:apply-style-name="Vert" style:base-cell-address="clique_s.Q7"/>
      <style:map style:condition="cell-content()=&quot; ?&quot;" style:apply-style-name="Jaune" style:base-cell-address="clique_s.Q7"/>
      <style:map style:condition="cell-content()=&quot; &quot;" style:apply-style-name="Default" style:base-cell-address="clique_s.Q7"/>
    </style:style>
    <style:style style:name="ce187" style:family="table-cell" style:parent-style-name="Default">
      <style:map style:condition="cell-content()=0" style:apply-style-name="Rouge" style:base-cell-address="clique_s.Q8"/>
      <style:map style:condition="cell-content()=1" style:apply-style-name="Vert" style:base-cell-address="clique_s.Q8"/>
      <style:map style:condition="cell-content()=&quot; ?&quot;" style:apply-style-name="Jaune" style:base-cell-address="clique_s.Q8"/>
      <style:map style:condition="cell-content()=&quot; &quot;" style:apply-style-name="Default" style:base-cell-address="clique_s.Q8"/>
    </style:style>
    <style:style style:name="ce188" style:family="table-cell" style:parent-style-name="Default">
      <style:map style:condition="cell-content()=0" style:apply-style-name="Rouge" style:base-cell-address="clique_s.Q16"/>
      <style:map style:condition="cell-content()=1" style:apply-style-name="Vert" style:base-cell-address="clique_s.Q16"/>
      <style:map style:condition="cell-content()=&quot; ?&quot;" style:apply-style-name="Jaune" style:base-cell-address="clique_s.Q16"/>
      <style:map style:condition="cell-content()=&quot; &quot;" style:apply-style-name="Default" style:base-cell-address="clique_s.Q16"/>
    </style:style>
    <style:style style:name="ce189" style:family="table-cell" style:parent-style-name="Default">
      <style:map style:condition="cell-content()=0" style:apply-style-name="Rouge" style:base-cell-address="clique_s.R17"/>
      <style:map style:condition="cell-content()=1" style:apply-style-name="Vert" style:base-cell-address="clique_s.R17"/>
      <style:map style:condition="cell-content()=&quot; ?&quot;" style:apply-style-name="Jaune" style:base-cell-address="clique_s.R17"/>
      <style:map style:condition="cell-content()=&quot; &quot;" style:apply-style-name="Default" style:base-cell-address="clique_s.R17"/>
    </style:style>
    <style:style style:name="ce190" style:family="table-cell" style:parent-style-name="Default">
      <style:map style:condition="cell-content()=0" style:apply-style-name="Rouge" style:base-cell-address="clique_s.S18"/>
      <style:map style:condition="cell-content()=1" style:apply-style-name="Vert" style:base-cell-address="clique_s.S18"/>
      <style:map style:condition="cell-content()=&quot; ?&quot;" style:apply-style-name="Jaune" style:base-cell-address="clique_s.S18"/>
      <style:map style:condition="cell-content()=&quot; &quot;" style:apply-style-name="Default" style:base-cell-address="clique_s.S18"/>
    </style:style>
    <style:style style:name="ce191" style:family="table-cell" style:parent-style-name="Default">
      <style:map style:condition="cell-content()=0" style:apply-style-name="Rouge" style:base-cell-address="clique_s.T19"/>
      <style:map style:condition="cell-content()=1" style:apply-style-name="Vert" style:base-cell-address="clique_s.T19"/>
      <style:map style:condition="cell-content()=&quot; ?&quot;" style:apply-style-name="Jaune" style:base-cell-address="clique_s.T19"/>
      <style:map style:condition="cell-content()=&quot; &quot;" style:apply-style-name="Default" style:base-cell-address="clique_s.T19"/>
    </style:style>
    <style:style style:name="ce192" style:family="table-cell" style:parent-style-name="Default">
      <style:map style:condition="cell-content()=0" style:apply-style-name="Rouge" style:base-cell-address="clique_s.U20"/>
      <style:map style:condition="cell-content()=1" style:apply-style-name="Vert" style:base-cell-address="clique_s.U20"/>
      <style:map style:condition="cell-content()=&quot; ?&quot;" style:apply-style-name="Jaune" style:base-cell-address="clique_s.U20"/>
      <style:map style:condition="cell-content()=&quot; &quot;" style:apply-style-name="Default" style:base-cell-address="clique_s.U20"/>
    </style:style>
    <style:style style:name="ce193" style:family="table-cell" style:parent-style-name="Default">
      <style:map style:condition="cell-content()=0" style:apply-style-name="Rouge" style:base-cell-address="clique_s.V21"/>
      <style:map style:condition="cell-content()=1" style:apply-style-name="Vert" style:base-cell-address="clique_s.V21"/>
      <style:map style:condition="cell-content()=&quot; ?&quot;" style:apply-style-name="Jaune" style:base-cell-address="clique_s.V21"/>
      <style:map style:condition="cell-content()=&quot; &quot;" style:apply-style-name="Default" style:base-cell-address="clique_s.V21"/>
    </style:style>
    <style:style style:name="ce194" style:family="table-cell" style:parent-style-name="Default">
      <style:map style:condition="cell-content()=0" style:apply-style-name="Rouge" style:base-cell-address="clique_s.W22"/>
      <style:map style:condition="cell-content()=1" style:apply-style-name="Vert" style:base-cell-address="clique_s.W22"/>
      <style:map style:condition="cell-content()=&quot; ?&quot;" style:apply-style-name="Jaune" style:base-cell-address="clique_s.W22"/>
      <style:map style:condition="cell-content()=&quot; &quot;" style:apply-style-name="Default" style:base-cell-address="clique_s.W22"/>
    </style:style>
    <style:style style:name="ce195" style:family="table-cell" style:parent-style-name="Default">
      <style:map style:condition="cell-content()=0" style:apply-style-name="Rouge" style:base-cell-address="clique_s.X23"/>
      <style:map style:condition="cell-content()=1" style:apply-style-name="Vert" style:base-cell-address="clique_s.X23"/>
      <style:map style:condition="cell-content()=&quot; ?&quot;" style:apply-style-name="Jaune" style:base-cell-address="clique_s.X23"/>
      <style:map style:condition="cell-content()=&quot; &quot;" style:apply-style-name="Default" style:base-cell-address="clique_s.X23"/>
    </style:style>
    <style:style style:name="ce196" style:family="table-cell" style:parent-style-name="Default">
      <style:map style:condition="cell-content()=0" style:apply-style-name="Rouge" style:base-cell-address="clique_s.Y24"/>
      <style:map style:condition="cell-content()=1" style:apply-style-name="Vert" style:base-cell-address="clique_s.Y24"/>
      <style:map style:condition="cell-content()=&quot; ?&quot;" style:apply-style-name="Jaune" style:base-cell-address="clique_s.Y24"/>
      <style:map style:condition="cell-content()=&quot; &quot;" style:apply-style-name="Default" style:base-cell-address="clique_s.Y24"/>
    </style:style>
    <style:style style:name="ce197" style:family="table-cell" style:parent-style-name="Default">
      <style:map style:condition="cell-content()=0" style:apply-style-name="Rouge" style:base-cell-address="clique_s.Z25"/>
      <style:map style:condition="cell-content()=1" style:apply-style-name="Vert" style:base-cell-address="clique_s.Z25"/>
      <style:map style:condition="cell-content()=&quot; ?&quot;" style:apply-style-name="Jaune" style:base-cell-address="clique_s.Z25"/>
      <style:map style:condition="cell-content()=&quot; &quot;" style:apply-style-name="Default" style:base-cell-address="clique_s.Z25"/>
    </style:style>
  </office:automatic-styles>
  <office:body>
    <office:spreadsheet>
      <table:calculation-settings table:automatic-find-labels="false"/>
      <table:table table:name="path_tc" table:style-name="ta1">
        <table:table-column table:style-name="co1" table:default-cell-style-name="Default"/>
        <table:table-column table:style-name="co2" table:number-columns-repeated="8" table:default-cell-style-name="ce1"/>
        <table:table-column table:style-name="co3" table:number-columns-repeated="17" table:default-cell-style-name="ce1"/>
        <table:table-row table:style-name="ro1">
          <table:table-cell office:value-type="string" calcext:value-type="string">
            <text:p>C_n \ has k complet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19" calcext:value-type="float">
            <text:p>19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21" calcext:value-type="float">
            <text:p>21</text:p>
          </table:table-cell>
          <table:table-cell table:style-name="Default" office:value-type="float" office:value="22" calcext:value-type="float">
            <text:p>22</text:p>
          </table:table-cell>
          <table:table-cell table:style-name="Default" office:value-type="float" office:value="23" calcext:value-type="float">
            <text:p>23</text:p>
          </table:table-cell>
          <table:table-cell table:style-name="Default" office:value-type="float" office:value="24" calcext:value-type="float">
            <text:p>24</text:p>
          </table:table-cell>
          <table:table-cell table:style-name="Default" office:value-type="float" office:value="25" calcext:value-type="float">
            <text:p>25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string" calcext:value-type="string">
            <text:p><text:s/>?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?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?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4" office:value-type="string" calcext:value-type="string">
            <text:p><text:s/>?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5" office:value-type="string" calcext:value-type="string">
            <text:p><text:s/>?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5" office:value-type="string" calcext:value-type="string">
            <text:p><text:s/>?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7" office:value-type="string" calcext:value-type="string">
            <text:p><text:s/>?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12" office:value-type="string" calcext:value-type="string">
            <text:p><text:s/>?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13" office:value-type="string" calcext:value-type="string">
            <text:p><text:s/>?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13" office:value-type="string" calcext:value-type="string">
            <text:p><text:s/>?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14" office:value-type="string" calcext:value-type="string">
            <text:p><text:s/>?</text:p>
          </table:table-cell>
        </table:table-row>
        <calcext:conditional-formats>
          <calcext:conditional-format calcext:target-range-address="path_tc.B2:path_tc.Z26">
            <calcext:condition calcext:apply-style-name="Rouge" calcext:value="=0" calcext:base-cell-address="path_tc.B2"/>
            <calcext:condition calcext:apply-style-name="Vert" calcext:value="=1" calcext:base-cell-address="path_tc.B2"/>
          </calcext:conditional-format>
        </calcext:conditional-formats>
      </table:table>
      <table:table table:name="path_s" table:style-name="ta1">
        <table:table-column table:style-name="co1" table:default-cell-style-name="Default"/>
        <table:table-column table:style-name="co1" table:number-columns-repeated="25" table:default-cell-style-name="ce2"/>
        <table:table-row table:style-name="ro1">
          <table:table-cell office:value-type="string" calcext:value-type="string">
            <text:p>C_n \ has k complet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19" calcext:value-type="float">
            <text:p>19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21" calcext:value-type="float">
            <text:p>21</text:p>
          </table:table-cell>
          <table:table-cell table:style-name="Default" office:value-type="float" office:value="22" calcext:value-type="float">
            <text:p>22</text:p>
          </table:table-cell>
          <table:table-cell table:style-name="Default" office:value-type="float" office:value="23" calcext:value-type="float">
            <text:p>23</text:p>
          </table:table-cell>
          <table:table-cell table:style-name="Default" office:value-type="float" office:value="24" calcext:value-type="float">
            <text:p>24</text:p>
          </table:table-cell>
          <table:table-cell table:style-name="Default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5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5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5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5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5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5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5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5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5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5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5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5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5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5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5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5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5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5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5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5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5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5"/>
        </table:table-row>
      </table:table>
      <table:table table:name="cycle_tc" table:style-name="ta1">
        <table:table-column table:style-name="co1" table:default-cell-style-name="Default"/>
        <table:table-column table:style-name="co2" table:number-columns-repeated="8" table:default-cell-style-name="ce3"/>
        <table:table-column table:style-name="co3" table:default-cell-style-name="ce3"/>
        <table:table-column table:style-name="co4" table:number-columns-repeated="16" table:default-cell-style-name="ce3"/>
        <table:table-row table:style-name="ro1">
          <table:table-cell office:value-type="string" calcext:value-type="string">
            <text:p>C_n \ has k complet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19" calcext:value-type="float">
            <text:p>19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21" calcext:value-type="float">
            <text:p>21</text:p>
          </table:table-cell>
          <table:table-cell table:style-name="Default" office:value-type="float" office:value="22" calcext:value-type="float">
            <text:p>22</text:p>
          </table:table-cell>
          <table:table-cell table:style-name="Default" office:value-type="float" office:value="23" calcext:value-type="float">
            <text:p>23</text:p>
          </table:table-cell>
          <table:table-cell table:style-name="Default" office:value-type="float" office:value="24" calcext:value-type="float">
            <text:p>24</text:p>
          </table:table-cell>
          <table:table-cell table:style-name="Default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5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5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5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5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5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5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5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5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5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5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5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5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5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5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5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5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5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5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5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5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5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5"/>
        </table:table-row>
      </table:table>
      <table:table table:name="cycle_s" table:style-name="ta1">
        <table:table-column table:style-name="co5" table:default-cell-style-name="Default"/>
        <table:table-column table:style-name="co6" table:default-cell-style-name="ce4"/>
        <table:table-column table:style-name="co2" table:number-columns-repeated="7" table:default-cell-style-name="ce4"/>
        <table:table-column table:style-name="co3" table:number-columns-repeated="12" table:default-cell-style-name="ce4"/>
        <table:table-column table:style-name="co2" table:number-columns-repeated="5" table:default-cell-style-name="ce4"/>
        <table:table-column table:style-name="co1" table:number-columns-repeated="7" table:default-cell-style-name="ce5"/>
        <table:table-column table:style-name="co1" table:number-columns-repeated="9" table:default-cell-style-name="Default"/>
        <table:table-row table:style-name="ro2">
          <table:table-cell office:value-type="string" calcext:value-type="string">
            <text:p>C_n \ has k complet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19" calcext:value-type="float">
            <text:p>19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21" calcext:value-type="float">
            <text:p>21</text:p>
          </table:table-cell>
          <table:table-cell table:style-name="Default" office:value-type="float" office:value="22" calcext:value-type="float">
            <text:p>22</text:p>
          </table:table-cell>
          <table:table-cell table:style-name="Default" office:value-type="float" office:value="23" calcext:value-type="float">
            <text:p>23</text:p>
          </table:table-cell>
          <table:table-cell table:style-name="Default" office:value-type="float" office:value="24" calcext:value-type="float">
            <text:p>24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table:number-columns-repeated="7"/>
          <table:table-cell table:number-columns-repeated="9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<text:s text:c="2"/></text:p>
          </table:table-cell>
          <table:table-cell table:number-columns-repeated="11" office:value-type="string" calcext:value-type="string">
            <text:p><text:s/></text:p>
          </table:table-cell>
          <table:table-cell office:value-type="string" calcext:value-type="string">
            <text:p><text:s text:c="2"/>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<text:s/></text:p>
          </table:table-cell>
          <table:table-cell office:value-type="string" calcext:value-type="string">
            <text:p><text:s text:c="2"/></text:p>
          </table:table-cell>
          <table:table-cell table:number-columns-repeated="12" office:value-type="string" calcext:value-type="string">
            <text:p><text:s/></text:p>
          </table:table-cell>
          <table:table-cell office:value-type="string" calcext:value-type="string">
            <text:p><text:s text:c="2"/>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<text:s/></text:p>
          </table:table-cell>
          <table:table-cell office:value-type="string" calcext:value-type="string">
            <text:p><text:s text:c="2"/></text:p>
          </table:table-cell>
          <table:table-cell table:number-columns-repeated="11" office:value-type="string" calcext:value-type="string">
            <text:p><text:s/></text:p>
          </table:table-cell>
          <table:table-cell office:value-type="string" calcext:value-type="string">
            <text:p><text:s text:c="2"/>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string" calcext:value-type="string">
            <text:p><text:s/></text:p>
          </table:table-cell>
          <table:table-cell office:value-type="string" calcext:value-type="string">
            <text:p><text:s text:c="2"/></text:p>
          </table:table-cell>
          <table:table-cell table:number-columns-repeated="10" office:value-type="string" calcext:value-type="string">
            <text:p><text:s/></text:p>
          </table:table-cell>
          <table:table-cell office:value-type="string" calcext:value-type="string">
            <text:p><text:s text:c="2"/>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string" calcext:value-type="string">
            <text:p><text:s/></text:p>
          </table:table-cell>
          <table:table-cell office:value-type="string" calcext:value-type="string">
            <text:p><text:s text:c="2"/></text:p>
          </table:table-cell>
          <table:table-cell table:number-columns-repeated="9" office:value-type="string" calcext:value-type="string">
            <text:p><text:s/></text:p>
          </table:table-cell>
          <table:table-cell office:value-type="string" calcext:value-type="string">
            <text:p><text:s text:c="2"/>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string" calcext:value-type="string">
            <text:p><text:s/></text:p>
          </table:table-cell>
          <table:table-cell office:value-type="string" calcext:value-type="string">
            <text:p><text:s text:c="2"/></text:p>
          </table:table-cell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<text:s text:c="2"/>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string" calcext:value-type="string">
            <text:p><text:s/></text:p>
          </table:table-cell>
          <table:table-cell office:value-type="string" calcext:value-type="string">
            <text:p><text:s text:c="2"/></text:p>
          </table:table-cell>
          <table:table-cell table:number-columns-repeated="7" office:value-type="string" calcext:value-type="string">
            <text:p><text:s/></text:p>
          </table:table-cell>
          <table:table-cell office:value-type="string" calcext:value-type="string">
            <text:p><text:s text:c="2"/>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string" calcext:value-type="string">
            <text:p><text:s/></text:p>
          </table:table-cell>
          <table:table-cell office:value-type="string" calcext:value-type="string">
            <text:p><text:s text:c="2"/></text:p>
          </table:table-cell>
          <table:table-cell table:number-columns-repeated="10" office:value-type="string" calcext:value-type="string">
            <text:p><text:s/></text:p>
          </table:table-cell>
          <table:table-cell table:style-name="Default" table:number-columns-repeated="7"/>
          <table:table-cell table:number-columns-repeated="9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string" calcext:value-type="string">
            <text:p><text:s/></text:p>
          </table:table-cell>
          <table:table-cell office:value-type="string" calcext:value-type="string">
            <text:p><text:s text:c="2"/></text:p>
          </table:table-cell>
          <table:table-cell table:number-columns-repeated="10" office:value-type="string" calcext:value-type="string">
            <text:p><text:s/></text:p>
          </table:table-cell>
          <table:table-cell table:style-name="Default" table:number-columns-repeated="6"/>
          <table:table-cell table:number-columns-repeated="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 office:value-type="string" calcext:value-type="string">
            <text:p><text:s/></text:p>
          </table:table-cell>
          <table:table-cell office:value-type="string" calcext:value-type="string">
            <text:p><text:s text:c="2"/></text:p>
          </table:table-cell>
          <table:table-cell table:number-columns-repeated="10" office:value-type="string" calcext:value-type="string">
            <text:p><text:s/></text:p>
          </table:table-cell>
          <table:table-cell table:style-name="Default" table:number-columns-repeated="5"/>
          <table:table-cell table:number-columns-repeated="9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 office:value-type="string" calcext:value-type="string">
            <text:p><text:s/></text:p>
          </table:table-cell>
          <table:table-cell office:value-type="string" calcext:value-type="string">
            <text:p><text:s text:c="2"/></text:p>
          </table:table-cell>
          <table:table-cell table:number-columns-repeated="10" office:value-type="string" calcext:value-type="string">
            <text:p><text:s/></text:p>
          </table:table-cell>
          <table:table-cell table:style-name="Default" table:number-columns-repeated="4"/>
          <table:table-cell table:number-columns-repeated="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6" office:value-type="string" calcext:value-type="string">
            <text:p><text:s/></text:p>
          </table:table-cell>
          <table:table-cell office:value-type="string" calcext:value-type="string">
            <text:p><text:s text:c="2"/></text:p>
          </table:table-cell>
          <table:table-cell table:number-columns-repeated="10" office:value-type="string" calcext:value-type="string">
            <text:p><text:s/></text:p>
          </table:table-cell>
          <table:table-cell table:style-name="Default" table:number-columns-repeated="3"/>
          <table:table-cell table:number-columns-repeated="9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6" office:value-type="string" calcext:value-type="string">
            <text:p><text:s/></text:p>
          </table:table-cell>
          <table:table-cell office:value-type="string" calcext:value-type="string">
            <text:p><text:s text:c="2"/></text:p>
          </table:table-cell>
          <table:table-cell table:number-columns-repeated="10" office:value-type="string" calcext:value-type="string">
            <text:p><text:s/></text:p>
          </table:table-cell>
          <table:table-cell table:style-name="Default" table:number-columns-repeated="2"/>
          <table:table-cell table:number-columns-repeated="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6" office:value-type="string" calcext:value-type="string">
            <text:p><text:s/></text:p>
          </table:table-cell>
          <table:table-cell office:value-type="string" calcext:value-type="string">
            <text:p><text:s text:c="2"/></text:p>
          </table:table-cell>
          <table:table-cell table:number-columns-repeated="10" office:value-type="string" calcext:value-type="string">
            <text:p><text:s/></text:p>
          </table:table-cell>
          <table:table-cell table:style-name="Default"/>
          <table:table-cell table:number-columns-repeated="9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<text:s/>?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6" office:value-type="string" calcext:value-type="string">
            <text:p><text:s/></text:p>
          </table:table-cell>
          <table:table-cell office:value-type="string" calcext:value-type="string">
            <text:p><text:s text:c="2"/>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?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6" office:value-type="string" calcext:value-type="string">
            <text:p><text:s/></text:p>
          </table:table-cell>
          <table:table-cell office:value-type="string" calcext:value-type="string">
            <text:p><text:s text:c="2"/></text:p>
          </table:table-cell>
          <table:table-cell table:number-columns-repeated="9" office:value-type="string" calcext:value-type="string">
            <text:p><text:s/></text:p>
          </table:table-cell>
          <table:table-cell table:style-name="ce5" office:value-type="string" calcext:value-type="string">
            <text:p><text:s/></text:p>
          </table:table-cell>
          <table:table-cell table:number-columns-repeated="8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?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6" office:value-type="string" calcext:value-type="string">
            <text:p><text:s/></text:p>
          </table:table-cell>
          <table:table-cell office:value-type="string" calcext:value-type="string">
            <text:p><text:s text:c="2"/></text:p>
          </table:table-cell>
          <table:table-cell table:number-columns-repeated="8" office:value-type="string" calcext:value-type="string">
            <text:p><text:s/></text:p>
          </table:table-cell>
          <table:table-cell table:number-columns-repeated="2" table:style-name="ce5"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?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6" office:value-type="string" calcext:value-type="string">
            <text:p><text:s/></text:p>
          </table:table-cell>
          <table:table-cell office:value-type="string" calcext:value-type="string">
            <text:p><text:s text:c="2"/></text:p>
          </table:table-cell>
          <table:table-cell table:number-columns-repeated="7" office:value-type="string" calcext:value-type="string">
            <text:p><text:s/></text:p>
          </table:table-cell>
          <table:table-cell table:number-columns-repeated="4" table:style-name="ce5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4" office:value-type="string" calcext:value-type="string">
            <text:p><text:s/>?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6" office:value-type="string" calcext:value-type="string">
            <text:p><text:s/></text:p>
          </table:table-cell>
          <table:table-cell office:value-type="string" calcext:value-type="string">
            <text:p><text:s text:c="2"/></text:p>
          </table:table-cell>
          <table:table-cell table:number-columns-repeated="6" office:value-type="string" calcext:value-type="string">
            <text:p><text:s/></text:p>
          </table:table-cell>
          <table:table-cell table:number-columns-repeated="4" table:style-name="ce5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4" office:value-type="string" calcext:value-type="string">
            <text:p><text:s/>?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6" office:value-type="string" calcext:value-type="string">
            <text:p><text:s/></text:p>
          </table:table-cell>
          <table:table-cell office:value-type="string" calcext:value-type="string">
            <text:p><text:s text:c="2"/></text:p>
          </table:table-cell>
          <table:table-cell table:number-columns-repeated="5" office:value-type="string" calcext:value-type="string">
            <text:p><text:s/></text:p>
          </table:table-cell>
          <table:table-cell table:number-columns-repeated="5" table:style-name="ce5"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5" office:value-type="string" calcext:value-type="string">
            <text:p><text:s/>?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6" office:value-type="string" calcext:value-type="string">
            <text:p><text:s/></text:p>
          </table:table-cell>
          <table:table-cell office:value-type="string" calcext:value-type="string">
            <text:p><text:s text:c="2"/>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6" table:style-name="ce5"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7" office:value-type="string" calcext:value-type="string">
            <text:p><text:s/>?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6" office:value-type="string" calcext:value-type="string">
            <text:p><text:s/></text:p>
          </table:table-cell>
          <table:table-cell office:value-type="string" calcext:value-type="string">
            <text:p><text:s text:c="2"/></text:p>
          </table:table-cell>
          <table:table-cell table:number-columns-repeated="3" office:value-type="string" calcext:value-type="string">
            <text:p><text:s/></text:p>
          </table:table-cell>
          <table:table-cell table:number-columns-repeated="7" table:style-name="ce5"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7" office:value-type="string" calcext:value-type="string">
            <text:p><text:s/>?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6" office:value-type="string" calcext:value-type="string">
            <text:p><text:s/></text:p>
          </table:table-cell>
          <table:table-cell office:value-type="string" calcext:value-type="string">
            <text:p><text:s text:c="2"/>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8" table:style-name="ce5" office:value-type="string" calcext:value-type="string">
            <text:p><text:s/>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8" office:value-type="string" calcext:value-type="string">
            <text:p><text:s/>?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6" office:value-type="string" calcext:value-type="string">
            <text:p><text:s/>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<text:s/></text:p>
          </table:table-cell>
          <table:table-cell table:number-columns-repeated="9" table:style-name="ce5" office:value-type="string" calcext:value-type="string">
            <text:p><text:s/>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9" office:value-type="string" calcext:value-type="string">
            <text:p><text:s/>?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table:number-columns-repeated="7"/>
          <table:table-cell table:number-columns-repeated="9"/>
        </table:table-row>
        <calcext:conditional-formats>
          <calcext:conditional-format calcext:target-range-address="cycle_s.B2:cycle_s.Z26">
            <calcext:condition calcext:apply-style-name="Rouge" calcext:value="=0" calcext:base-cell-address="cycle_s.B2"/>
            <calcext:condition calcext:apply-style-name="Vert" calcext:value="=1" calcext:base-cell-address="cycle_s.B2"/>
          </calcext:conditional-format>
        </calcext:conditional-formats>
      </table:table>
      <table:table table:name="3star_tc" table:style-name="ta1">
        <table:table-column table:style-name="co1" table:default-cell-style-name="Default"/>
        <table:table-column table:style-name="co1" table:number-columns-repeated="15" table:default-cell-style-name="ce6"/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C_n \ has k complet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<text:s text:c="2"/></text:p>
          </table:table-cell>
          <table:table-cell table:number-columns-repeated="5" office:value-type="string" calcext:value-type="string">
            <text:p><text:s/></text:p>
          </table:table-cell>
          <table:table-cell table:number-columns-repeated="6" table:style-name="ce37" office:value-type="string" calcext:value-type="string">
            <text:p><text:s/></text:p>
          </table:table-cell>
          <table:table-cell table:style-name="ce37" office:value-type="string" calcext:value-type="string">
            <text:p><text:s text:c="2"/></text:p>
          </table:table-cell>
          <table:table-cell table:number-columns-repeated="3" table:style-name="ce37" office:value-type="string" calcext:value-type="string">
            <text:p><text:s/>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table:style-name="ce24" office:value-type="string" calcext:value-type="string">
            <text:p><text:s/></text:p>
          </table:table-cell>
          <table:table-cell table:style-name="ce24" office:value-type="string" calcext:value-type="string">
            <text:p><text:s text:c="2"/></text:p>
          </table:table-cell>
          <table:table-cell table:number-columns-repeated="6" table:style-name="ce24" office:value-type="string" calcext:value-type="string">
            <text:p><text:s/></text:p>
          </table:table-cell>
          <table:table-cell table:number-columns-repeated="6" table:style-name="ce38" office:value-type="string" calcext:value-type="string">
            <text:p><text:s/></text:p>
          </table:table-cell>
          <table:table-cell table:style-name="ce38" office:value-type="string" calcext:value-type="string">
            <text:p><text:s text:c="2"/></text:p>
          </table:table-cell>
          <table:table-cell table:number-columns-repeated="3" table:style-name="ce38" office:value-type="string" calcext:value-type="string">
            <text:p><text:s/>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table:style-name="ce25" office:value-type="string" calcext:value-type="string">
            <text:p><text:s/></text:p>
          </table:table-cell>
          <table:table-cell table:style-name="ce25" office:value-type="string" calcext:value-type="string">
            <text:p><text:s text:c="2"/></text:p>
          </table:table-cell>
          <table:table-cell table:number-columns-repeated="5" table:style-name="ce25" office:value-type="string" calcext:value-type="string">
            <text:p><text:s/></text:p>
          </table:table-cell>
          <table:table-cell table:number-columns-repeated="6" table:style-name="ce39" office:value-type="string" calcext:value-type="string">
            <text:p><text:s/></text:p>
          </table:table-cell>
          <table:table-cell table:style-name="ce39" office:value-type="string" calcext:value-type="string">
            <text:p><text:s text:c="2"/></text:p>
          </table:table-cell>
          <table:table-cell table:number-columns-repeated="3" table:style-name="ce39" office:value-type="string" calcext:value-type="string">
            <text:p><text:s/>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table:style-name="ce26" office:value-type="string" calcext:value-type="string">
            <text:p><text:s/></text:p>
          </table:table-cell>
          <table:table-cell table:style-name="ce26" office:value-type="string" calcext:value-type="string">
            <text:p><text:s text:c="2"/></text:p>
          </table:table-cell>
          <table:table-cell table:number-columns-repeated="4" table:style-name="ce26" office:value-type="string" calcext:value-type="string">
            <text:p><text:s/></text:p>
          </table:table-cell>
          <table:table-cell table:number-columns-repeated="6" table:style-name="ce40" office:value-type="string" calcext:value-type="string">
            <text:p><text:s/></text:p>
          </table:table-cell>
          <table:table-cell table:style-name="ce40" office:value-type="string" calcext:value-type="string">
            <text:p><text:s text:c="2"/></text:p>
          </table:table-cell>
          <table:table-cell table:number-columns-repeated="3" table:style-name="ce40" office:value-type="string" calcext:value-type="string">
            <text:p><text:s/>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table:style-name="ce27" office:value-type="string" calcext:value-type="string">
            <text:p><text:s/></text:p>
          </table:table-cell>
          <table:table-cell table:style-name="ce27" office:value-type="string" calcext:value-type="string">
            <text:p><text:s text:c="2"/></text:p>
          </table:table-cell>
          <table:table-cell table:number-columns-repeated="3" table:style-name="ce27" office:value-type="string" calcext:value-type="string">
            <text:p><text:s/></text:p>
          </table:table-cell>
          <table:table-cell table:number-columns-repeated="6" table:style-name="ce41" office:value-type="string" calcext:value-type="string">
            <text:p><text:s/></text:p>
          </table:table-cell>
          <table:table-cell table:style-name="ce41" office:value-type="string" calcext:value-type="string">
            <text:p><text:s text:c="2"/></text:p>
          </table:table-cell>
          <table:table-cell table:number-columns-repeated="3" table:style-name="ce41" office:value-type="string" calcext:value-type="string">
            <text:p><text:s/>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table:style-name="ce28" office:value-type="string" calcext:value-type="string">
            <text:p><text:s/></text:p>
          </table:table-cell>
          <table:table-cell table:style-name="ce28" office:value-type="string" calcext:value-type="string">
            <text:p><text:s text:c="2"/></text:p>
          </table:table-cell>
          <table:table-cell table:number-columns-repeated="2" table:style-name="ce28" office:value-type="string" calcext:value-type="string">
            <text:p><text:s/></text:p>
          </table:table-cell>
          <table:table-cell table:number-columns-repeated="6" table:style-name="ce42" office:value-type="string" calcext:value-type="string">
            <text:p><text:s/></text:p>
          </table:table-cell>
          <table:table-cell table:style-name="ce42" office:value-type="string" calcext:value-type="string">
            <text:p><text:s text:c="2"/></text:p>
          </table:table-cell>
          <table:table-cell table:number-columns-repeated="3" table:style-name="ce42" office:value-type="string" calcext:value-type="string">
            <text:p><text:s/>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table:style-name="ce29" office:value-type="string" calcext:value-type="string">
            <text:p><text:s/></text:p>
          </table:table-cell>
          <table:table-cell table:style-name="ce29" office:value-type="string" calcext:value-type="string">
            <text:p><text:s text:c="2"/></text:p>
          </table:table-cell>
          <table:table-cell table:style-name="ce29" office:value-type="string" calcext:value-type="string">
            <text:p><text:s/></text:p>
          </table:table-cell>
          <table:table-cell table:number-columns-repeated="6" table:style-name="ce43" office:value-type="string" calcext:value-type="string">
            <text:p><text:s/></text:p>
          </table:table-cell>
          <table:table-cell table:style-name="ce43" office:value-type="string" calcext:value-type="string">
            <text:p><text:s text:c="2"/></text:p>
          </table:table-cell>
          <table:table-cell table:number-columns-repeated="3" table:style-name="ce43" office:value-type="string" calcext:value-type="string">
            <text:p><text:s/>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table:style-name="ce30" office:value-type="string" calcext:value-type="string">
            <text:p><text:s/></text:p>
          </table:table-cell>
          <table:table-cell table:style-name="ce30" office:value-type="string" calcext:value-type="string">
            <text:p><text:s text:c="2"/></text:p>
          </table:table-cell>
          <table:table-cell table:number-columns-repeated="10" table:style-name="ce30" office:value-type="string" calcext:value-type="string">
            <text:p><text:s/>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number-columns-repeated="4"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 table:style-name="ce31" office:value-type="string" calcext:value-type="string">
            <text:p><text:s/></text:p>
          </table:table-cell>
          <table:table-cell table:style-name="ce31" office:value-type="string" calcext:value-type="string">
            <text:p><text:s text:c="2"/></text:p>
          </table:table-cell>
          <table:table-cell table:number-columns-repeated="9" table:style-name="ce31" office:value-type="string" calcext:value-type="string">
            <text:p><text:s/>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5" table:style-name="ce8" office:value-type="float" office:value="1" calcext:value-type="float">
            <text:p>1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 table:style-name="ce32" office:value-type="string" calcext:value-type="string">
            <text:p><text:s/></text:p>
          </table:table-cell>
          <table:table-cell table:style-name="ce32" office:value-type="string" calcext:value-type="string">
            <text:p><text:s text:c="2"/></text:p>
          </table:table-cell>
          <table:table-cell table:number-columns-repeated="8" table:style-name="ce32" office:value-type="string" calcext:value-type="string">
            <text:p><text:s/>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number-columns-repeated="5"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 table:style-name="ce33" office:value-type="string" calcext:value-type="string">
            <text:p><text:s/></text:p>
          </table:table-cell>
          <table:table-cell table:style-name="ce33" office:value-type="string" calcext:value-type="string">
            <text:p><text:s text:c="2"/></text:p>
          </table:table-cell>
          <table:table-cell table:number-columns-repeated="7" table:style-name="ce33" office:value-type="string" calcext:value-type="string">
            <text:p><text:s/>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6"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 table:style-name="ce34" office:value-type="string" calcext:value-type="string">
            <text:p><text:s/></text:p>
          </table:table-cell>
          <table:table-cell table:style-name="ce34" office:value-type="string" calcext:value-type="string">
            <text:p><text:s text:c="2"/></text:p>
          </table:table-cell>
          <table:table-cell table:number-columns-repeated="6" table:style-name="ce34" office:value-type="string" calcext:value-type="string">
            <text:p><text:s/>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number-columns-repeated="5"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 table:style-name="ce35" office:value-type="string" calcext:value-type="string">
            <text:p><text:s/></text:p>
          </table:table-cell>
          <table:table-cell table:style-name="ce35" office:value-type="string" calcext:value-type="string">
            <text:p><text:s text:c="2"/></text:p>
          </table:table-cell>
          <table:table-cell table:number-columns-repeated="5" table:style-name="ce35" office:value-type="string" calcext:value-type="string">
            <text:p><text:s/>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7" table:style-name="ce12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 table:style-name="ce36" office:value-type="string" calcext:value-type="string">
            <text:p><text:s/></text:p>
          </table:table-cell>
          <table:table-cell table:style-name="ce36" office:value-type="string" calcext:value-type="string">
            <text:p><text:s text:c="2"/></text:p>
          </table:table-cell>
          <table:table-cell table:number-columns-repeated="4" table:style-name="ce36" office:value-type="string" calcext:value-type="string">
            <text:p><text:s/>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number-columns-repeated="6" table:style-name="ce13" office:value-type="float" office:value="1" calcext:value-type="float">
            <text:p>1</text:p>
          </table:table-cell>
          <table:table-cell table:style-name="ce12" office:value-type="string" calcext:value-type="string">
            <text:p><text:s/>?</text:p>
          </table:table-cell>
          <table:table-cell table:style-name="ce11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 table:style-name="ce44" office:value-type="string" calcext:value-type="string">
            <text:p><text:s/></text:p>
          </table:table-cell>
          <table:table-cell table:style-name="ce44" office:value-type="string" calcext:value-type="string">
            <text:p><text:s text:c="2"/></text:p>
          </table:table-cell>
          <table:table-cell table:number-columns-repeated="3" table:style-name="ce44" office:value-type="string" calcext:value-type="string">
            <text:p><text:s/>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7" table:style-name="ce14" office:value-type="float" office:value="1" calcext:value-type="float">
            <text:p>1</text:p>
          </table:table-cell>
          <table:table-cell table:style-name="ce13" office:value-type="string" calcext:value-type="string">
            <text:p><text:s/>?</text:p>
          </table:table-cell>
          <table:table-cell table:style-name="ce12" office:value-type="string" calcext:value-type="string">
            <text:p><text:s/>?</text:p>
          </table:table-cell>
          <table:table-cell table:style-name="ce11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6" table:style-name="ce45" office:value-type="string" calcext:value-type="string">
            <text:p><text:s/></text:p>
          </table:table-cell>
          <table:table-cell table:style-name="ce45" office:value-type="string" calcext:value-type="string">
            <text:p><text:s text:c="2"/></text:p>
          </table:table-cell>
          <table:table-cell table:number-columns-repeated="2" table:style-name="ce45" office:value-type="string" calcext:value-type="string">
            <text:p><text:s/>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number-columns-repeated="6" table:style-name="ce15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13" office:value-type="string" calcext:value-type="string">
            <text:p><text:s/>?</text:p>
          </table:table-cell>
          <table:table-cell table:style-name="ce12" office:value-type="string" calcext:value-type="string">
            <text:p><text:s/>?</text:p>
          </table:table-cell>
          <table:table-cell table:style-name="ce11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6" table:style-name="ce46" office:value-type="string" calcext:value-type="string">
            <text:p><text:s/></text:p>
          </table:table-cell>
          <table:table-cell table:style-name="ce46" office:value-type="string" calcext:value-type="string">
            <text:p><text:s text:c="2"/></text:p>
          </table:table-cell>
          <table:table-cell table:style-name="ce46" office:value-type="string" calcext:value-type="string">
            <text:p><text:s/>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7" table:style-name="ce16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style-name="ce14" office:value-type="string" calcext:value-type="string">
            <text:p><text:s/>?</text:p>
          </table:table-cell>
          <table:table-cell table:style-name="ce13" office:value-type="string" calcext:value-type="string">
            <text:p><text:s/>?</text:p>
          </table:table-cell>
          <table:table-cell table:style-name="ce12" office:value-type="string" calcext:value-type="string">
            <text:p><text:s/>?</text:p>
          </table:table-cell>
          <table:table-cell table:style-name="ce11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6" table:style-name="ce47" office:value-type="string" calcext:value-type="string">
            <text:p><text:s/></text:p>
          </table:table-cell>
          <table:table-cell table:style-name="ce47" office:value-type="string" calcext:value-type="string">
            <text:p><text:s text:c="2"/>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number-columns-repeated="6" table:style-name="ce17"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table:style-name="ce15" office:value-type="string" calcext:value-type="string">
            <text:p><text:s/>?</text:p>
          </table:table-cell>
          <table:table-cell table:style-name="ce14" office:value-type="string" calcext:value-type="string">
            <text:p><text:s/>?</text:p>
          </table:table-cell>
          <table:table-cell table:style-name="ce13" office:value-type="string" calcext:value-type="string">
            <text:p><text:s/>?</text:p>
          </table:table-cell>
          <table:table-cell table:style-name="ce12" office:value-type="string" calcext:value-type="string">
            <text:p><text:s/>?</text:p>
          </table:table-cell>
          <table:table-cell table:style-name="ce11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6" table:style-name="ce48" office:value-type="string" calcext:value-type="string">
            <text:p><text:s/>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7" table:style-name="ce18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table:style-name="ce15" office:value-type="string" calcext:value-type="string">
            <text:p><text:s/>?</text:p>
          </table:table-cell>
          <table:table-cell table:style-name="ce14" office:value-type="string" calcext:value-type="string">
            <text:p><text:s/>?</text:p>
          </table:table-cell>
          <table:table-cell table:style-name="ce13" office:value-type="string" calcext:value-type="string">
            <text:p><text:s/>?</text:p>
          </table:table-cell>
          <table:table-cell table:style-name="ce12" office:value-type="string" calcext:value-type="string">
            <text:p><text:s/>?</text:p>
          </table:table-cell>
          <table:table-cell table:style-name="ce11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5" table:style-name="ce49" office:value-type="string" calcext:value-type="string">
            <text:p><text:s/>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number-columns-repeated="6" table:style-name="ce19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string" calcext:value-type="string">
            <text:p><text:s/>?</text:p>
          </table:table-cell>
          <table:table-cell table:style-name="ce15" office:value-type="string" calcext:value-type="string">
            <text:p><text:s/>?</text:p>
          </table:table-cell>
          <table:table-cell table:style-name="ce14" office:value-type="string" calcext:value-type="string">
            <text:p><text:s/>?</text:p>
          </table:table-cell>
          <table:table-cell table:style-name="ce13" office:value-type="string" calcext:value-type="string">
            <text:p><text:s/>?</text:p>
          </table:table-cell>
          <table:table-cell table:style-name="ce12" office:value-type="string" calcext:value-type="string">
            <text:p><text:s/>?</text:p>
          </table:table-cell>
          <table:table-cell table:style-name="ce11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4" table:style-name="ce50" office:value-type="string" calcext:value-type="string">
            <text:p><text:s/>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7" table:style-name="ce20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17" office:value-type="string" calcext:value-type="string">
            <text:p><text:s/>?</text:p>
          </table:table-cell>
          <table:table-cell table:style-name="ce16" office:value-type="string" calcext:value-type="string">
            <text:p><text:s/>?</text:p>
          </table:table-cell>
          <table:table-cell table:style-name="ce15" office:value-type="string" calcext:value-type="string">
            <text:p><text:s/>?</text:p>
          </table:table-cell>
          <table:table-cell table:style-name="ce14" office:value-type="string" calcext:value-type="string">
            <text:p><text:s/>?</text:p>
          </table:table-cell>
          <table:table-cell table:style-name="ce13" office:value-type="string" calcext:value-type="string">
            <text:p><text:s/>?</text:p>
          </table:table-cell>
          <table:table-cell table:style-name="ce12" office:value-type="string" calcext:value-type="string">
            <text:p><text:s/>?</text:p>
          </table:table-cell>
          <table:table-cell table:style-name="ce11" office:value-type="string" calcext:value-type="string">
            <text:p><text:s/>?</text:p>
          </table:table-cell>
          <table:table-cell table:style-name="ce10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3" table:style-name="ce51" office:value-type="string" calcext:value-type="string">
            <text:p><text:s/>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number-columns-repeated="6" table:style-name="ce21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17" office:value-type="string" calcext:value-type="string">
            <text:p><text:s/>?</text:p>
          </table:table-cell>
          <table:table-cell table:style-name="ce16" office:value-type="string" calcext:value-type="string">
            <text:p><text:s/>?</text:p>
          </table:table-cell>
          <table:table-cell table:style-name="ce15" office:value-type="string" calcext:value-type="string">
            <text:p><text:s/>?</text:p>
          </table:table-cell>
          <table:table-cell table:style-name="ce14" office:value-type="string" calcext:value-type="string">
            <text:p><text:s/>?</text:p>
          </table:table-cell>
          <table:table-cell table:style-name="ce13" office:value-type="string" calcext:value-type="string">
            <text:p><text:s/>?</text:p>
          </table:table-cell>
          <table:table-cell table:style-name="ce12" office:value-type="string" calcext:value-type="string">
            <text:p><text:s/>?</text:p>
          </table:table-cell>
          <table:table-cell table:style-name="ce11" office:value-type="string" calcext:value-type="string">
            <text:p><text:s/>?</text:p>
          </table:table-cell>
          <table:table-cell table:style-name="ce10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52" office:value-type="string" calcext:value-type="string">
            <text:p><text:s/>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7" table:style-name="ce22" office:value-type="float" office:value="1" calcext:value-type="float">
            <text:p>1</text:p>
          </table:table-cell>
          <table:table-cell table:style-name="ce21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style-name="ce18" office:value-type="string" calcext:value-type="string">
            <text:p><text:s/>?</text:p>
          </table:table-cell>
          <table:table-cell table:style-name="ce17" office:value-type="string" calcext:value-type="string">
            <text:p><text:s/>?</text:p>
          </table:table-cell>
          <table:table-cell table:style-name="ce16" office:value-type="string" calcext:value-type="string">
            <text:p><text:s/>?</text:p>
          </table:table-cell>
          <table:table-cell table:style-name="ce15" office:value-type="string" calcext:value-type="string">
            <text:p><text:s/>?</text:p>
          </table:table-cell>
          <table:table-cell table:style-name="ce14" office:value-type="string" calcext:value-type="string">
            <text:p><text:s/>?</text:p>
          </table:table-cell>
          <table:table-cell table:style-name="ce13" office:value-type="string" calcext:value-type="string">
            <text:p><text:s/>?</text:p>
          </table:table-cell>
          <table:table-cell table:style-name="ce12" office:value-type="string" calcext:value-type="string">
            <text:p><text:s/>?</text:p>
          </table:table-cell>
          <table:table-cell table:style-name="ce11" office:value-type="string" calcext:value-type="string">
            <text:p><text:s/>?</text:p>
          </table:table-cell>
          <table:table-cell table:style-name="ce10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53" office:value-type="string" calcext:value-type="string">
            <text:p><text:s/>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number-columns-repeated="6" table:style-name="ce23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21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19" office:value-type="string" calcext:value-type="string">
            <text:p><text:s/>?</text:p>
          </table:table-cell>
          <table:table-cell table:style-name="ce18" office:value-type="string" calcext:value-type="string">
            <text:p><text:s/>?</text:p>
          </table:table-cell>
          <table:table-cell table:style-name="ce17" office:value-type="string" calcext:value-type="string">
            <text:p><text:s/>?</text:p>
          </table:table-cell>
          <table:table-cell table:style-name="ce16" office:value-type="string" calcext:value-type="string">
            <text:p><text:s/>?</text:p>
          </table:table-cell>
          <table:table-cell table:style-name="ce15" office:value-type="string" calcext:value-type="string">
            <text:p><text:s/>?</text:p>
          </table:table-cell>
          <table:table-cell table:style-name="ce14" office:value-type="string" calcext:value-type="string">
            <text:p><text:s/>?</text:p>
          </table:table-cell>
          <table:table-cell table:style-name="ce13" office:value-type="string" calcext:value-type="string">
            <text:p><text:s/>?</text:p>
          </table:table-cell>
          <table:table-cell table:style-name="ce12" office:value-type="string" calcext:value-type="string">
            <text:p><text:s/>?</text:p>
          </table:table-cell>
          <table:table-cell table:style-name="ce11" office:value-type="string" calcext:value-type="string">
            <text:p><text:s/>?</text:p>
          </table:table-cell>
          <table:table-cell table:style-name="ce10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</table:table-row>
        <calcext:conditional-formats>
          <calcext:conditional-format calcext:target-range-address="3star_tc.B2:3star_tc.P2 3star_tc.B26:3star_tc.Z26 3star_tc.B3:3star_tc.C3 3star_tc.B4:3star_tc.D4 3star_tc.B5:3star_tc.E5 3star_tc.B6:3star_tc.F6 3star_tc.B7:3star_tc.G7 3star_tc.B8:3star_tc.H8 3star_tc.B9:3star_tc.I26 3star_tc.B10:3star_tc.J26 3star_tc.B11:3star_tc.K26 3star_tc.B12:3star_tc.L26 3star_tc.B13:3star_tc.M26 3star_tc.B14:3star_tc.N26 3star_tc.B15:3star_tc.O26 3star_tc.B16:3star_tc.P26 3star_tc.B17:3star_tc.Q26 3star_tc.B18:3star_tc.R26 3star_tc.B20:3star_tc.T26 3star_tc.B19:3star_tc.S26 3star_tc.B21:3star_tc.U26 3star_tc.B22:3star_tc.V26 3star_tc.B23:3star_tc.W26 3star_tc.B24:3star_tc.X26 3star_tc.B25:3star_tc.Y26">
            <calcext:condition calcext:apply-style-name="Rouge" calcext:value="=0" calcext:base-cell-address="3star_tc.B2"/>
            <calcext:condition calcext:apply-style-name="Vert" calcext:value="=1" calcext:base-cell-address="3star_tc.B2"/>
            <calcext:condition calcext:apply-style-name="Jaune" calcext:value="=&quot; ?&quot;" calcext:base-cell-address="3star_tc.B2"/>
            <calcext:condition calcext:apply-style-name="Default" calcext:value="=&quot; &quot;" calcext:base-cell-address="3star_tc.B2"/>
          </calcext:conditional-format>
          <calcext:conditional-format calcext:target-range-address="3star_tc.D3:3star_tc.P3">
            <calcext:condition calcext:apply-style-name="Rouge" calcext:value="=0" calcext:base-cell-address="3star_tc.D3"/>
            <calcext:condition calcext:apply-style-name="Vert" calcext:value="=1" calcext:base-cell-address="3star_tc.D3"/>
            <calcext:condition calcext:apply-style-name="Jaune" calcext:value="=&quot; ?&quot;" calcext:base-cell-address="3star_tc.D3"/>
            <calcext:condition calcext:apply-style-name="Default" calcext:value="=&quot; &quot;" calcext:base-cell-address="3star_tc.D3"/>
          </calcext:conditional-format>
          <calcext:conditional-format calcext:target-range-address="3star_tc.E4:3star_tc.P4">
            <calcext:condition calcext:apply-style-name="Rouge" calcext:value="=0" calcext:base-cell-address="3star_tc.E4"/>
            <calcext:condition calcext:apply-style-name="Vert" calcext:value="=1" calcext:base-cell-address="3star_tc.E4"/>
            <calcext:condition calcext:apply-style-name="Jaune" calcext:value="=&quot; ?&quot;" calcext:base-cell-address="3star_tc.E4"/>
            <calcext:condition calcext:apply-style-name="Default" calcext:value="=&quot; &quot;" calcext:base-cell-address="3star_tc.E4"/>
          </calcext:conditional-format>
          <calcext:conditional-format calcext:target-range-address="3star_tc.F5:3star_tc.P5">
            <calcext:condition calcext:apply-style-name="Rouge" calcext:value="=0" calcext:base-cell-address="3star_tc.F5"/>
            <calcext:condition calcext:apply-style-name="Vert" calcext:value="=1" calcext:base-cell-address="3star_tc.F5"/>
            <calcext:condition calcext:apply-style-name="Jaune" calcext:value="=&quot; ?&quot;" calcext:base-cell-address="3star_tc.F5"/>
            <calcext:condition calcext:apply-style-name="Default" calcext:value="=&quot; &quot;" calcext:base-cell-address="3star_tc.F5"/>
          </calcext:conditional-format>
          <calcext:conditional-format calcext:target-range-address="3star_tc.G6:3star_tc.P6">
            <calcext:condition calcext:apply-style-name="Rouge" calcext:value="=0" calcext:base-cell-address="3star_tc.G6"/>
            <calcext:condition calcext:apply-style-name="Vert" calcext:value="=1" calcext:base-cell-address="3star_tc.G6"/>
            <calcext:condition calcext:apply-style-name="Jaune" calcext:value="=&quot; ?&quot;" calcext:base-cell-address="3star_tc.G6"/>
            <calcext:condition calcext:apply-style-name="Default" calcext:value="=&quot; &quot;" calcext:base-cell-address="3star_tc.G6"/>
          </calcext:conditional-format>
          <calcext:conditional-format calcext:target-range-address="3star_tc.H7:3star_tc.P7">
            <calcext:condition calcext:apply-style-name="Rouge" calcext:value="=0" calcext:base-cell-address="3star_tc.H7"/>
            <calcext:condition calcext:apply-style-name="Vert" calcext:value="=1" calcext:base-cell-address="3star_tc.H7"/>
            <calcext:condition calcext:apply-style-name="Jaune" calcext:value="=&quot; ?&quot;" calcext:base-cell-address="3star_tc.H7"/>
            <calcext:condition calcext:apply-style-name="Default" calcext:value="=&quot; &quot;" calcext:base-cell-address="3star_tc.H7"/>
          </calcext:conditional-format>
          <calcext:conditional-format calcext:target-range-address="3star_tc.I8:3star_tc.P8">
            <calcext:condition calcext:apply-style-name="Rouge" calcext:value="=0" calcext:base-cell-address="3star_tc.I8"/>
            <calcext:condition calcext:apply-style-name="Vert" calcext:value="=1" calcext:base-cell-address="3star_tc.I8"/>
            <calcext:condition calcext:apply-style-name="Jaune" calcext:value="=&quot; ?&quot;" calcext:base-cell-address="3star_tc.I8"/>
            <calcext:condition calcext:apply-style-name="Default" calcext:value="=&quot; &quot;" calcext:base-cell-address="3star_tc.I8"/>
          </calcext:conditional-format>
          <calcext:conditional-format calcext:target-range-address="3star_tc.J9:3star_tc.Z9">
            <calcext:condition calcext:apply-style-name="Rouge" calcext:value="=0" calcext:base-cell-address="3star_tc.J9"/>
            <calcext:condition calcext:apply-style-name="Vert" calcext:value="=1" calcext:base-cell-address="3star_tc.J9"/>
            <calcext:condition calcext:apply-style-name="Jaune" calcext:value="=&quot; ?&quot;" calcext:base-cell-address="3star_tc.J9"/>
            <calcext:condition calcext:apply-style-name="Default" calcext:value="=&quot; &quot;" calcext:base-cell-address="3star_tc.J9"/>
          </calcext:conditional-format>
          <calcext:conditional-format calcext:target-range-address="3star_tc.K10:3star_tc.Z10">
            <calcext:condition calcext:apply-style-name="Rouge" calcext:value="=0" calcext:base-cell-address="3star_tc.K10"/>
            <calcext:condition calcext:apply-style-name="Vert" calcext:value="=1" calcext:base-cell-address="3star_tc.K10"/>
            <calcext:condition calcext:apply-style-name="Jaune" calcext:value="=&quot; ?&quot;" calcext:base-cell-address="3star_tc.K10"/>
            <calcext:condition calcext:apply-style-name="Default" calcext:value="=&quot; &quot;" calcext:base-cell-address="3star_tc.K10"/>
          </calcext:conditional-format>
          <calcext:conditional-format calcext:target-range-address="3star_tc.L11:3star_tc.Z11">
            <calcext:condition calcext:apply-style-name="Rouge" calcext:value="=0" calcext:base-cell-address="3star_tc.L11"/>
            <calcext:condition calcext:apply-style-name="Vert" calcext:value="=1" calcext:base-cell-address="3star_tc.L11"/>
            <calcext:condition calcext:apply-style-name="Jaune" calcext:value="=&quot; ?&quot;" calcext:base-cell-address="3star_tc.L11"/>
            <calcext:condition calcext:apply-style-name="Default" calcext:value="=&quot; &quot;" calcext:base-cell-address="3star_tc.L11"/>
          </calcext:conditional-format>
          <calcext:conditional-format calcext:target-range-address="3star_tc.M12:3star_tc.Z12">
            <calcext:condition calcext:apply-style-name="Rouge" calcext:value="=0" calcext:base-cell-address="3star_tc.M12"/>
            <calcext:condition calcext:apply-style-name="Vert" calcext:value="=1" calcext:base-cell-address="3star_tc.M12"/>
            <calcext:condition calcext:apply-style-name="Jaune" calcext:value="=&quot; ?&quot;" calcext:base-cell-address="3star_tc.M12"/>
            <calcext:condition calcext:apply-style-name="Default" calcext:value="=&quot; &quot;" calcext:base-cell-address="3star_tc.M12"/>
          </calcext:conditional-format>
          <calcext:conditional-format calcext:target-range-address="3star_tc.N13:3star_tc.Z13">
            <calcext:condition calcext:apply-style-name="Rouge" calcext:value="=0" calcext:base-cell-address="3star_tc.N13"/>
            <calcext:condition calcext:apply-style-name="Vert" calcext:value="=1" calcext:base-cell-address="3star_tc.N13"/>
            <calcext:condition calcext:apply-style-name="Jaune" calcext:value="=&quot; ?&quot;" calcext:base-cell-address="3star_tc.N13"/>
            <calcext:condition calcext:apply-style-name="Default" calcext:value="=&quot; &quot;" calcext:base-cell-address="3star_tc.N13"/>
          </calcext:conditional-format>
          <calcext:conditional-format calcext:target-range-address="3star_tc.O14:3star_tc.Z14">
            <calcext:condition calcext:apply-style-name="Rouge" calcext:value="=0" calcext:base-cell-address="3star_tc.O14"/>
            <calcext:condition calcext:apply-style-name="Vert" calcext:value="=1" calcext:base-cell-address="3star_tc.O14"/>
            <calcext:condition calcext:apply-style-name="Jaune" calcext:value="=&quot; ?&quot;" calcext:base-cell-address="3star_tc.O14"/>
            <calcext:condition calcext:apply-style-name="Default" calcext:value="=&quot; &quot;" calcext:base-cell-address="3star_tc.O14"/>
          </calcext:conditional-format>
          <calcext:conditional-format calcext:target-range-address="3star_tc.P15:3star_tc.Z15">
            <calcext:condition calcext:apply-style-name="Rouge" calcext:value="=0" calcext:base-cell-address="3star_tc.P15"/>
            <calcext:condition calcext:apply-style-name="Vert" calcext:value="=1" calcext:base-cell-address="3star_tc.P15"/>
            <calcext:condition calcext:apply-style-name="Jaune" calcext:value="=&quot; ?&quot;" calcext:base-cell-address="3star_tc.P15"/>
            <calcext:condition calcext:apply-style-name="Default" calcext:value="=&quot; &quot;" calcext:base-cell-address="3star_tc.P15"/>
          </calcext:conditional-format>
          <calcext:conditional-format calcext:target-range-address="3star_tc.Q16:3star_tc.Z16">
            <calcext:condition calcext:apply-style-name="Rouge" calcext:value="=0" calcext:base-cell-address="3star_tc.Q16"/>
            <calcext:condition calcext:apply-style-name="Vert" calcext:value="=1" calcext:base-cell-address="3star_tc.Q16"/>
            <calcext:condition calcext:apply-style-name="Jaune" calcext:value="=&quot; ?&quot;" calcext:base-cell-address="3star_tc.Q16"/>
            <calcext:condition calcext:apply-style-name="Default" calcext:value="=&quot; &quot;" calcext:base-cell-address="3star_tc.Q16"/>
          </calcext:conditional-format>
          <calcext:conditional-format calcext:target-range-address="3star_tc.R17:3star_tc.Z17">
            <calcext:condition calcext:apply-style-name="Rouge" calcext:value="=0" calcext:base-cell-address="3star_tc.R17"/>
            <calcext:condition calcext:apply-style-name="Vert" calcext:value="=1" calcext:base-cell-address="3star_tc.R17"/>
            <calcext:condition calcext:apply-style-name="Jaune" calcext:value="=&quot; ?&quot;" calcext:base-cell-address="3star_tc.R17"/>
            <calcext:condition calcext:apply-style-name="Default" calcext:value="=&quot; &quot;" calcext:base-cell-address="3star_tc.R17"/>
          </calcext:conditional-format>
          <calcext:conditional-format calcext:target-range-address="3star_tc.S18:3star_tc.Z18">
            <calcext:condition calcext:apply-style-name="Rouge" calcext:value="=0" calcext:base-cell-address="3star_tc.S18"/>
            <calcext:condition calcext:apply-style-name="Vert" calcext:value="=1" calcext:base-cell-address="3star_tc.S18"/>
            <calcext:condition calcext:apply-style-name="Jaune" calcext:value="=&quot; ?&quot;" calcext:base-cell-address="3star_tc.S18"/>
            <calcext:condition calcext:apply-style-name="Default" calcext:value="=&quot; &quot;" calcext:base-cell-address="3star_tc.S18"/>
          </calcext:conditional-format>
          <calcext:conditional-format calcext:target-range-address="3star_tc.T19:3star_tc.Z19">
            <calcext:condition calcext:apply-style-name="Rouge" calcext:value="=0" calcext:base-cell-address="3star_tc.T19"/>
            <calcext:condition calcext:apply-style-name="Vert" calcext:value="=1" calcext:base-cell-address="3star_tc.T19"/>
            <calcext:condition calcext:apply-style-name="Jaune" calcext:value="=&quot; ?&quot;" calcext:base-cell-address="3star_tc.T19"/>
            <calcext:condition calcext:apply-style-name="Default" calcext:value="=&quot; &quot;" calcext:base-cell-address="3star_tc.T19"/>
          </calcext:conditional-format>
          <calcext:conditional-format calcext:target-range-address="3star_tc.U20:3star_tc.Z20">
            <calcext:condition calcext:apply-style-name="Rouge" calcext:value="=0" calcext:base-cell-address="3star_tc.U20"/>
            <calcext:condition calcext:apply-style-name="Vert" calcext:value="=1" calcext:base-cell-address="3star_tc.U20"/>
            <calcext:condition calcext:apply-style-name="Jaune" calcext:value="=&quot; ?&quot;" calcext:base-cell-address="3star_tc.U20"/>
            <calcext:condition calcext:apply-style-name="Default" calcext:value="=&quot; &quot;" calcext:base-cell-address="3star_tc.U20"/>
          </calcext:conditional-format>
          <calcext:conditional-format calcext:target-range-address="3star_tc.V21:3star_tc.Z21">
            <calcext:condition calcext:apply-style-name="Rouge" calcext:value="=0" calcext:base-cell-address="3star_tc.V21"/>
            <calcext:condition calcext:apply-style-name="Vert" calcext:value="=1" calcext:base-cell-address="3star_tc.V21"/>
            <calcext:condition calcext:apply-style-name="Jaune" calcext:value="=&quot; ?&quot;" calcext:base-cell-address="3star_tc.V21"/>
            <calcext:condition calcext:apply-style-name="Default" calcext:value="=&quot; &quot;" calcext:base-cell-address="3star_tc.V21"/>
          </calcext:conditional-format>
          <calcext:conditional-format calcext:target-range-address="3star_tc.W22:3star_tc.Z22">
            <calcext:condition calcext:apply-style-name="Rouge" calcext:value="=0" calcext:base-cell-address="3star_tc.W22"/>
            <calcext:condition calcext:apply-style-name="Vert" calcext:value="=1" calcext:base-cell-address="3star_tc.W22"/>
            <calcext:condition calcext:apply-style-name="Jaune" calcext:value="=&quot; ?&quot;" calcext:base-cell-address="3star_tc.W22"/>
            <calcext:condition calcext:apply-style-name="Default" calcext:value="=&quot; &quot;" calcext:base-cell-address="3star_tc.W22"/>
          </calcext:conditional-format>
          <calcext:conditional-format calcext:target-range-address="3star_tc.X23:3star_tc.Z23">
            <calcext:condition calcext:apply-style-name="Rouge" calcext:value="=0" calcext:base-cell-address="3star_tc.X23"/>
            <calcext:condition calcext:apply-style-name="Vert" calcext:value="=1" calcext:base-cell-address="3star_tc.X23"/>
            <calcext:condition calcext:apply-style-name="Jaune" calcext:value="=&quot; ?&quot;" calcext:base-cell-address="3star_tc.X23"/>
            <calcext:condition calcext:apply-style-name="Default" calcext:value="=&quot; &quot;" calcext:base-cell-address="3star_tc.X23"/>
          </calcext:conditional-format>
          <calcext:conditional-format calcext:target-range-address="3star_tc.Y24:3star_tc.Z24">
            <calcext:condition calcext:apply-style-name="Rouge" calcext:value="=0" calcext:base-cell-address="3star_tc.Y24"/>
            <calcext:condition calcext:apply-style-name="Vert" calcext:value="=1" calcext:base-cell-address="3star_tc.Y24"/>
            <calcext:condition calcext:apply-style-name="Jaune" calcext:value="=&quot; ?&quot;" calcext:base-cell-address="3star_tc.Y24"/>
            <calcext:condition calcext:apply-style-name="Default" calcext:value="=&quot; &quot;" calcext:base-cell-address="3star_tc.Y24"/>
          </calcext:conditional-format>
          <calcext:conditional-format calcext:target-range-address="3star_tc.Z25:3star_tc.Z25">
            <calcext:condition calcext:apply-style-name="Rouge" calcext:value="=0" calcext:base-cell-address="3star_tc.Z25"/>
            <calcext:condition calcext:apply-style-name="Vert" calcext:value="=1" calcext:base-cell-address="3star_tc.Z25"/>
            <calcext:condition calcext:apply-style-name="Jaune" calcext:value="=&quot; ?&quot;" calcext:base-cell-address="3star_tc.Z25"/>
            <calcext:condition calcext:apply-style-name="Default" calcext:value="=&quot; &quot;" calcext:base-cell-address="3star_tc.Z25"/>
          </calcext:conditional-format>
          <calcext:conditional-format calcext:target-range-address="3star_tc.Q8:3star_tc.Z8">
            <calcext:condition calcext:apply-style-name="Rouge" calcext:value="=0" calcext:base-cell-address="3star_tc.Q8"/>
            <calcext:condition calcext:apply-style-name="Vert" calcext:value="=1" calcext:base-cell-address="3star_tc.Q8"/>
            <calcext:condition calcext:apply-style-name="Jaune" calcext:value="=&quot; ?&quot;" calcext:base-cell-address="3star_tc.Q8"/>
            <calcext:condition calcext:apply-style-name="Default" calcext:value="=&quot; &quot;" calcext:base-cell-address="3star_tc.Q8"/>
          </calcext:conditional-format>
          <calcext:conditional-format calcext:target-range-address="3star_tc.Q7:3star_tc.Z7">
            <calcext:condition calcext:apply-style-name="Rouge" calcext:value="=0" calcext:base-cell-address="3star_tc.Q7"/>
            <calcext:condition calcext:apply-style-name="Vert" calcext:value="=1" calcext:base-cell-address="3star_tc.Q7"/>
            <calcext:condition calcext:apply-style-name="Jaune" calcext:value="=&quot; ?&quot;" calcext:base-cell-address="3star_tc.Q7"/>
            <calcext:condition calcext:apply-style-name="Default" calcext:value="=&quot; &quot;" calcext:base-cell-address="3star_tc.Q7"/>
          </calcext:conditional-format>
          <calcext:conditional-format calcext:target-range-address="3star_tc.Q6:3star_tc.Z6">
            <calcext:condition calcext:apply-style-name="Rouge" calcext:value="=0" calcext:base-cell-address="3star_tc.Q6"/>
            <calcext:condition calcext:apply-style-name="Vert" calcext:value="=1" calcext:base-cell-address="3star_tc.Q6"/>
            <calcext:condition calcext:apply-style-name="Jaune" calcext:value="=&quot; ?&quot;" calcext:base-cell-address="3star_tc.Q6"/>
            <calcext:condition calcext:apply-style-name="Default" calcext:value="=&quot; &quot;" calcext:base-cell-address="3star_tc.Q6"/>
          </calcext:conditional-format>
          <calcext:conditional-format calcext:target-range-address="3star_tc.Q5:3star_tc.Z5">
            <calcext:condition calcext:apply-style-name="Rouge" calcext:value="=0" calcext:base-cell-address="3star_tc.Q5"/>
            <calcext:condition calcext:apply-style-name="Vert" calcext:value="=1" calcext:base-cell-address="3star_tc.Q5"/>
            <calcext:condition calcext:apply-style-name="Jaune" calcext:value="=&quot; ?&quot;" calcext:base-cell-address="3star_tc.Q5"/>
            <calcext:condition calcext:apply-style-name="Default" calcext:value="=&quot; &quot;" calcext:base-cell-address="3star_tc.Q5"/>
          </calcext:conditional-format>
          <calcext:conditional-format calcext:target-range-address="3star_tc.Q4:3star_tc.Z4">
            <calcext:condition calcext:apply-style-name="Rouge" calcext:value="=0" calcext:base-cell-address="3star_tc.Q4"/>
            <calcext:condition calcext:apply-style-name="Vert" calcext:value="=1" calcext:base-cell-address="3star_tc.Q4"/>
            <calcext:condition calcext:apply-style-name="Jaune" calcext:value="=&quot; ?&quot;" calcext:base-cell-address="3star_tc.Q4"/>
            <calcext:condition calcext:apply-style-name="Default" calcext:value="=&quot; &quot;" calcext:base-cell-address="3star_tc.Q4"/>
          </calcext:conditional-format>
          <calcext:conditional-format calcext:target-range-address="3star_tc.Q2:3star_tc.Z2">
            <calcext:condition calcext:apply-style-name="Rouge" calcext:value="=0" calcext:base-cell-address="3star_tc.Q2"/>
            <calcext:condition calcext:apply-style-name="Vert" calcext:value="=1" calcext:base-cell-address="3star_tc.Q2"/>
            <calcext:condition calcext:apply-style-name="Jaune" calcext:value="=&quot; ?&quot;" calcext:base-cell-address="3star_tc.Q2"/>
            <calcext:condition calcext:apply-style-name="Default" calcext:value="=&quot; &quot;" calcext:base-cell-address="3star_tc.Q2"/>
          </calcext:conditional-format>
          <calcext:conditional-format calcext:target-range-address="3star_tc.Q3:3star_tc.Z3">
            <calcext:condition calcext:apply-style-name="Rouge" calcext:value="=0" calcext:base-cell-address="3star_tc.Q3"/>
            <calcext:condition calcext:apply-style-name="Vert" calcext:value="=1" calcext:base-cell-address="3star_tc.Q3"/>
            <calcext:condition calcext:apply-style-name="Jaune" calcext:value="=&quot; ?&quot;" calcext:base-cell-address="3star_tc.Q3"/>
            <calcext:condition calcext:apply-style-name="Default" calcext:value="=&quot; &quot;" calcext:base-cell-address="3star_tc.Q3"/>
          </calcext:conditional-format>
        </calcext:conditional-formats>
      </table:table>
      <table:table table:name="3star_s" table:style-name="ta1">
        <table:table-column table:style-name="co1" table:default-cell-style-name="Default"/>
        <table:table-column table:style-name="co1" table:number-columns-repeated="15" table:default-cell-style-name="ce54"/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C_n \ has k complet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<text:s text:c="2"/></text:p>
          </table:table-cell>
          <table:table-cell table:number-columns-repeated="5" office:value-type="string" calcext:value-type="string">
            <text:p><text:s/></text:p>
          </table:table-cell>
          <table:table-cell table:number-columns-repeated="6" table:style-name="ce85" office:value-type="string" calcext:value-type="string">
            <text:p><text:s/></text:p>
          </table:table-cell>
          <table:table-cell table:style-name="ce85" office:value-type="string" calcext:value-type="string">
            <text:p><text:s text:c="2"/></text:p>
          </table:table-cell>
          <table:table-cell table:number-columns-repeated="3" table:style-name="ce85" office:value-type="string" calcext:value-type="string">
            <text:p><text:s/>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table:style-name="ce72" office:value-type="string" calcext:value-type="string">
            <text:p><text:s/></text:p>
          </table:table-cell>
          <table:table-cell table:style-name="ce72" office:value-type="string" calcext:value-type="string">
            <text:p><text:s text:c="2"/></text:p>
          </table:table-cell>
          <table:table-cell table:number-columns-repeated="6" table:style-name="ce72" office:value-type="string" calcext:value-type="string">
            <text:p><text:s/></text:p>
          </table:table-cell>
          <table:table-cell table:number-columns-repeated="6" table:style-name="ce86" office:value-type="string" calcext:value-type="string">
            <text:p><text:s/></text:p>
          </table:table-cell>
          <table:table-cell table:style-name="ce86" office:value-type="string" calcext:value-type="string">
            <text:p><text:s text:c="2"/></text:p>
          </table:table-cell>
          <table:table-cell table:number-columns-repeated="3" table:style-name="ce86" office:value-type="string" calcext:value-type="string">
            <text:p><text:s/>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table:style-name="ce73" office:value-type="string" calcext:value-type="string">
            <text:p><text:s/></text:p>
          </table:table-cell>
          <table:table-cell table:style-name="ce73" office:value-type="string" calcext:value-type="string">
            <text:p><text:s text:c="2"/></text:p>
          </table:table-cell>
          <table:table-cell table:number-columns-repeated="5" table:style-name="ce73" office:value-type="string" calcext:value-type="string">
            <text:p><text:s/></text:p>
          </table:table-cell>
          <table:table-cell table:number-columns-repeated="6" table:style-name="ce87" office:value-type="string" calcext:value-type="string">
            <text:p><text:s/></text:p>
          </table:table-cell>
          <table:table-cell table:style-name="ce87" office:value-type="string" calcext:value-type="string">
            <text:p><text:s text:c="2"/></text:p>
          </table:table-cell>
          <table:table-cell table:number-columns-repeated="3" table:style-name="ce87" office:value-type="string" calcext:value-type="string">
            <text:p><text:s/>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table:style-name="ce74" office:value-type="string" calcext:value-type="string">
            <text:p><text:s/></text:p>
          </table:table-cell>
          <table:table-cell table:style-name="ce74" office:value-type="string" calcext:value-type="string">
            <text:p><text:s text:c="2"/></text:p>
          </table:table-cell>
          <table:table-cell table:number-columns-repeated="4" table:style-name="ce74" office:value-type="string" calcext:value-type="string">
            <text:p><text:s/></text:p>
          </table:table-cell>
          <table:table-cell table:number-columns-repeated="6" table:style-name="ce88" office:value-type="string" calcext:value-type="string">
            <text:p><text:s/></text:p>
          </table:table-cell>
          <table:table-cell table:style-name="ce88" office:value-type="string" calcext:value-type="string">
            <text:p><text:s text:c="2"/></text:p>
          </table:table-cell>
          <table:table-cell table:number-columns-repeated="3" table:style-name="ce88" office:value-type="string" calcext:value-type="string">
            <text:p><text:s/>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table:style-name="ce75" office:value-type="string" calcext:value-type="string">
            <text:p><text:s/></text:p>
          </table:table-cell>
          <table:table-cell table:style-name="ce75" office:value-type="string" calcext:value-type="string">
            <text:p><text:s text:c="2"/></text:p>
          </table:table-cell>
          <table:table-cell table:number-columns-repeated="3" table:style-name="ce75" office:value-type="string" calcext:value-type="string">
            <text:p><text:s/></text:p>
          </table:table-cell>
          <table:table-cell table:number-columns-repeated="6" table:style-name="ce89" office:value-type="string" calcext:value-type="string">
            <text:p><text:s/></text:p>
          </table:table-cell>
          <table:table-cell table:style-name="ce89" office:value-type="string" calcext:value-type="string">
            <text:p><text:s text:c="2"/></text:p>
          </table:table-cell>
          <table:table-cell table:number-columns-repeated="3" table:style-name="ce89" office:value-type="string" calcext:value-type="string">
            <text:p><text:s/>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table:style-name="ce76" office:value-type="string" calcext:value-type="string">
            <text:p><text:s/></text:p>
          </table:table-cell>
          <table:table-cell table:style-name="ce76" office:value-type="string" calcext:value-type="string">
            <text:p><text:s text:c="2"/></text:p>
          </table:table-cell>
          <table:table-cell table:number-columns-repeated="2" table:style-name="ce76" office:value-type="string" calcext:value-type="string">
            <text:p><text:s/></text:p>
          </table:table-cell>
          <table:table-cell table:number-columns-repeated="6" table:style-name="ce90" office:value-type="string" calcext:value-type="string">
            <text:p><text:s/></text:p>
          </table:table-cell>
          <table:table-cell table:style-name="ce90" office:value-type="string" calcext:value-type="string">
            <text:p><text:s text:c="2"/></text:p>
          </table:table-cell>
          <table:table-cell table:number-columns-repeated="3" table:style-name="ce90" office:value-type="string" calcext:value-type="string">
            <text:p><text:s/>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table:style-name="ce77" office:value-type="string" calcext:value-type="string">
            <text:p><text:s/></text:p>
          </table:table-cell>
          <table:table-cell table:style-name="ce77" office:value-type="string" calcext:value-type="string">
            <text:p><text:s text:c="2"/></text:p>
          </table:table-cell>
          <table:table-cell table:style-name="ce77" office:value-type="string" calcext:value-type="string">
            <text:p><text:s/></text:p>
          </table:table-cell>
          <table:table-cell table:number-columns-repeated="6" table:style-name="ce91" office:value-type="string" calcext:value-type="string">
            <text:p><text:s/></text:p>
          </table:table-cell>
          <table:table-cell table:style-name="ce91" office:value-type="string" calcext:value-type="string">
            <text:p><text:s text:c="2"/></text:p>
          </table:table-cell>
          <table:table-cell table:number-columns-repeated="3" table:style-name="ce91" office:value-type="string" calcext:value-type="string">
            <text:p><text:s/>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table:style-name="ce78" office:value-type="string" calcext:value-type="string">
            <text:p><text:s/></text:p>
          </table:table-cell>
          <table:table-cell table:style-name="ce78" office:value-type="string" calcext:value-type="string">
            <text:p><text:s text:c="2"/></text:p>
          </table:table-cell>
          <table:table-cell table:number-columns-repeated="10" table:style-name="ce78" office:value-type="string" calcext:value-type="string">
            <text:p><text:s/>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number-columns-repeated="4" table:style-name="ce55" office:value-type="float" office:value="1" calcext:value-type="float">
            <text:p>1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 table:style-name="ce79" office:value-type="string" calcext:value-type="string">
            <text:p><text:s/></text:p>
          </table:table-cell>
          <table:table-cell table:style-name="ce79" office:value-type="string" calcext:value-type="string">
            <text:p><text:s text:c="2"/></text:p>
          </table:table-cell>
          <table:table-cell table:number-columns-repeated="9" table:style-name="ce79" office:value-type="string" calcext:value-type="string">
            <text:p><text:s/>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5" table:style-name="ce56" office:value-type="float" office:value="1" calcext:value-type="float">
            <text:p>1</text:p>
          </table:table-cell>
          <table:table-cell table:number-columns-repeated="2" table:style-name="ce56" office:value-type="float" office:value="0" calcext:value-type="float">
            <text:p>0</text:p>
          </table:table-cell>
          <table:table-cell table:style-name="ce5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 table:style-name="ce80" office:value-type="string" calcext:value-type="string">
            <text:p><text:s/></text:p>
          </table:table-cell>
          <table:table-cell table:style-name="ce80" office:value-type="string" calcext:value-type="string">
            <text:p><text:s text:c="2"/></text:p>
          </table:table-cell>
          <table:table-cell table:number-columns-repeated="8" table:style-name="ce80" office:value-type="string" calcext:value-type="string">
            <text:p><text:s/>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table:style-name="ce57" office:value-type="float" office:value="0" calcext:value-type="float">
            <text:p>0</text:p>
          </table:table-cell>
          <table:table-cell table:number-columns-repeated="5" table:style-name="ce57" office:value-type="float" office:value="1" calcext:value-type="float">
            <text:p>1</text:p>
          </table:table-cell>
          <table:table-cell table:style-name="ce57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 table:style-name="ce81" office:value-type="string" calcext:value-type="string">
            <text:p><text:s/></text:p>
          </table:table-cell>
          <table:table-cell table:style-name="ce81" office:value-type="string" calcext:value-type="string">
            <text:p><text:s text:c="2"/></text:p>
          </table:table-cell>
          <table:table-cell table:number-columns-repeated="7" table:style-name="ce81" office:value-type="string" calcext:value-type="string">
            <text:p><text:s/>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58" office:value-type="float" office:value="0" calcext:value-type="float">
            <text:p>0</text:p>
          </table:table-cell>
          <table:table-cell table:number-columns-repeated="6" table:style-name="ce58" office:value-type="float" office:value="1" calcext:value-type="float">
            <text:p>1</text:p>
          </table:table-cell>
          <table:table-cell table:style-name="ce58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 table:style-name="ce82" office:value-type="string" calcext:value-type="string">
            <text:p><text:s/></text:p>
          </table:table-cell>
          <table:table-cell table:style-name="ce82" office:value-type="string" calcext:value-type="string">
            <text:p><text:s text:c="2"/></text:p>
          </table:table-cell>
          <table:table-cell table:number-columns-repeated="6" table:style-name="ce82" office:value-type="string" calcext:value-type="string">
            <text:p><text:s/>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table:style-name="ce59" office:value-type="float" office:value="0" calcext:value-type="float">
            <text:p>0</text:p>
          </table:table-cell>
          <table:table-cell table:number-columns-repeated="5" table:style-name="ce59" office:value-type="float" office:value="1" calcext:value-type="float">
            <text:p>1</text:p>
          </table:table-cell>
          <table:table-cell table:style-name="ce59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 table:style-name="ce83" office:value-type="string" calcext:value-type="string">
            <text:p><text:s/></text:p>
          </table:table-cell>
          <table:table-cell table:style-name="ce83" office:value-type="string" calcext:value-type="string">
            <text:p><text:s text:c="2"/></text:p>
          </table:table-cell>
          <table:table-cell table:number-columns-repeated="5" table:style-name="ce83" office:value-type="string" calcext:value-type="string">
            <text:p><text:s/>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60" office:value-type="float" office:value="0" calcext:value-type="float">
            <text:p>0</text:p>
          </table:table-cell>
          <table:table-cell table:number-columns-repeated="7" table:style-name="ce60" office:value-type="float" office:value="1" calcext:value-type="float">
            <text:p>1</text:p>
          </table:table-cell>
          <table:table-cell table:style-name="ce59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 table:style-name="ce84" office:value-type="string" calcext:value-type="string">
            <text:p><text:s/></text:p>
          </table:table-cell>
          <table:table-cell table:style-name="ce84" office:value-type="string" calcext:value-type="string">
            <text:p><text:s text:c="2"/></text:p>
          </table:table-cell>
          <table:table-cell table:number-columns-repeated="4" table:style-name="ce84" office:value-type="string" calcext:value-type="string">
            <text:p><text:s/>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number-columns-repeated="6" table:style-name="ce61" office:value-type="float" office:value="1" calcext:value-type="float">
            <text:p>1</text:p>
          </table:table-cell>
          <table:table-cell table:style-name="ce60" office:value-type="string" calcext:value-type="string">
            <text:p><text:s/>?</text:p>
          </table:table-cell>
          <table:table-cell table:style-name="ce59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 table:style-name="ce92" office:value-type="string" calcext:value-type="string">
            <text:p><text:s/></text:p>
          </table:table-cell>
          <table:table-cell table:style-name="ce92" office:value-type="string" calcext:value-type="string">
            <text:p><text:s text:c="2"/></text:p>
          </table:table-cell>
          <table:table-cell table:number-columns-repeated="3" table:style-name="ce92" office:value-type="string" calcext:value-type="string">
            <text:p><text:s/>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62" office:value-type="float" office:value="0" calcext:value-type="float">
            <text:p>0</text:p>
          </table:table-cell>
          <table:table-cell table:number-columns-repeated="7" table:style-name="ce62" office:value-type="float" office:value="1" calcext:value-type="float">
            <text:p>1</text:p>
          </table:table-cell>
          <table:table-cell table:style-name="ce61" office:value-type="string" calcext:value-type="string">
            <text:p><text:s/>?</text:p>
          </table:table-cell>
          <table:table-cell table:style-name="ce60" office:value-type="string" calcext:value-type="string">
            <text:p><text:s/>?</text:p>
          </table:table-cell>
          <table:table-cell table:style-name="ce59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5" office:value-type="float" office:value="0" calcext:value-type="float">
            <text:p>0</text:p>
          </table:table-cell>
          <table:table-cell table:style-name="ce54" office:value-type="float" office:value="0" calcext:value-type="float">
            <text:p>0</text:p>
          </table:table-cell>
          <table:table-cell table:number-columns-repeated="6" table:style-name="ce93" office:value-type="string" calcext:value-type="string">
            <text:p><text:s/></text:p>
          </table:table-cell>
          <table:table-cell table:style-name="ce93" office:value-type="string" calcext:value-type="string">
            <text:p><text:s text:c="2"/></text:p>
          </table:table-cell>
          <table:table-cell table:number-columns-repeated="2" table:style-name="ce93" office:value-type="string" calcext:value-type="string">
            <text:p><text:s/>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 table:style-name="ce63" office:value-type="float" office:value="0" calcext:value-type="float">
            <text:p>0</text:p>
          </table:table-cell>
          <table:table-cell table:number-columns-repeated="6" table:style-name="ce63" office:value-type="float" office:value="1" calcext:value-type="float">
            <text:p>1</text:p>
          </table:table-cell>
          <table:table-cell table:style-name="ce62" office:value-type="float" office:value="1" calcext:value-type="float">
            <text:p>1</text:p>
          </table:table-cell>
          <table:table-cell table:style-name="ce61" office:value-type="string" calcext:value-type="string">
            <text:p><text:s/>?</text:p>
          </table:table-cell>
          <table:table-cell table:style-name="ce60" office:value-type="string" calcext:value-type="string">
            <text:p><text:s/>?</text:p>
          </table:table-cell>
          <table:table-cell table:style-name="ce59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5" office:value-type="float" office:value="0" calcext:value-type="float">
            <text:p>0</text:p>
          </table:table-cell>
          <table:table-cell table:style-name="ce54" office:value-type="float" office:value="0" calcext:value-type="float">
            <text:p>0</text:p>
          </table:table-cell>
          <table:table-cell table:number-columns-repeated="6" table:style-name="ce94" office:value-type="string" calcext:value-type="string">
            <text:p><text:s/></text:p>
          </table:table-cell>
          <table:table-cell table:style-name="ce94" office:value-type="string" calcext:value-type="string">
            <text:p><text:s text:c="2"/></text:p>
          </table:table-cell>
          <table:table-cell table:style-name="ce94" office:value-type="string" calcext:value-type="string">
            <text:p><text:s/>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7" table:style-name="ce64" office:value-type="float" office:value="1" calcext:value-type="float">
            <text:p>1</text:p>
          </table:table-cell>
          <table:table-cell table:style-name="ce63" office:value-type="float" office:value="1" calcext:value-type="float">
            <text:p>1</text:p>
          </table:table-cell>
          <table:table-cell table:style-name="ce62" office:value-type="string" calcext:value-type="string">
            <text:p><text:s/>?</text:p>
          </table:table-cell>
          <table:table-cell table:style-name="ce61" office:value-type="string" calcext:value-type="string">
            <text:p><text:s/>?</text:p>
          </table:table-cell>
          <table:table-cell table:style-name="ce60" office:value-type="string" calcext:value-type="string">
            <text:p><text:s/>?</text:p>
          </table:table-cell>
          <table:table-cell table:style-name="ce59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5" office:value-type="float" office:value="0" calcext:value-type="float">
            <text:p>0</text:p>
          </table:table-cell>
          <table:table-cell table:style-name="ce54" office:value-type="float" office:value="0" calcext:value-type="float">
            <text:p>0</text:p>
          </table:table-cell>
          <table:table-cell table:number-columns-repeated="6" table:style-name="ce95" office:value-type="string" calcext:value-type="string">
            <text:p><text:s/></text:p>
          </table:table-cell>
          <table:table-cell table:style-name="ce95" office:value-type="string" calcext:value-type="string">
            <text:p><text:s text:c="2"/>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 table:style-name="ce65" office:value-type="float" office:value="0" calcext:value-type="float">
            <text:p>0</text:p>
          </table:table-cell>
          <table:table-cell table:number-columns-repeated="6" table:style-name="ce65" office:value-type="float" office:value="1" calcext:value-type="float">
            <text:p>1</text:p>
          </table:table-cell>
          <table:table-cell table:style-name="ce64" office:value-type="float" office:value="1" calcext:value-type="float">
            <text:p>1</text:p>
          </table:table-cell>
          <table:table-cell table:style-name="ce63" office:value-type="string" calcext:value-type="string">
            <text:p><text:s/>?</text:p>
          </table:table-cell>
          <table:table-cell table:style-name="ce62" office:value-type="string" calcext:value-type="string">
            <text:p><text:s/>?</text:p>
          </table:table-cell>
          <table:table-cell table:style-name="ce61" office:value-type="string" calcext:value-type="string">
            <text:p><text:s/>?</text:p>
          </table:table-cell>
          <table:table-cell table:style-name="ce60" office:value-type="string" calcext:value-type="string">
            <text:p><text:s/>?</text:p>
          </table:table-cell>
          <table:table-cell table:style-name="ce59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5" office:value-type="float" office:value="0" calcext:value-type="float">
            <text:p>0</text:p>
          </table:table-cell>
          <table:table-cell table:style-name="ce54" office:value-type="float" office:value="0" calcext:value-type="float">
            <text:p>0</text:p>
          </table:table-cell>
          <table:table-cell table:number-columns-repeated="6" table:style-name="ce96" office:value-type="string" calcext:value-type="string">
            <text:p><text:s/>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7" table:style-name="ce66" office:value-type="float" office:value="1" calcext:value-type="float">
            <text:p>1</text:p>
          </table:table-cell>
          <table:table-cell table:style-name="ce65" office:value-type="float" office:value="1" calcext:value-type="float">
            <text:p>1</text:p>
          </table:table-cell>
          <table:table-cell table:style-name="ce64" office:value-type="float" office:value="1" calcext:value-type="float">
            <text:p>1</text:p>
          </table:table-cell>
          <table:table-cell table:style-name="ce63" office:value-type="string" calcext:value-type="string">
            <text:p><text:s/>?</text:p>
          </table:table-cell>
          <table:table-cell table:style-name="ce62" office:value-type="string" calcext:value-type="string">
            <text:p><text:s/>?</text:p>
          </table:table-cell>
          <table:table-cell table:style-name="ce61" office:value-type="string" calcext:value-type="string">
            <text:p><text:s/>?</text:p>
          </table:table-cell>
          <table:table-cell table:style-name="ce60" office:value-type="string" calcext:value-type="string">
            <text:p><text:s/>?</text:p>
          </table:table-cell>
          <table:table-cell table:style-name="ce59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5" office:value-type="float" office:value="0" calcext:value-type="float">
            <text:p>0</text:p>
          </table:table-cell>
          <table:table-cell table:style-name="ce54" office:value-type="float" office:value="0" calcext:value-type="float">
            <text:p>0</text:p>
          </table:table-cell>
          <table:table-cell table:number-columns-repeated="5" table:style-name="ce97" office:value-type="string" calcext:value-type="string">
            <text:p><text:s/>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" table:style-name="ce67" office:value-type="float" office:value="0" calcext:value-type="float">
            <text:p>0</text:p>
          </table:table-cell>
          <table:table-cell table:number-columns-repeated="6" table:style-name="ce67" office:value-type="float" office:value="1" calcext:value-type="float">
            <text:p>1</text:p>
          </table:table-cell>
          <table:table-cell table:style-name="ce66" office:value-type="float" office:value="1" calcext:value-type="float">
            <text:p>1</text:p>
          </table:table-cell>
          <table:table-cell table:style-name="ce65" office:value-type="float" office:value="1" calcext:value-type="float">
            <text:p>1</text:p>
          </table:table-cell>
          <table:table-cell table:style-name="ce64" office:value-type="string" calcext:value-type="string">
            <text:p><text:s/>?</text:p>
          </table:table-cell>
          <table:table-cell table:style-name="ce63" office:value-type="string" calcext:value-type="string">
            <text:p><text:s/>?</text:p>
          </table:table-cell>
          <table:table-cell table:style-name="ce62" office:value-type="string" calcext:value-type="string">
            <text:p><text:s/>?</text:p>
          </table:table-cell>
          <table:table-cell table:style-name="ce61" office:value-type="string" calcext:value-type="string">
            <text:p><text:s/>?</text:p>
          </table:table-cell>
          <table:table-cell table:style-name="ce60" office:value-type="string" calcext:value-type="string">
            <text:p><text:s/>?</text:p>
          </table:table-cell>
          <table:table-cell table:style-name="ce59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5" office:value-type="float" office:value="0" calcext:value-type="float">
            <text:p>0</text:p>
          </table:table-cell>
          <table:table-cell table:style-name="ce54" office:value-type="float" office:value="0" calcext:value-type="float">
            <text:p>0</text:p>
          </table:table-cell>
          <table:table-cell table:number-columns-repeated="4" table:style-name="ce98" office:value-type="string" calcext:value-type="string">
            <text:p><text:s/>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7" table:style-name="ce68" office:value-type="float" office:value="1" calcext:value-type="float">
            <text:p>1</text:p>
          </table:table-cell>
          <table:table-cell table:style-name="ce67" office:value-type="float" office:value="1" calcext:value-type="float">
            <text:p>1</text:p>
          </table:table-cell>
          <table:table-cell table:style-name="ce66" office:value-type="float" office:value="1" calcext:value-type="float">
            <text:p>1</text:p>
          </table:table-cell>
          <table:table-cell table:style-name="ce65" office:value-type="string" calcext:value-type="string">
            <text:p><text:s/>?</text:p>
          </table:table-cell>
          <table:table-cell table:style-name="ce64" office:value-type="string" calcext:value-type="string">
            <text:p><text:s/>?</text:p>
          </table:table-cell>
          <table:table-cell table:style-name="ce63" office:value-type="string" calcext:value-type="string">
            <text:p><text:s/>?</text:p>
          </table:table-cell>
          <table:table-cell table:style-name="ce62" office:value-type="string" calcext:value-type="string">
            <text:p><text:s/>?</text:p>
          </table:table-cell>
          <table:table-cell table:style-name="ce61" office:value-type="string" calcext:value-type="string">
            <text:p><text:s/>?</text:p>
          </table:table-cell>
          <table:table-cell table:style-name="ce60" office:value-type="string" calcext:value-type="string">
            <text:p><text:s/>?</text:p>
          </table:table-cell>
          <table:table-cell table:style-name="ce59" office:value-type="string" calcext:value-type="string">
            <text:p><text:s/>?</text:p>
          </table:table-cell>
          <table:table-cell table:style-name="ce58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5" office:value-type="float" office:value="0" calcext:value-type="float">
            <text:p>0</text:p>
          </table:table-cell>
          <table:table-cell table:style-name="ce54" office:value-type="float" office:value="0" calcext:value-type="float">
            <text:p>0</text:p>
          </table:table-cell>
          <table:table-cell table:number-columns-repeated="3" table:style-name="ce99" office:value-type="string" calcext:value-type="string">
            <text:p><text:s/>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 table:style-name="ce69" office:value-type="float" office:value="0" calcext:value-type="float">
            <text:p>0</text:p>
          </table:table-cell>
          <table:table-cell table:number-columns-repeated="6" table:style-name="ce69" office:value-type="float" office:value="1" calcext:value-type="float">
            <text:p>1</text:p>
          </table:table-cell>
          <table:table-cell table:style-name="ce68" office:value-type="float" office:value="1" calcext:value-type="float">
            <text:p>1</text:p>
          </table:table-cell>
          <table:table-cell table:style-name="ce67" office:value-type="float" office:value="1" calcext:value-type="float">
            <text:p>1</text:p>
          </table:table-cell>
          <table:table-cell table:style-name="ce66" office:value-type="float" office:value="1" calcext:value-type="float">
            <text:p>1</text:p>
          </table:table-cell>
          <table:table-cell table:style-name="ce65" office:value-type="string" calcext:value-type="string">
            <text:p><text:s/>?</text:p>
          </table:table-cell>
          <table:table-cell table:style-name="ce64" office:value-type="string" calcext:value-type="string">
            <text:p><text:s/>?</text:p>
          </table:table-cell>
          <table:table-cell table:style-name="ce63" office:value-type="string" calcext:value-type="string">
            <text:p><text:s/>?</text:p>
          </table:table-cell>
          <table:table-cell table:style-name="ce62" office:value-type="string" calcext:value-type="string">
            <text:p><text:s/>?</text:p>
          </table:table-cell>
          <table:table-cell table:style-name="ce61" office:value-type="string" calcext:value-type="string">
            <text:p><text:s/>?</text:p>
          </table:table-cell>
          <table:table-cell table:style-name="ce60" office:value-type="string" calcext:value-type="string">
            <text:p><text:s/>?</text:p>
          </table:table-cell>
          <table:table-cell table:style-name="ce59" office:value-type="string" calcext:value-type="string">
            <text:p><text:s/>?</text:p>
          </table:table-cell>
          <table:table-cell table:style-name="ce58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5" office:value-type="float" office:value="0" calcext:value-type="float">
            <text:p>0</text:p>
          </table:table-cell>
          <table:table-cell table:style-name="ce54" office:value-type="float" office:value="0" calcext:value-type="float">
            <text:p>0</text:p>
          </table:table-cell>
          <table:table-cell table:number-columns-repeated="2" table:style-name="ce100" office:value-type="string" calcext:value-type="string">
            <text:p><text:s/>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70" office:value-type="float" office:value="0" calcext:value-type="float">
            <text:p>0</text:p>
          </table:table-cell>
          <table:table-cell table:number-columns-repeated="7" table:style-name="ce70" office:value-type="float" office:value="1" calcext:value-type="float">
            <text:p>1</text:p>
          </table:table-cell>
          <table:table-cell table:style-name="ce69" office:value-type="float" office:value="1" calcext:value-type="float">
            <text:p>1</text:p>
          </table:table-cell>
          <table:table-cell table:style-name="ce68" office:value-type="float" office:value="1" calcext:value-type="float">
            <text:p>1</text:p>
          </table:table-cell>
          <table:table-cell table:style-name="ce67" office:value-type="float" office:value="1" calcext:value-type="float">
            <text:p>1</text:p>
          </table:table-cell>
          <table:table-cell table:style-name="ce66" office:value-type="string" calcext:value-type="string">
            <text:p><text:s/>?</text:p>
          </table:table-cell>
          <table:table-cell table:style-name="ce65" office:value-type="string" calcext:value-type="string">
            <text:p><text:s/>?</text:p>
          </table:table-cell>
          <table:table-cell table:style-name="ce64" office:value-type="string" calcext:value-type="string">
            <text:p><text:s/>?</text:p>
          </table:table-cell>
          <table:table-cell table:style-name="ce63" office:value-type="string" calcext:value-type="string">
            <text:p><text:s/>?</text:p>
          </table:table-cell>
          <table:table-cell table:style-name="ce62" office:value-type="string" calcext:value-type="string">
            <text:p><text:s/>?</text:p>
          </table:table-cell>
          <table:table-cell table:style-name="ce61" office:value-type="string" calcext:value-type="string">
            <text:p><text:s/>?</text:p>
          </table:table-cell>
          <table:table-cell table:style-name="ce60" office:value-type="string" calcext:value-type="string">
            <text:p><text:s/>?</text:p>
          </table:table-cell>
          <table:table-cell table:style-name="ce59" office:value-type="string" calcext:value-type="string">
            <text:p><text:s/>?</text:p>
          </table:table-cell>
          <table:table-cell table:style-name="ce58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5" office:value-type="float" office:value="0" calcext:value-type="float">
            <text:p>0</text:p>
          </table:table-cell>
          <table:table-cell table:style-name="ce54" office:value-type="float" office:value="0" calcext:value-type="float">
            <text:p>0</text:p>
          </table:table-cell>
          <table:table-cell table:style-name="ce101" office:value-type="string" calcext:value-type="string">
            <text:p><text:s/>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 table:style-name="ce71" office:value-type="float" office:value="0" calcext:value-type="float">
            <text:p>0</text:p>
          </table:table-cell>
          <table:table-cell table:number-columns-repeated="6" table:style-name="ce71" office:value-type="float" office:value="1" calcext:value-type="float">
            <text:p>1</text:p>
          </table:table-cell>
          <table:table-cell table:style-name="ce70" office:value-type="float" office:value="1" calcext:value-type="float">
            <text:p>1</text:p>
          </table:table-cell>
          <table:table-cell table:style-name="ce69" office:value-type="float" office:value="1" calcext:value-type="float">
            <text:p>1</text:p>
          </table:table-cell>
          <table:table-cell table:style-name="ce68" office:value-type="float" office:value="1" calcext:value-type="float">
            <text:p>1</text:p>
          </table:table-cell>
          <table:table-cell table:style-name="ce67" office:value-type="string" calcext:value-type="string">
            <text:p><text:s/>?</text:p>
          </table:table-cell>
          <table:table-cell table:style-name="ce66" office:value-type="string" calcext:value-type="string">
            <text:p><text:s/>?</text:p>
          </table:table-cell>
          <table:table-cell table:style-name="ce65" office:value-type="string" calcext:value-type="string">
            <text:p><text:s/>?</text:p>
          </table:table-cell>
          <table:table-cell table:style-name="ce64" office:value-type="string" calcext:value-type="string">
            <text:p><text:s/>?</text:p>
          </table:table-cell>
          <table:table-cell table:style-name="ce63" office:value-type="string" calcext:value-type="string">
            <text:p><text:s/>?</text:p>
          </table:table-cell>
          <table:table-cell table:style-name="ce62" office:value-type="string" calcext:value-type="string">
            <text:p><text:s/>?</text:p>
          </table:table-cell>
          <table:table-cell table:style-name="ce61" office:value-type="string" calcext:value-type="string">
            <text:p><text:s/>?</text:p>
          </table:table-cell>
          <table:table-cell table:style-name="ce60" office:value-type="string" calcext:value-type="string">
            <text:p><text:s/>?</text:p>
          </table:table-cell>
          <table:table-cell table:style-name="ce59" office:value-type="string" calcext:value-type="string">
            <text:p><text:s/>?</text:p>
          </table:table-cell>
          <table:table-cell table:style-name="ce58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5" office:value-type="float" office:value="0" calcext:value-type="float">
            <text:p>0</text:p>
          </table:table-cell>
          <table:table-cell table:style-name="ce54" office:value-type="float" office:value="0" calcext:value-type="float">
            <text:p>0</text:p>
          </table:table-cell>
        </table:table-row>
        <calcext:conditional-formats>
          <calcext:conditional-format calcext:target-range-address="3star_s.B2:3star_s.P2 3star_s.B26:3star_s.Z26 3star_s.B3:3star_s.C3 3star_s.B4:3star_s.D4 3star_s.B5:3star_s.E5 3star_s.B6:3star_s.F6 3star_s.B7:3star_s.G7 3star_s.B8:3star_s.H8 3star_s.B9:3star_s.I26 3star_s.B10:3star_s.J26 3star_s.B11:3star_s.K26 3star_s.B12:3star_s.L26 3star_s.B13:3star_s.M26 3star_s.B14:3star_s.N26 3star_s.B15:3star_s.O26 3star_s.B16:3star_s.P26 3star_s.B17:3star_s.Q26 3star_s.B18:3star_s.R26 3star_s.B20:3star_s.T26 3star_s.B19:3star_s.S26 3star_s.B21:3star_s.U26 3star_s.B22:3star_s.V26 3star_s.B23:3star_s.W26 3star_s.B24:3star_s.X26 3star_s.B25:3star_s.Y26">
            <calcext:condition calcext:apply-style-name="Rouge" calcext:value="=0" calcext:base-cell-address="3star_s.B2"/>
            <calcext:condition calcext:apply-style-name="Vert" calcext:value="=1" calcext:base-cell-address="3star_s.B2"/>
            <calcext:condition calcext:apply-style-name="Jaune" calcext:value="=&quot; ?&quot;" calcext:base-cell-address="3star_s.B2"/>
            <calcext:condition calcext:apply-style-name="Default" calcext:value="=&quot; &quot;" calcext:base-cell-address="3star_s.B2"/>
          </calcext:conditional-format>
          <calcext:conditional-format calcext:target-range-address="3star_s.D3:3star_s.P3">
            <calcext:condition calcext:apply-style-name="Rouge" calcext:value="=0" calcext:base-cell-address="3star_s.D3"/>
            <calcext:condition calcext:apply-style-name="Vert" calcext:value="=1" calcext:base-cell-address="3star_s.D3"/>
            <calcext:condition calcext:apply-style-name="Jaune" calcext:value="=&quot; ?&quot;" calcext:base-cell-address="3star_s.D3"/>
            <calcext:condition calcext:apply-style-name="Default" calcext:value="=&quot; &quot;" calcext:base-cell-address="3star_s.D3"/>
          </calcext:conditional-format>
          <calcext:conditional-format calcext:target-range-address="3star_s.E4:3star_s.P4">
            <calcext:condition calcext:apply-style-name="Rouge" calcext:value="=0" calcext:base-cell-address="3star_s.E4"/>
            <calcext:condition calcext:apply-style-name="Vert" calcext:value="=1" calcext:base-cell-address="3star_s.E4"/>
            <calcext:condition calcext:apply-style-name="Jaune" calcext:value="=&quot; ?&quot;" calcext:base-cell-address="3star_s.E4"/>
            <calcext:condition calcext:apply-style-name="Default" calcext:value="=&quot; &quot;" calcext:base-cell-address="3star_s.E4"/>
          </calcext:conditional-format>
          <calcext:conditional-format calcext:target-range-address="3star_s.F5:3star_s.P5">
            <calcext:condition calcext:apply-style-name="Rouge" calcext:value="=0" calcext:base-cell-address="3star_s.F5"/>
            <calcext:condition calcext:apply-style-name="Vert" calcext:value="=1" calcext:base-cell-address="3star_s.F5"/>
            <calcext:condition calcext:apply-style-name="Jaune" calcext:value="=&quot; ?&quot;" calcext:base-cell-address="3star_s.F5"/>
            <calcext:condition calcext:apply-style-name="Default" calcext:value="=&quot; &quot;" calcext:base-cell-address="3star_s.F5"/>
          </calcext:conditional-format>
          <calcext:conditional-format calcext:target-range-address="3star_s.G6:3star_s.P6">
            <calcext:condition calcext:apply-style-name="Rouge" calcext:value="=0" calcext:base-cell-address="3star_s.G6"/>
            <calcext:condition calcext:apply-style-name="Vert" calcext:value="=1" calcext:base-cell-address="3star_s.G6"/>
            <calcext:condition calcext:apply-style-name="Jaune" calcext:value="=&quot; ?&quot;" calcext:base-cell-address="3star_s.G6"/>
            <calcext:condition calcext:apply-style-name="Default" calcext:value="=&quot; &quot;" calcext:base-cell-address="3star_s.G6"/>
          </calcext:conditional-format>
          <calcext:conditional-format calcext:target-range-address="3star_s.H7:3star_s.P7">
            <calcext:condition calcext:apply-style-name="Rouge" calcext:value="=0" calcext:base-cell-address="3star_s.H7"/>
            <calcext:condition calcext:apply-style-name="Vert" calcext:value="=1" calcext:base-cell-address="3star_s.H7"/>
            <calcext:condition calcext:apply-style-name="Jaune" calcext:value="=&quot; ?&quot;" calcext:base-cell-address="3star_s.H7"/>
            <calcext:condition calcext:apply-style-name="Default" calcext:value="=&quot; &quot;" calcext:base-cell-address="3star_s.H7"/>
          </calcext:conditional-format>
          <calcext:conditional-format calcext:target-range-address="3star_s.I8:3star_s.P8">
            <calcext:condition calcext:apply-style-name="Rouge" calcext:value="=0" calcext:base-cell-address="3star_s.I8"/>
            <calcext:condition calcext:apply-style-name="Vert" calcext:value="=1" calcext:base-cell-address="3star_s.I8"/>
            <calcext:condition calcext:apply-style-name="Jaune" calcext:value="=&quot; ?&quot;" calcext:base-cell-address="3star_s.I8"/>
            <calcext:condition calcext:apply-style-name="Default" calcext:value="=&quot; &quot;" calcext:base-cell-address="3star_s.I8"/>
          </calcext:conditional-format>
          <calcext:conditional-format calcext:target-range-address="3star_s.J9:3star_s.Z9">
            <calcext:condition calcext:apply-style-name="Rouge" calcext:value="=0" calcext:base-cell-address="3star_s.J9"/>
            <calcext:condition calcext:apply-style-name="Vert" calcext:value="=1" calcext:base-cell-address="3star_s.J9"/>
            <calcext:condition calcext:apply-style-name="Jaune" calcext:value="=&quot; ?&quot;" calcext:base-cell-address="3star_s.J9"/>
            <calcext:condition calcext:apply-style-name="Default" calcext:value="=&quot; &quot;" calcext:base-cell-address="3star_s.J9"/>
          </calcext:conditional-format>
          <calcext:conditional-format calcext:target-range-address="3star_s.K10:3star_s.Z10">
            <calcext:condition calcext:apply-style-name="Rouge" calcext:value="=0" calcext:base-cell-address="3star_s.K10"/>
            <calcext:condition calcext:apply-style-name="Vert" calcext:value="=1" calcext:base-cell-address="3star_s.K10"/>
            <calcext:condition calcext:apply-style-name="Jaune" calcext:value="=&quot; ?&quot;" calcext:base-cell-address="3star_s.K10"/>
            <calcext:condition calcext:apply-style-name="Default" calcext:value="=&quot; &quot;" calcext:base-cell-address="3star_s.K10"/>
          </calcext:conditional-format>
          <calcext:conditional-format calcext:target-range-address="3star_s.L11:3star_s.Z11">
            <calcext:condition calcext:apply-style-name="Rouge" calcext:value="=0" calcext:base-cell-address="3star_s.L11"/>
            <calcext:condition calcext:apply-style-name="Vert" calcext:value="=1" calcext:base-cell-address="3star_s.L11"/>
            <calcext:condition calcext:apply-style-name="Jaune" calcext:value="=&quot; ?&quot;" calcext:base-cell-address="3star_s.L11"/>
            <calcext:condition calcext:apply-style-name="Default" calcext:value="=&quot; &quot;" calcext:base-cell-address="3star_s.L11"/>
          </calcext:conditional-format>
          <calcext:conditional-format calcext:target-range-address="3star_s.M12:3star_s.Z12">
            <calcext:condition calcext:apply-style-name="Rouge" calcext:value="=0" calcext:base-cell-address="3star_s.M12"/>
            <calcext:condition calcext:apply-style-name="Vert" calcext:value="=1" calcext:base-cell-address="3star_s.M12"/>
            <calcext:condition calcext:apply-style-name="Jaune" calcext:value="=&quot; ?&quot;" calcext:base-cell-address="3star_s.M12"/>
            <calcext:condition calcext:apply-style-name="Default" calcext:value="=&quot; &quot;" calcext:base-cell-address="3star_s.M12"/>
          </calcext:conditional-format>
          <calcext:conditional-format calcext:target-range-address="3star_s.N13:3star_s.Z13">
            <calcext:condition calcext:apply-style-name="Rouge" calcext:value="=0" calcext:base-cell-address="3star_s.N13"/>
            <calcext:condition calcext:apply-style-name="Vert" calcext:value="=1" calcext:base-cell-address="3star_s.N13"/>
            <calcext:condition calcext:apply-style-name="Jaune" calcext:value="=&quot; ?&quot;" calcext:base-cell-address="3star_s.N13"/>
            <calcext:condition calcext:apply-style-name="Default" calcext:value="=&quot; &quot;" calcext:base-cell-address="3star_s.N13"/>
          </calcext:conditional-format>
          <calcext:conditional-format calcext:target-range-address="3star_s.O14:3star_s.Z14">
            <calcext:condition calcext:apply-style-name="Rouge" calcext:value="=0" calcext:base-cell-address="3star_s.O14"/>
            <calcext:condition calcext:apply-style-name="Vert" calcext:value="=1" calcext:base-cell-address="3star_s.O14"/>
            <calcext:condition calcext:apply-style-name="Jaune" calcext:value="=&quot; ?&quot;" calcext:base-cell-address="3star_s.O14"/>
            <calcext:condition calcext:apply-style-name="Default" calcext:value="=&quot; &quot;" calcext:base-cell-address="3star_s.O14"/>
          </calcext:conditional-format>
          <calcext:conditional-format calcext:target-range-address="3star_s.P15:3star_s.Z15">
            <calcext:condition calcext:apply-style-name="Rouge" calcext:value="=0" calcext:base-cell-address="3star_s.P15"/>
            <calcext:condition calcext:apply-style-name="Vert" calcext:value="=1" calcext:base-cell-address="3star_s.P15"/>
            <calcext:condition calcext:apply-style-name="Jaune" calcext:value="=&quot; ?&quot;" calcext:base-cell-address="3star_s.P15"/>
            <calcext:condition calcext:apply-style-name="Default" calcext:value="=&quot; &quot;" calcext:base-cell-address="3star_s.P15"/>
          </calcext:conditional-format>
          <calcext:conditional-format calcext:target-range-address="3star_s.Q16:3star_s.Z16">
            <calcext:condition calcext:apply-style-name="Rouge" calcext:value="=0" calcext:base-cell-address="3star_s.Q16"/>
            <calcext:condition calcext:apply-style-name="Vert" calcext:value="=1" calcext:base-cell-address="3star_s.Q16"/>
            <calcext:condition calcext:apply-style-name="Jaune" calcext:value="=&quot; ?&quot;" calcext:base-cell-address="3star_s.Q16"/>
            <calcext:condition calcext:apply-style-name="Default" calcext:value="=&quot; &quot;" calcext:base-cell-address="3star_s.Q16"/>
          </calcext:conditional-format>
          <calcext:conditional-format calcext:target-range-address="3star_s.R17:3star_s.Z17">
            <calcext:condition calcext:apply-style-name="Rouge" calcext:value="=0" calcext:base-cell-address="3star_s.R17"/>
            <calcext:condition calcext:apply-style-name="Vert" calcext:value="=1" calcext:base-cell-address="3star_s.R17"/>
            <calcext:condition calcext:apply-style-name="Jaune" calcext:value="=&quot; ?&quot;" calcext:base-cell-address="3star_s.R17"/>
            <calcext:condition calcext:apply-style-name="Default" calcext:value="=&quot; &quot;" calcext:base-cell-address="3star_s.R17"/>
          </calcext:conditional-format>
          <calcext:conditional-format calcext:target-range-address="3star_s.S18:3star_s.Z18">
            <calcext:condition calcext:apply-style-name="Rouge" calcext:value="=0" calcext:base-cell-address="3star_s.S18"/>
            <calcext:condition calcext:apply-style-name="Vert" calcext:value="=1" calcext:base-cell-address="3star_s.S18"/>
            <calcext:condition calcext:apply-style-name="Jaune" calcext:value="=&quot; ?&quot;" calcext:base-cell-address="3star_s.S18"/>
            <calcext:condition calcext:apply-style-name="Default" calcext:value="=&quot; &quot;" calcext:base-cell-address="3star_s.S18"/>
          </calcext:conditional-format>
          <calcext:conditional-format calcext:target-range-address="3star_s.T19:3star_s.Z19">
            <calcext:condition calcext:apply-style-name="Rouge" calcext:value="=0" calcext:base-cell-address="3star_s.T19"/>
            <calcext:condition calcext:apply-style-name="Vert" calcext:value="=1" calcext:base-cell-address="3star_s.T19"/>
            <calcext:condition calcext:apply-style-name="Jaune" calcext:value="=&quot; ?&quot;" calcext:base-cell-address="3star_s.T19"/>
            <calcext:condition calcext:apply-style-name="Default" calcext:value="=&quot; &quot;" calcext:base-cell-address="3star_s.T19"/>
          </calcext:conditional-format>
          <calcext:conditional-format calcext:target-range-address="3star_s.U20:3star_s.Z20">
            <calcext:condition calcext:apply-style-name="Rouge" calcext:value="=0" calcext:base-cell-address="3star_s.U20"/>
            <calcext:condition calcext:apply-style-name="Vert" calcext:value="=1" calcext:base-cell-address="3star_s.U20"/>
            <calcext:condition calcext:apply-style-name="Jaune" calcext:value="=&quot; ?&quot;" calcext:base-cell-address="3star_s.U20"/>
            <calcext:condition calcext:apply-style-name="Default" calcext:value="=&quot; &quot;" calcext:base-cell-address="3star_s.U20"/>
          </calcext:conditional-format>
          <calcext:conditional-format calcext:target-range-address="3star_s.V21:3star_s.Z21">
            <calcext:condition calcext:apply-style-name="Rouge" calcext:value="=0" calcext:base-cell-address="3star_s.V21"/>
            <calcext:condition calcext:apply-style-name="Vert" calcext:value="=1" calcext:base-cell-address="3star_s.V21"/>
            <calcext:condition calcext:apply-style-name="Jaune" calcext:value="=&quot; ?&quot;" calcext:base-cell-address="3star_s.V21"/>
            <calcext:condition calcext:apply-style-name="Default" calcext:value="=&quot; &quot;" calcext:base-cell-address="3star_s.V21"/>
          </calcext:conditional-format>
          <calcext:conditional-format calcext:target-range-address="3star_s.W22:3star_s.Z22">
            <calcext:condition calcext:apply-style-name="Rouge" calcext:value="=0" calcext:base-cell-address="3star_s.W22"/>
            <calcext:condition calcext:apply-style-name="Vert" calcext:value="=1" calcext:base-cell-address="3star_s.W22"/>
            <calcext:condition calcext:apply-style-name="Jaune" calcext:value="=&quot; ?&quot;" calcext:base-cell-address="3star_s.W22"/>
            <calcext:condition calcext:apply-style-name="Default" calcext:value="=&quot; &quot;" calcext:base-cell-address="3star_s.W22"/>
          </calcext:conditional-format>
          <calcext:conditional-format calcext:target-range-address="3star_s.X23:3star_s.Z23">
            <calcext:condition calcext:apply-style-name="Rouge" calcext:value="=0" calcext:base-cell-address="3star_s.X23"/>
            <calcext:condition calcext:apply-style-name="Vert" calcext:value="=1" calcext:base-cell-address="3star_s.X23"/>
            <calcext:condition calcext:apply-style-name="Jaune" calcext:value="=&quot; ?&quot;" calcext:base-cell-address="3star_s.X23"/>
            <calcext:condition calcext:apply-style-name="Default" calcext:value="=&quot; &quot;" calcext:base-cell-address="3star_s.X23"/>
          </calcext:conditional-format>
          <calcext:conditional-format calcext:target-range-address="3star_s.Y24:3star_s.Z24">
            <calcext:condition calcext:apply-style-name="Rouge" calcext:value="=0" calcext:base-cell-address="3star_s.Y24"/>
            <calcext:condition calcext:apply-style-name="Vert" calcext:value="=1" calcext:base-cell-address="3star_s.Y24"/>
            <calcext:condition calcext:apply-style-name="Jaune" calcext:value="=&quot; ?&quot;" calcext:base-cell-address="3star_s.Y24"/>
            <calcext:condition calcext:apply-style-name="Default" calcext:value="=&quot; &quot;" calcext:base-cell-address="3star_s.Y24"/>
          </calcext:conditional-format>
          <calcext:conditional-format calcext:target-range-address="3star_s.Z25:3star_s.Z25">
            <calcext:condition calcext:apply-style-name="Rouge" calcext:value="=0" calcext:base-cell-address="3star_s.Z25"/>
            <calcext:condition calcext:apply-style-name="Vert" calcext:value="=1" calcext:base-cell-address="3star_s.Z25"/>
            <calcext:condition calcext:apply-style-name="Jaune" calcext:value="=&quot; ?&quot;" calcext:base-cell-address="3star_s.Z25"/>
            <calcext:condition calcext:apply-style-name="Default" calcext:value="=&quot; &quot;" calcext:base-cell-address="3star_s.Z25"/>
          </calcext:conditional-format>
          <calcext:conditional-format calcext:target-range-address="3star_s.Q8:3star_s.Z8">
            <calcext:condition calcext:apply-style-name="Rouge" calcext:value="=0" calcext:base-cell-address="3star_s.Q8"/>
            <calcext:condition calcext:apply-style-name="Vert" calcext:value="=1" calcext:base-cell-address="3star_s.Q8"/>
            <calcext:condition calcext:apply-style-name="Jaune" calcext:value="=&quot; ?&quot;" calcext:base-cell-address="3star_s.Q8"/>
            <calcext:condition calcext:apply-style-name="Default" calcext:value="=&quot; &quot;" calcext:base-cell-address="3star_s.Q8"/>
          </calcext:conditional-format>
          <calcext:conditional-format calcext:target-range-address="3star_s.Q7:3star_s.Z7">
            <calcext:condition calcext:apply-style-name="Rouge" calcext:value="=0" calcext:base-cell-address="3star_s.Q7"/>
            <calcext:condition calcext:apply-style-name="Vert" calcext:value="=1" calcext:base-cell-address="3star_s.Q7"/>
            <calcext:condition calcext:apply-style-name="Jaune" calcext:value="=&quot; ?&quot;" calcext:base-cell-address="3star_s.Q7"/>
            <calcext:condition calcext:apply-style-name="Default" calcext:value="=&quot; &quot;" calcext:base-cell-address="3star_s.Q7"/>
          </calcext:conditional-format>
          <calcext:conditional-format calcext:target-range-address="3star_s.Q6:3star_s.Z6">
            <calcext:condition calcext:apply-style-name="Rouge" calcext:value="=0" calcext:base-cell-address="3star_s.Q6"/>
            <calcext:condition calcext:apply-style-name="Vert" calcext:value="=1" calcext:base-cell-address="3star_s.Q6"/>
            <calcext:condition calcext:apply-style-name="Jaune" calcext:value="=&quot; ?&quot;" calcext:base-cell-address="3star_s.Q6"/>
            <calcext:condition calcext:apply-style-name="Default" calcext:value="=&quot; &quot;" calcext:base-cell-address="3star_s.Q6"/>
          </calcext:conditional-format>
          <calcext:conditional-format calcext:target-range-address="3star_s.Q5:3star_s.Z5">
            <calcext:condition calcext:apply-style-name="Rouge" calcext:value="=0" calcext:base-cell-address="3star_s.Q5"/>
            <calcext:condition calcext:apply-style-name="Vert" calcext:value="=1" calcext:base-cell-address="3star_s.Q5"/>
            <calcext:condition calcext:apply-style-name="Jaune" calcext:value="=&quot; ?&quot;" calcext:base-cell-address="3star_s.Q5"/>
            <calcext:condition calcext:apply-style-name="Default" calcext:value="=&quot; &quot;" calcext:base-cell-address="3star_s.Q5"/>
          </calcext:conditional-format>
          <calcext:conditional-format calcext:target-range-address="3star_s.Q4:3star_s.Z4">
            <calcext:condition calcext:apply-style-name="Rouge" calcext:value="=0" calcext:base-cell-address="3star_s.Q4"/>
            <calcext:condition calcext:apply-style-name="Vert" calcext:value="=1" calcext:base-cell-address="3star_s.Q4"/>
            <calcext:condition calcext:apply-style-name="Jaune" calcext:value="=&quot; ?&quot;" calcext:base-cell-address="3star_s.Q4"/>
            <calcext:condition calcext:apply-style-name="Default" calcext:value="=&quot; &quot;" calcext:base-cell-address="3star_s.Q4"/>
          </calcext:conditional-format>
          <calcext:conditional-format calcext:target-range-address="3star_s.Q2:3star_s.Z2">
            <calcext:condition calcext:apply-style-name="Rouge" calcext:value="=0" calcext:base-cell-address="3star_s.Q2"/>
            <calcext:condition calcext:apply-style-name="Vert" calcext:value="=1" calcext:base-cell-address="3star_s.Q2"/>
            <calcext:condition calcext:apply-style-name="Jaune" calcext:value="=&quot; ?&quot;" calcext:base-cell-address="3star_s.Q2"/>
            <calcext:condition calcext:apply-style-name="Default" calcext:value="=&quot; &quot;" calcext:base-cell-address="3star_s.Q2"/>
          </calcext:conditional-format>
          <calcext:conditional-format calcext:target-range-address="3star_s.Q3:3star_s.Z3">
            <calcext:condition calcext:apply-style-name="Rouge" calcext:value="=0" calcext:base-cell-address="3star_s.Q3"/>
            <calcext:condition calcext:apply-style-name="Vert" calcext:value="=1" calcext:base-cell-address="3star_s.Q3"/>
            <calcext:condition calcext:apply-style-name="Jaune" calcext:value="=&quot; ?&quot;" calcext:base-cell-address="3star_s.Q3"/>
            <calcext:condition calcext:apply-style-name="Default" calcext:value="=&quot; &quot;" calcext:base-cell-address="3star_s.Q3"/>
          </calcext:conditional-format>
        </calcext:conditional-formats>
      </table:table>
      <table:table table:name="clique_tc" table:style-name="ta1">
        <table:table-column table:style-name="co1" table:default-cell-style-name="Default"/>
        <table:table-column table:style-name="co1" table:number-columns-repeated="15" table:default-cell-style-name="ce102"/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C_n \ has k complet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<text:s text:c="2"/></text:p>
          </table:table-cell>
          <table:table-cell table:number-columns-repeated="5" office:value-type="string" calcext:value-type="string">
            <text:p><text:s/></text:p>
          </table:table-cell>
          <table:table-cell table:number-columns-repeated="6" table:style-name="ce133" office:value-type="string" calcext:value-type="string">
            <text:p><text:s/></text:p>
          </table:table-cell>
          <table:table-cell table:style-name="ce133" office:value-type="string" calcext:value-type="string">
            <text:p><text:s text:c="2"/></text:p>
          </table:table-cell>
          <table:table-cell table:number-columns-repeated="3" table:style-name="ce133" office:value-type="string" calcext:value-type="string">
            <text:p><text:s/>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table:style-name="ce120" office:value-type="string" calcext:value-type="string">
            <text:p><text:s/></text:p>
          </table:table-cell>
          <table:table-cell table:style-name="ce120" office:value-type="string" calcext:value-type="string">
            <text:p><text:s text:c="2"/></text:p>
          </table:table-cell>
          <table:table-cell table:number-columns-repeated="6" table:style-name="ce120" office:value-type="string" calcext:value-type="string">
            <text:p><text:s/></text:p>
          </table:table-cell>
          <table:table-cell table:number-columns-repeated="6" table:style-name="ce134" office:value-type="string" calcext:value-type="string">
            <text:p><text:s/></text:p>
          </table:table-cell>
          <table:table-cell table:style-name="ce134" office:value-type="string" calcext:value-type="string">
            <text:p><text:s text:c="2"/></text:p>
          </table:table-cell>
          <table:table-cell table:number-columns-repeated="3" table:style-name="ce134" office:value-type="string" calcext:value-type="string">
            <text:p><text:s/>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table:style-name="ce121" office:value-type="string" calcext:value-type="string">
            <text:p><text:s/></text:p>
          </table:table-cell>
          <table:table-cell table:style-name="ce121" office:value-type="string" calcext:value-type="string">
            <text:p><text:s text:c="2"/></text:p>
          </table:table-cell>
          <table:table-cell table:number-columns-repeated="5" table:style-name="ce121" office:value-type="string" calcext:value-type="string">
            <text:p><text:s/></text:p>
          </table:table-cell>
          <table:table-cell table:number-columns-repeated="6" table:style-name="ce135" office:value-type="string" calcext:value-type="string">
            <text:p><text:s/></text:p>
          </table:table-cell>
          <table:table-cell table:style-name="ce135" office:value-type="string" calcext:value-type="string">
            <text:p><text:s text:c="2"/></text:p>
          </table:table-cell>
          <table:table-cell table:number-columns-repeated="3" table:style-name="ce135" office:value-type="string" calcext:value-type="string">
            <text:p><text:s/>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table:style-name="ce122" office:value-type="string" calcext:value-type="string">
            <text:p><text:s/></text:p>
          </table:table-cell>
          <table:table-cell table:style-name="ce122" office:value-type="string" calcext:value-type="string">
            <text:p><text:s text:c="2"/></text:p>
          </table:table-cell>
          <table:table-cell table:number-columns-repeated="4" table:style-name="ce122" office:value-type="string" calcext:value-type="string">
            <text:p><text:s/></text:p>
          </table:table-cell>
          <table:table-cell table:number-columns-repeated="6" table:style-name="ce136" office:value-type="string" calcext:value-type="string">
            <text:p><text:s/></text:p>
          </table:table-cell>
          <table:table-cell table:style-name="ce136" office:value-type="string" calcext:value-type="string">
            <text:p><text:s text:c="2"/></text:p>
          </table:table-cell>
          <table:table-cell table:number-columns-repeated="3" table:style-name="ce136" office:value-type="string" calcext:value-type="string">
            <text:p><text:s/>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table:style-name="ce123" office:value-type="string" calcext:value-type="string">
            <text:p><text:s/></text:p>
          </table:table-cell>
          <table:table-cell table:style-name="ce123" office:value-type="string" calcext:value-type="string">
            <text:p><text:s text:c="2"/></text:p>
          </table:table-cell>
          <table:table-cell table:number-columns-repeated="3" table:style-name="ce123" office:value-type="string" calcext:value-type="string">
            <text:p><text:s/></text:p>
          </table:table-cell>
          <table:table-cell table:number-columns-repeated="6" table:style-name="ce137" office:value-type="string" calcext:value-type="string">
            <text:p><text:s/></text:p>
          </table:table-cell>
          <table:table-cell table:style-name="ce137" office:value-type="string" calcext:value-type="string">
            <text:p><text:s text:c="2"/></text:p>
          </table:table-cell>
          <table:table-cell table:number-columns-repeated="3" table:style-name="ce137" office:value-type="string" calcext:value-type="string">
            <text:p><text:s/>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table:style-name="ce124" office:value-type="string" calcext:value-type="string">
            <text:p><text:s/></text:p>
          </table:table-cell>
          <table:table-cell table:style-name="ce124" office:value-type="string" calcext:value-type="string">
            <text:p><text:s text:c="2"/></text:p>
          </table:table-cell>
          <table:table-cell table:number-columns-repeated="2" table:style-name="ce124" office:value-type="string" calcext:value-type="string">
            <text:p><text:s/></text:p>
          </table:table-cell>
          <table:table-cell table:number-columns-repeated="6" table:style-name="ce138" office:value-type="string" calcext:value-type="string">
            <text:p><text:s/></text:p>
          </table:table-cell>
          <table:table-cell table:style-name="ce138" office:value-type="string" calcext:value-type="string">
            <text:p><text:s text:c="2"/></text:p>
          </table:table-cell>
          <table:table-cell table:number-columns-repeated="3" table:style-name="ce138" office:value-type="string" calcext:value-type="string">
            <text:p><text:s/>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table:style-name="ce125" office:value-type="string" calcext:value-type="string">
            <text:p><text:s/></text:p>
          </table:table-cell>
          <table:table-cell table:style-name="ce125" office:value-type="string" calcext:value-type="string">
            <text:p><text:s text:c="2"/></text:p>
          </table:table-cell>
          <table:table-cell table:style-name="ce125" office:value-type="string" calcext:value-type="string">
            <text:p><text:s/></text:p>
          </table:table-cell>
          <table:table-cell table:number-columns-repeated="6" table:style-name="ce139" office:value-type="string" calcext:value-type="string">
            <text:p><text:s/></text:p>
          </table:table-cell>
          <table:table-cell table:style-name="ce139" office:value-type="string" calcext:value-type="string">
            <text:p><text:s text:c="2"/></text:p>
          </table:table-cell>
          <table:table-cell table:number-columns-repeated="3" table:style-name="ce139" office:value-type="string" calcext:value-type="string">
            <text:p><text:s/>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table:style-name="ce126" office:value-type="string" calcext:value-type="string">
            <text:p><text:s/></text:p>
          </table:table-cell>
          <table:table-cell table:style-name="ce126" office:value-type="string" calcext:value-type="string">
            <text:p><text:s text:c="2"/></text:p>
          </table:table-cell>
          <table:table-cell table:number-columns-repeated="10" table:style-name="ce126" office:value-type="string" calcext:value-type="string">
            <text:p><text:s/>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table:style-name="ce103" office:value-type="float" office:value="0" calcext:value-type="float">
            <text:p>0</text:p>
          </table:table-cell>
          <table:table-cell table:number-columns-repeated="4" table:style-name="ce103" office:value-type="float" office:value="1" calcext:value-type="float">
            <text:p>1</text:p>
          </table:table-cell>
          <table:table-cell table:number-columns-repeated="2" table:style-name="ce10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 table:style-name="ce127" office:value-type="string" calcext:value-type="string">
            <text:p><text:s/></text:p>
          </table:table-cell>
          <table:table-cell table:style-name="ce127" office:value-type="string" calcext:value-type="string">
            <text:p><text:s text:c="2"/></text:p>
          </table:table-cell>
          <table:table-cell table:number-columns-repeated="9" table:style-name="ce127" office:value-type="string" calcext:value-type="string">
            <text:p><text:s/>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04" office:value-type="float" office:value="0" calcext:value-type="float">
            <text:p>0</text:p>
          </table:table-cell>
          <table:table-cell table:number-columns-repeated="5" table:style-name="ce104" office:value-type="float" office:value="1" calcext:value-type="float">
            <text:p>1</text:p>
          </table:table-cell>
          <table:table-cell table:number-columns-repeated="2" table:style-name="ce104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 table:style-name="ce128" office:value-type="string" calcext:value-type="string">
            <text:p><text:s/></text:p>
          </table:table-cell>
          <table:table-cell table:style-name="ce128" office:value-type="string" calcext:value-type="string">
            <text:p><text:s text:c="2"/></text:p>
          </table:table-cell>
          <table:table-cell table:number-columns-repeated="8" table:style-name="ce128" office:value-type="string" calcext:value-type="string">
            <text:p><text:s/>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table:style-name="ce105" office:value-type="float" office:value="0" calcext:value-type="float">
            <text:p>0</text:p>
          </table:table-cell>
          <table:table-cell table:number-columns-repeated="5" table:style-name="ce105" office:value-type="float" office:value="1" calcext:value-type="float">
            <text:p>1</text:p>
          </table:table-cell>
          <table:table-cell table:style-name="ce105" office:value-type="float" office:value="0" calcext:value-type="float">
            <text:p>0</text:p>
          </table:table-cell>
          <table:table-cell table:style-name="ce104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 table:style-name="ce129" office:value-type="string" calcext:value-type="string">
            <text:p><text:s/></text:p>
          </table:table-cell>
          <table:table-cell table:style-name="ce129" office:value-type="string" calcext:value-type="string">
            <text:p><text:s text:c="2"/></text:p>
          </table:table-cell>
          <table:table-cell table:number-columns-repeated="7" table:style-name="ce129" office:value-type="string" calcext:value-type="string">
            <text:p><text:s/>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06" office:value-type="float" office:value="0" calcext:value-type="float">
            <text:p>0</text:p>
          </table:table-cell>
          <table:table-cell table:number-columns-repeated="6" table:style-name="ce106" office:value-type="float" office:value="1" calcext:value-type="float">
            <text:p>1</text:p>
          </table:table-cell>
          <table:table-cell table:style-name="ce106" office:value-type="float" office:value="0" calcext:value-type="float">
            <text:p>0</text:p>
          </table:table-cell>
          <table:table-cell table:style-name="ce105" office:value-type="float" office:value="0" calcext:value-type="float">
            <text:p>0</text:p>
          </table:table-cell>
          <table:table-cell table:style-name="ce104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 table:style-name="ce130" office:value-type="string" calcext:value-type="string">
            <text:p><text:s/></text:p>
          </table:table-cell>
          <table:table-cell table:style-name="ce130" office:value-type="string" calcext:value-type="string">
            <text:p><text:s text:c="2"/></text:p>
          </table:table-cell>
          <table:table-cell table:number-columns-repeated="6" table:style-name="ce130" office:value-type="string" calcext:value-type="string">
            <text:p><text:s/>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table:style-name="ce107" office:value-type="float" office:value="0" calcext:value-type="float">
            <text:p>0</text:p>
          </table:table-cell>
          <table:table-cell table:number-columns-repeated="5" table:style-name="ce107" office:value-type="float" office:value="1" calcext:value-type="float">
            <text:p>1</text:p>
          </table:table-cell>
          <table:table-cell table:style-name="ce107" office:value-type="float" office:value="0" calcext:value-type="float">
            <text:p>0</text:p>
          </table:table-cell>
          <table:table-cell table:style-name="ce106" office:value-type="float" office:value="0" calcext:value-type="float">
            <text:p>0</text:p>
          </table:table-cell>
          <table:table-cell table:style-name="ce105" office:value-type="float" office:value="0" calcext:value-type="float">
            <text:p>0</text:p>
          </table:table-cell>
          <table:table-cell table:style-name="ce104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 table:style-name="ce131" office:value-type="string" calcext:value-type="string">
            <text:p><text:s/></text:p>
          </table:table-cell>
          <table:table-cell table:style-name="ce131" office:value-type="string" calcext:value-type="string">
            <text:p><text:s text:c="2"/></text:p>
          </table:table-cell>
          <table:table-cell table:number-columns-repeated="5" table:style-name="ce131" office:value-type="string" calcext:value-type="string">
            <text:p><text:s/>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108" office:value-type="float" office:value="0" calcext:value-type="float">
            <text:p>0</text:p>
          </table:table-cell>
          <table:table-cell table:number-columns-repeated="7" table:style-name="ce108" office:value-type="float" office:value="1" calcext:value-type="float">
            <text:p>1</text:p>
          </table:table-cell>
          <table:table-cell table:style-name="ce107" office:value-type="float" office:value="0" calcext:value-type="float">
            <text:p>0</text:p>
          </table:table-cell>
          <table:table-cell table:style-name="ce106" office:value-type="float" office:value="0" calcext:value-type="float">
            <text:p>0</text:p>
          </table:table-cell>
          <table:table-cell table:style-name="ce105" office:value-type="float" office:value="0" calcext:value-type="float">
            <text:p>0</text:p>
          </table:table-cell>
          <table:table-cell table:style-name="ce104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 table:style-name="ce132" office:value-type="string" calcext:value-type="string">
            <text:p><text:s/></text:p>
          </table:table-cell>
          <table:table-cell table:style-name="ce132" office:value-type="string" calcext:value-type="string">
            <text:p><text:s text:c="2"/></text:p>
          </table:table-cell>
          <table:table-cell table:number-columns-repeated="4" table:style-name="ce132" office:value-type="string" calcext:value-type="string">
            <text:p><text:s/>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table:style-name="ce109" office:value-type="float" office:value="0" calcext:value-type="float">
            <text:p>0</text:p>
          </table:table-cell>
          <table:table-cell table:number-columns-repeated="6" table:style-name="ce109" office:value-type="float" office:value="1" calcext:value-type="float">
            <text:p>1</text:p>
          </table:table-cell>
          <table:table-cell table:style-name="ce108" office:value-type="string" calcext:value-type="string">
            <text:p><text:s/>?</text:p>
          </table:table-cell>
          <table:table-cell table:style-name="ce107" office:value-type="float" office:value="0" calcext:value-type="float">
            <text:p>0</text:p>
          </table:table-cell>
          <table:table-cell table:style-name="ce106" office:value-type="float" office:value="0" calcext:value-type="float">
            <text:p>0</text:p>
          </table:table-cell>
          <table:table-cell table:style-name="ce105" office:value-type="float" office:value="0" calcext:value-type="float">
            <text:p>0</text:p>
          </table:table-cell>
          <table:table-cell table:style-name="ce104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 table:style-name="ce140" office:value-type="string" calcext:value-type="string">
            <text:p><text:s/></text:p>
          </table:table-cell>
          <table:table-cell table:style-name="ce140" office:value-type="string" calcext:value-type="string">
            <text:p><text:s text:c="2"/></text:p>
          </table:table-cell>
          <table:table-cell table:number-columns-repeated="3" table:style-name="ce140" office:value-type="string" calcext:value-type="string">
            <text:p><text:s/>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110" office:value-type="float" office:value="0" calcext:value-type="float">
            <text:p>0</text:p>
          </table:table-cell>
          <table:table-cell table:number-columns-repeated="7" table:style-name="ce110" office:value-type="float" office:value="1" calcext:value-type="float">
            <text:p>1</text:p>
          </table:table-cell>
          <table:table-cell table:style-name="ce109" office:value-type="string" calcext:value-type="string">
            <text:p><text:s/>?</text:p>
          </table:table-cell>
          <table:table-cell table:style-name="ce108" office:value-type="string" calcext:value-type="string">
            <text:p><text:s/>?</text:p>
          </table:table-cell>
          <table:table-cell table:style-name="ce107" office:value-type="float" office:value="0" calcext:value-type="float">
            <text:p>0</text:p>
          </table:table-cell>
          <table:table-cell table:style-name="ce106" office:value-type="float" office:value="0" calcext:value-type="float">
            <text:p>0</text:p>
          </table:table-cell>
          <table:table-cell table:style-name="ce105" office:value-type="float" office:value="0" calcext:value-type="float">
            <text:p>0</text:p>
          </table:table-cell>
          <table:table-cell table:style-name="ce104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style-name="ce102" office:value-type="float" office:value="0" calcext:value-type="float">
            <text:p>0</text:p>
          </table:table-cell>
          <table:table-cell table:number-columns-repeated="6" table:style-name="ce141" office:value-type="string" calcext:value-type="string">
            <text:p><text:s/></text:p>
          </table:table-cell>
          <table:table-cell table:style-name="ce141" office:value-type="string" calcext:value-type="string">
            <text:p><text:s text:c="2"/></text:p>
          </table:table-cell>
          <table:table-cell table:number-columns-repeated="2" table:style-name="ce141" office:value-type="string" calcext:value-type="string">
            <text:p><text:s/>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 table:style-name="ce111" office:value-type="float" office:value="0" calcext:value-type="float">
            <text:p>0</text:p>
          </table:table-cell>
          <table:table-cell table:number-columns-repeated="6" table:style-name="ce111" office:value-type="float" office:value="1" calcext:value-type="float">
            <text:p>1</text:p>
          </table:table-cell>
          <table:table-cell table:style-name="ce110" office:value-type="float" office:value="1" calcext:value-type="float">
            <text:p>1</text:p>
          </table:table-cell>
          <table:table-cell table:style-name="ce109" office:value-type="string" calcext:value-type="string">
            <text:p><text:s/>?</text:p>
          </table:table-cell>
          <table:table-cell table:style-name="ce108" office:value-type="string" calcext:value-type="string">
            <text:p><text:s/>?</text:p>
          </table:table-cell>
          <table:table-cell table:style-name="ce107" office:value-type="float" office:value="0" calcext:value-type="float">
            <text:p>0</text:p>
          </table:table-cell>
          <table:table-cell table:style-name="ce106" office:value-type="float" office:value="0" calcext:value-type="float">
            <text:p>0</text:p>
          </table:table-cell>
          <table:table-cell table:style-name="ce105" office:value-type="float" office:value="0" calcext:value-type="float">
            <text:p>0</text:p>
          </table:table-cell>
          <table:table-cell table:style-name="ce104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style-name="ce102" office:value-type="float" office:value="0" calcext:value-type="float">
            <text:p>0</text:p>
          </table:table-cell>
          <table:table-cell table:number-columns-repeated="6" table:style-name="ce142" office:value-type="string" calcext:value-type="string">
            <text:p><text:s/></text:p>
          </table:table-cell>
          <table:table-cell table:style-name="ce142" office:value-type="string" calcext:value-type="string">
            <text:p><text:s text:c="2"/></text:p>
          </table:table-cell>
          <table:table-cell table:style-name="ce142" office:value-type="string" calcext:value-type="string">
            <text:p><text:s/>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7" table:style-name="ce112" office:value-type="float" office:value="1" calcext:value-type="float">
            <text:p>1</text:p>
          </table:table-cell>
          <table:table-cell table:style-name="ce111" office:value-type="float" office:value="1" calcext:value-type="float">
            <text:p>1</text:p>
          </table:table-cell>
          <table:table-cell table:style-name="ce110" office:value-type="string" calcext:value-type="string">
            <text:p><text:s/>?</text:p>
          </table:table-cell>
          <table:table-cell table:style-name="ce109" office:value-type="string" calcext:value-type="string">
            <text:p><text:s/>?</text:p>
          </table:table-cell>
          <table:table-cell table:style-name="ce108" office:value-type="string" calcext:value-type="string">
            <text:p><text:s/>?</text:p>
          </table:table-cell>
          <table:table-cell table:style-name="ce107" office:value-type="float" office:value="0" calcext:value-type="float">
            <text:p>0</text:p>
          </table:table-cell>
          <table:table-cell table:style-name="ce106" office:value-type="float" office:value="0" calcext:value-type="float">
            <text:p>0</text:p>
          </table:table-cell>
          <table:table-cell table:style-name="ce105" office:value-type="float" office:value="0" calcext:value-type="float">
            <text:p>0</text:p>
          </table:table-cell>
          <table:table-cell table:style-name="ce104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style-name="ce102" office:value-type="float" office:value="0" calcext:value-type="float">
            <text:p>0</text:p>
          </table:table-cell>
          <table:table-cell table:number-columns-repeated="6" table:style-name="ce143" office:value-type="string" calcext:value-type="string">
            <text:p><text:s/></text:p>
          </table:table-cell>
          <table:table-cell table:style-name="ce143" office:value-type="string" calcext:value-type="string">
            <text:p><text:s text:c="2"/>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 table:style-name="ce113" office:value-type="float" office:value="0" calcext:value-type="float">
            <text:p>0</text:p>
          </table:table-cell>
          <table:table-cell table:number-columns-repeated="6" table:style-name="ce113" office:value-type="float" office:value="1" calcext:value-type="float">
            <text:p>1</text:p>
          </table:table-cell>
          <table:table-cell table:style-name="ce112" office:value-type="float" office:value="1" calcext:value-type="float">
            <text:p>1</text:p>
          </table:table-cell>
          <table:table-cell table:style-name="ce111" office:value-type="string" calcext:value-type="string">
            <text:p><text:s/>?</text:p>
          </table:table-cell>
          <table:table-cell table:style-name="ce110" office:value-type="string" calcext:value-type="string">
            <text:p><text:s/>?</text:p>
          </table:table-cell>
          <table:table-cell table:style-name="ce109" office:value-type="string" calcext:value-type="string">
            <text:p><text:s/>?</text:p>
          </table:table-cell>
          <table:table-cell table:style-name="ce108" office:value-type="string" calcext:value-type="string">
            <text:p><text:s/>?</text:p>
          </table:table-cell>
          <table:table-cell table:style-name="ce107" office:value-type="float" office:value="0" calcext:value-type="float">
            <text:p>0</text:p>
          </table:table-cell>
          <table:table-cell table:style-name="ce106" office:value-type="float" office:value="0" calcext:value-type="float">
            <text:p>0</text:p>
          </table:table-cell>
          <table:table-cell table:style-name="ce105" office:value-type="float" office:value="0" calcext:value-type="float">
            <text:p>0</text:p>
          </table:table-cell>
          <table:table-cell table:style-name="ce104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style-name="ce102" office:value-type="float" office:value="0" calcext:value-type="float">
            <text:p>0</text:p>
          </table:table-cell>
          <table:table-cell table:number-columns-repeated="6" table:style-name="ce144" office:value-type="string" calcext:value-type="string">
            <text:p><text:s/>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114" office:value-type="float" office:value="0" calcext:value-type="float">
            <text:p>0</text:p>
          </table:table-cell>
          <table:table-cell table:number-columns-repeated="7" table:style-name="ce114" office:value-type="float" office:value="1" calcext:value-type="float">
            <text:p>1</text:p>
          </table:table-cell>
          <table:table-cell table:style-name="ce113" office:value-type="float" office:value="1" calcext:value-type="float">
            <text:p>1</text:p>
          </table:table-cell>
          <table:table-cell table:style-name="ce112" office:value-type="float" office:value="1" calcext:value-type="float">
            <text:p>1</text:p>
          </table:table-cell>
          <table:table-cell table:style-name="ce111" office:value-type="string" calcext:value-type="string">
            <text:p><text:s/>?</text:p>
          </table:table-cell>
          <table:table-cell table:style-name="ce110" office:value-type="string" calcext:value-type="string">
            <text:p><text:s/>?</text:p>
          </table:table-cell>
          <table:table-cell table:style-name="ce109" office:value-type="string" calcext:value-type="string">
            <text:p><text:s/>?</text:p>
          </table:table-cell>
          <table:table-cell table:style-name="ce108" office:value-type="string" calcext:value-type="string">
            <text:p><text:s/>?</text:p>
          </table:table-cell>
          <table:table-cell table:style-name="ce107" office:value-type="float" office:value="0" calcext:value-type="float">
            <text:p>0</text:p>
          </table:table-cell>
          <table:table-cell table:style-name="ce106" office:value-type="float" office:value="0" calcext:value-type="float">
            <text:p>0</text:p>
          </table:table-cell>
          <table:table-cell table:style-name="ce105" office:value-type="float" office:value="0" calcext:value-type="float">
            <text:p>0</text:p>
          </table:table-cell>
          <table:table-cell table:style-name="ce104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style-name="ce102" office:value-type="float" office:value="0" calcext:value-type="float">
            <text:p>0</text:p>
          </table:table-cell>
          <table:table-cell table:number-columns-repeated="5" table:style-name="ce145" office:value-type="string" calcext:value-type="string">
            <text:p><text:s/>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" table:style-name="ce115" office:value-type="float" office:value="0" calcext:value-type="float">
            <text:p>0</text:p>
          </table:table-cell>
          <table:table-cell table:number-columns-repeated="6" table:style-name="ce115" office:value-type="float" office:value="1" calcext:value-type="float">
            <text:p>1</text:p>
          </table:table-cell>
          <table:table-cell table:style-name="ce114" office:value-type="float" office:value="1" calcext:value-type="float">
            <text:p>1</text:p>
          </table:table-cell>
          <table:table-cell table:style-name="ce113" office:value-type="float" office:value="1" calcext:value-type="float">
            <text:p>1</text:p>
          </table:table-cell>
          <table:table-cell table:style-name="ce112" office:value-type="string" calcext:value-type="string">
            <text:p><text:s/>?</text:p>
          </table:table-cell>
          <table:table-cell table:style-name="ce111" office:value-type="string" calcext:value-type="string">
            <text:p><text:s/>?</text:p>
          </table:table-cell>
          <table:table-cell table:style-name="ce110" office:value-type="string" calcext:value-type="string">
            <text:p><text:s/>?</text:p>
          </table:table-cell>
          <table:table-cell table:style-name="ce109" office:value-type="string" calcext:value-type="string">
            <text:p><text:s/>?</text:p>
          </table:table-cell>
          <table:table-cell table:style-name="ce108" office:value-type="string" calcext:value-type="string">
            <text:p><text:s/>?</text:p>
          </table:table-cell>
          <table:table-cell table:style-name="ce107" office:value-type="float" office:value="0" calcext:value-type="float">
            <text:p>0</text:p>
          </table:table-cell>
          <table:table-cell table:style-name="ce106" office:value-type="float" office:value="0" calcext:value-type="float">
            <text:p>0</text:p>
          </table:table-cell>
          <table:table-cell table:style-name="ce105" office:value-type="float" office:value="0" calcext:value-type="float">
            <text:p>0</text:p>
          </table:table-cell>
          <table:table-cell table:style-name="ce104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style-name="ce102" office:value-type="float" office:value="0" calcext:value-type="float">
            <text:p>0</text:p>
          </table:table-cell>
          <table:table-cell table:number-columns-repeated="4" table:style-name="ce146" office:value-type="string" calcext:value-type="string">
            <text:p><text:s/>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116" office:value-type="float" office:value="0" calcext:value-type="float">
            <text:p>0</text:p>
          </table:table-cell>
          <table:table-cell table:number-columns-repeated="7" table:style-name="ce116" office:value-type="float" office:value="1" calcext:value-type="float">
            <text:p>1</text:p>
          </table:table-cell>
          <table:table-cell table:style-name="ce115" office:value-type="float" office:value="1" calcext:value-type="float">
            <text:p>1</text:p>
          </table:table-cell>
          <table:table-cell table:style-name="ce114" office:value-type="float" office:value="1" calcext:value-type="float">
            <text:p>1</text:p>
          </table:table-cell>
          <table:table-cell table:style-name="ce113" office:value-type="string" calcext:value-type="string">
            <text:p><text:s/>?</text:p>
          </table:table-cell>
          <table:table-cell table:style-name="ce112" office:value-type="string" calcext:value-type="string">
            <text:p><text:s/>?</text:p>
          </table:table-cell>
          <table:table-cell table:style-name="ce111" office:value-type="string" calcext:value-type="string">
            <text:p><text:s/>?</text:p>
          </table:table-cell>
          <table:table-cell table:style-name="ce110" office:value-type="string" calcext:value-type="string">
            <text:p><text:s/>?</text:p>
          </table:table-cell>
          <table:table-cell table:style-name="ce109" office:value-type="string" calcext:value-type="string">
            <text:p><text:s/>?</text:p>
          </table:table-cell>
          <table:table-cell table:style-name="ce108" office:value-type="string" calcext:value-type="string">
            <text:p><text:s/>?</text:p>
          </table:table-cell>
          <table:table-cell table:style-name="ce107" office:value-type="string" calcext:value-type="string">
            <text:p><text:s/>?</text:p>
          </table:table-cell>
          <table:table-cell table:style-name="ce106" office:value-type="float" office:value="0" calcext:value-type="float">
            <text:p>0</text:p>
          </table:table-cell>
          <table:table-cell table:style-name="ce105" office:value-type="float" office:value="0" calcext:value-type="float">
            <text:p>0</text:p>
          </table:table-cell>
          <table:table-cell table:style-name="ce104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style-name="ce102" office:value-type="float" office:value="0" calcext:value-type="float">
            <text:p>0</text:p>
          </table:table-cell>
          <table:table-cell table:number-columns-repeated="3" table:style-name="ce147" office:value-type="string" calcext:value-type="string">
            <text:p><text:s/>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 table:style-name="ce117" office:value-type="float" office:value="0" calcext:value-type="float">
            <text:p>0</text:p>
          </table:table-cell>
          <table:table-cell table:number-columns-repeated="6" table:style-name="ce117" office:value-type="float" office:value="1" calcext:value-type="float">
            <text:p>1</text:p>
          </table:table-cell>
          <table:table-cell table:style-name="ce116" office:value-type="float" office:value="1" calcext:value-type="float">
            <text:p>1</text:p>
          </table:table-cell>
          <table:table-cell table:style-name="ce115" office:value-type="float" office:value="1" calcext:value-type="float">
            <text:p>1</text:p>
          </table:table-cell>
          <table:table-cell table:style-name="ce114" office:value-type="float" office:value="1" calcext:value-type="float">
            <text:p>1</text:p>
          </table:table-cell>
          <table:table-cell table:style-name="ce113" office:value-type="string" calcext:value-type="string">
            <text:p><text:s/>?</text:p>
          </table:table-cell>
          <table:table-cell table:style-name="ce112" office:value-type="string" calcext:value-type="string">
            <text:p><text:s/>?</text:p>
          </table:table-cell>
          <table:table-cell table:style-name="ce111" office:value-type="string" calcext:value-type="string">
            <text:p><text:s/>?</text:p>
          </table:table-cell>
          <table:table-cell table:style-name="ce110" office:value-type="string" calcext:value-type="string">
            <text:p><text:s/>?</text:p>
          </table:table-cell>
          <table:table-cell table:style-name="ce109" office:value-type="string" calcext:value-type="string">
            <text:p><text:s/>?</text:p>
          </table:table-cell>
          <table:table-cell table:style-name="ce108" office:value-type="string" calcext:value-type="string">
            <text:p><text:s/>?</text:p>
          </table:table-cell>
          <table:table-cell table:style-name="ce107" office:value-type="string" calcext:value-type="string">
            <text:p><text:s/>?</text:p>
          </table:table-cell>
          <table:table-cell table:style-name="ce106" office:value-type="float" office:value="0" calcext:value-type="float">
            <text:p>0</text:p>
          </table:table-cell>
          <table:table-cell table:style-name="ce105" office:value-type="float" office:value="0" calcext:value-type="float">
            <text:p>0</text:p>
          </table:table-cell>
          <table:table-cell table:style-name="ce104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style-name="ce102" office:value-type="float" office:value="0" calcext:value-type="float">
            <text:p>0</text:p>
          </table:table-cell>
          <table:table-cell table:number-columns-repeated="2" table:style-name="ce148" office:value-type="string" calcext:value-type="string">
            <text:p><text:s/>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118" office:value-type="float" office:value="0" calcext:value-type="float">
            <text:p>0</text:p>
          </table:table-cell>
          <table:table-cell table:number-columns-repeated="7" table:style-name="ce118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 table:style-name="ce116" office:value-type="float" office:value="1" calcext:value-type="float">
            <text:p>1</text:p>
          </table:table-cell>
          <table:table-cell table:style-name="ce115" office:value-type="float" office:value="1" calcext:value-type="float">
            <text:p>1</text:p>
          </table:table-cell>
          <table:table-cell table:style-name="ce114" office:value-type="string" calcext:value-type="string">
            <text:p><text:s/>?</text:p>
          </table:table-cell>
          <table:table-cell table:style-name="ce113" office:value-type="string" calcext:value-type="string">
            <text:p><text:s/>?</text:p>
          </table:table-cell>
          <table:table-cell table:style-name="ce112" office:value-type="string" calcext:value-type="string">
            <text:p><text:s/>?</text:p>
          </table:table-cell>
          <table:table-cell table:style-name="ce111" office:value-type="string" calcext:value-type="string">
            <text:p><text:s/>?</text:p>
          </table:table-cell>
          <table:table-cell table:style-name="ce110" office:value-type="string" calcext:value-type="string">
            <text:p><text:s/>?</text:p>
          </table:table-cell>
          <table:table-cell table:style-name="ce109" office:value-type="string" calcext:value-type="string">
            <text:p><text:s/>?</text:p>
          </table:table-cell>
          <table:table-cell table:style-name="ce108" office:value-type="string" calcext:value-type="string">
            <text:p><text:s/>?</text:p>
          </table:table-cell>
          <table:table-cell table:style-name="ce107" office:value-type="string" calcext:value-type="string">
            <text:p><text:s/>?</text:p>
          </table:table-cell>
          <table:table-cell table:style-name="ce106" office:value-type="float" office:value="0" calcext:value-type="float">
            <text:p>0</text:p>
          </table:table-cell>
          <table:table-cell table:style-name="ce105" office:value-type="float" office:value="0" calcext:value-type="float">
            <text:p>0</text:p>
          </table:table-cell>
          <table:table-cell table:style-name="ce104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style-name="ce102" office:value-type="float" office:value="0" calcext:value-type="float">
            <text:p>0</text:p>
          </table:table-cell>
          <table:table-cell table:style-name="ce149" office:value-type="string" calcext:value-type="string">
            <text:p><text:s/>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 table:style-name="ce119" office:value-type="float" office:value="0" calcext:value-type="float">
            <text:p>0</text:p>
          </table:table-cell>
          <table:table-cell table:number-columns-repeated="6" table:style-name="ce119" office:value-type="float" office:value="1" calcext:value-type="float">
            <text:p>1</text:p>
          </table:table-cell>
          <table:table-cell table:style-name="ce118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 table:style-name="ce116" office:value-type="float" office:value="1" calcext:value-type="float">
            <text:p>1</text:p>
          </table:table-cell>
          <table:table-cell table:style-name="ce115" office:value-type="string" calcext:value-type="string">
            <text:p><text:s/>?</text:p>
          </table:table-cell>
          <table:table-cell table:style-name="ce114" office:value-type="string" calcext:value-type="string">
            <text:p><text:s/>?</text:p>
          </table:table-cell>
          <table:table-cell table:style-name="ce113" office:value-type="string" calcext:value-type="string">
            <text:p><text:s/>?</text:p>
          </table:table-cell>
          <table:table-cell table:style-name="ce112" office:value-type="string" calcext:value-type="string">
            <text:p><text:s/>?</text:p>
          </table:table-cell>
          <table:table-cell table:style-name="ce111" office:value-type="string" calcext:value-type="string">
            <text:p><text:s/>?</text:p>
          </table:table-cell>
          <table:table-cell table:style-name="ce110" office:value-type="string" calcext:value-type="string">
            <text:p><text:s/>?</text:p>
          </table:table-cell>
          <table:table-cell table:style-name="ce109" office:value-type="string" calcext:value-type="string">
            <text:p><text:s/>?</text:p>
          </table:table-cell>
          <table:table-cell table:style-name="ce108" office:value-type="string" calcext:value-type="string">
            <text:p><text:s/>?</text:p>
          </table:table-cell>
          <table:table-cell table:style-name="ce107" office:value-type="string" calcext:value-type="string">
            <text:p><text:s/>?</text:p>
          </table:table-cell>
          <table:table-cell table:style-name="ce106" office:value-type="float" office:value="0" calcext:value-type="float">
            <text:p>0</text:p>
          </table:table-cell>
          <table:table-cell table:style-name="ce105" office:value-type="float" office:value="0" calcext:value-type="float">
            <text:p>0</text:p>
          </table:table-cell>
          <table:table-cell table:style-name="ce104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style-name="ce102" office:value-type="float" office:value="0" calcext:value-type="float">
            <text:p>0</text:p>
          </table:table-cell>
        </table:table-row>
        <calcext:conditional-formats>
          <calcext:conditional-format calcext:target-range-address="clique_tc.B2:clique_tc.P2 clique_tc.B26:clique_tc.Z26 clique_tc.B3:clique_tc.C3 clique_tc.B4:clique_tc.D4 clique_tc.B5:clique_tc.E5 clique_tc.B6:clique_tc.F6 clique_tc.B7:clique_tc.G7 clique_tc.B8:clique_tc.H8 clique_tc.B9:clique_tc.I26 clique_tc.B10:clique_tc.J26 clique_tc.B11:clique_tc.K26 clique_tc.B12:clique_tc.L26 clique_tc.B13:clique_tc.M26 clique_tc.B14:clique_tc.N26 clique_tc.B15:clique_tc.O26 clique_tc.B16:clique_tc.P26 clique_tc.B17:clique_tc.Q26 clique_tc.B18:clique_tc.R26 clique_tc.B20:clique_tc.T26 clique_tc.B19:clique_tc.S26 clique_tc.B21:clique_tc.U26 clique_tc.B22:clique_tc.V26 clique_tc.B23:clique_tc.W26 clique_tc.B24:clique_tc.X26 clique_tc.B25:clique_tc.Y26">
            <calcext:condition calcext:apply-style-name="Rouge" calcext:value="=0" calcext:base-cell-address="clique_tc.B2"/>
            <calcext:condition calcext:apply-style-name="Vert" calcext:value="=1" calcext:base-cell-address="clique_tc.B2"/>
            <calcext:condition calcext:apply-style-name="Jaune" calcext:value="=&quot; ?&quot;" calcext:base-cell-address="clique_tc.B2"/>
            <calcext:condition calcext:apply-style-name="Default" calcext:value="=&quot; &quot;" calcext:base-cell-address="clique_tc.B2"/>
          </calcext:conditional-format>
          <calcext:conditional-format calcext:target-range-address="clique_tc.D3:clique_tc.P3">
            <calcext:condition calcext:apply-style-name="Rouge" calcext:value="=0" calcext:base-cell-address="clique_tc.D3"/>
            <calcext:condition calcext:apply-style-name="Vert" calcext:value="=1" calcext:base-cell-address="clique_tc.D3"/>
            <calcext:condition calcext:apply-style-name="Jaune" calcext:value="=&quot; ?&quot;" calcext:base-cell-address="clique_tc.D3"/>
            <calcext:condition calcext:apply-style-name="Default" calcext:value="=&quot; &quot;" calcext:base-cell-address="clique_tc.D3"/>
          </calcext:conditional-format>
          <calcext:conditional-format calcext:target-range-address="clique_tc.E4:clique_tc.P4">
            <calcext:condition calcext:apply-style-name="Rouge" calcext:value="=0" calcext:base-cell-address="clique_tc.E4"/>
            <calcext:condition calcext:apply-style-name="Vert" calcext:value="=1" calcext:base-cell-address="clique_tc.E4"/>
            <calcext:condition calcext:apply-style-name="Jaune" calcext:value="=&quot; ?&quot;" calcext:base-cell-address="clique_tc.E4"/>
            <calcext:condition calcext:apply-style-name="Default" calcext:value="=&quot; &quot;" calcext:base-cell-address="clique_tc.E4"/>
          </calcext:conditional-format>
          <calcext:conditional-format calcext:target-range-address="clique_tc.F5:clique_tc.P5">
            <calcext:condition calcext:apply-style-name="Rouge" calcext:value="=0" calcext:base-cell-address="clique_tc.F5"/>
            <calcext:condition calcext:apply-style-name="Vert" calcext:value="=1" calcext:base-cell-address="clique_tc.F5"/>
            <calcext:condition calcext:apply-style-name="Jaune" calcext:value="=&quot; ?&quot;" calcext:base-cell-address="clique_tc.F5"/>
            <calcext:condition calcext:apply-style-name="Default" calcext:value="=&quot; &quot;" calcext:base-cell-address="clique_tc.F5"/>
          </calcext:conditional-format>
          <calcext:conditional-format calcext:target-range-address="clique_tc.G6:clique_tc.P6">
            <calcext:condition calcext:apply-style-name="Rouge" calcext:value="=0" calcext:base-cell-address="clique_tc.G6"/>
            <calcext:condition calcext:apply-style-name="Vert" calcext:value="=1" calcext:base-cell-address="clique_tc.G6"/>
            <calcext:condition calcext:apply-style-name="Jaune" calcext:value="=&quot; ?&quot;" calcext:base-cell-address="clique_tc.G6"/>
            <calcext:condition calcext:apply-style-name="Default" calcext:value="=&quot; &quot;" calcext:base-cell-address="clique_tc.G6"/>
          </calcext:conditional-format>
          <calcext:conditional-format calcext:target-range-address="clique_tc.H7:clique_tc.P7">
            <calcext:condition calcext:apply-style-name="Rouge" calcext:value="=0" calcext:base-cell-address="clique_tc.H7"/>
            <calcext:condition calcext:apply-style-name="Vert" calcext:value="=1" calcext:base-cell-address="clique_tc.H7"/>
            <calcext:condition calcext:apply-style-name="Jaune" calcext:value="=&quot; ?&quot;" calcext:base-cell-address="clique_tc.H7"/>
            <calcext:condition calcext:apply-style-name="Default" calcext:value="=&quot; &quot;" calcext:base-cell-address="clique_tc.H7"/>
          </calcext:conditional-format>
          <calcext:conditional-format calcext:target-range-address="clique_tc.I8:clique_tc.P8">
            <calcext:condition calcext:apply-style-name="Rouge" calcext:value="=0" calcext:base-cell-address="clique_tc.I8"/>
            <calcext:condition calcext:apply-style-name="Vert" calcext:value="=1" calcext:base-cell-address="clique_tc.I8"/>
            <calcext:condition calcext:apply-style-name="Jaune" calcext:value="=&quot; ?&quot;" calcext:base-cell-address="clique_tc.I8"/>
            <calcext:condition calcext:apply-style-name="Default" calcext:value="=&quot; &quot;" calcext:base-cell-address="clique_tc.I8"/>
          </calcext:conditional-format>
          <calcext:conditional-format calcext:target-range-address="clique_tc.J9:clique_tc.Z9">
            <calcext:condition calcext:apply-style-name="Rouge" calcext:value="=0" calcext:base-cell-address="clique_tc.J9"/>
            <calcext:condition calcext:apply-style-name="Vert" calcext:value="=1" calcext:base-cell-address="clique_tc.J9"/>
            <calcext:condition calcext:apply-style-name="Jaune" calcext:value="=&quot; ?&quot;" calcext:base-cell-address="clique_tc.J9"/>
            <calcext:condition calcext:apply-style-name="Default" calcext:value="=&quot; &quot;" calcext:base-cell-address="clique_tc.J9"/>
          </calcext:conditional-format>
          <calcext:conditional-format calcext:target-range-address="clique_tc.K10:clique_tc.Z10">
            <calcext:condition calcext:apply-style-name="Rouge" calcext:value="=0" calcext:base-cell-address="clique_tc.K10"/>
            <calcext:condition calcext:apply-style-name="Vert" calcext:value="=1" calcext:base-cell-address="clique_tc.K10"/>
            <calcext:condition calcext:apply-style-name="Jaune" calcext:value="=&quot; ?&quot;" calcext:base-cell-address="clique_tc.K10"/>
            <calcext:condition calcext:apply-style-name="Default" calcext:value="=&quot; &quot;" calcext:base-cell-address="clique_tc.K10"/>
          </calcext:conditional-format>
          <calcext:conditional-format calcext:target-range-address="clique_tc.L11:clique_tc.Z11">
            <calcext:condition calcext:apply-style-name="Rouge" calcext:value="=0" calcext:base-cell-address="clique_tc.L11"/>
            <calcext:condition calcext:apply-style-name="Vert" calcext:value="=1" calcext:base-cell-address="clique_tc.L11"/>
            <calcext:condition calcext:apply-style-name="Jaune" calcext:value="=&quot; ?&quot;" calcext:base-cell-address="clique_tc.L11"/>
            <calcext:condition calcext:apply-style-name="Default" calcext:value="=&quot; &quot;" calcext:base-cell-address="clique_tc.L11"/>
          </calcext:conditional-format>
          <calcext:conditional-format calcext:target-range-address="clique_tc.M12:clique_tc.Z12">
            <calcext:condition calcext:apply-style-name="Rouge" calcext:value="=0" calcext:base-cell-address="clique_tc.M12"/>
            <calcext:condition calcext:apply-style-name="Vert" calcext:value="=1" calcext:base-cell-address="clique_tc.M12"/>
            <calcext:condition calcext:apply-style-name="Jaune" calcext:value="=&quot; ?&quot;" calcext:base-cell-address="clique_tc.M12"/>
            <calcext:condition calcext:apply-style-name="Default" calcext:value="=&quot; &quot;" calcext:base-cell-address="clique_tc.M12"/>
          </calcext:conditional-format>
          <calcext:conditional-format calcext:target-range-address="clique_tc.N13:clique_tc.Z13">
            <calcext:condition calcext:apply-style-name="Rouge" calcext:value="=0" calcext:base-cell-address="clique_tc.N13"/>
            <calcext:condition calcext:apply-style-name="Vert" calcext:value="=1" calcext:base-cell-address="clique_tc.N13"/>
            <calcext:condition calcext:apply-style-name="Jaune" calcext:value="=&quot; ?&quot;" calcext:base-cell-address="clique_tc.N13"/>
            <calcext:condition calcext:apply-style-name="Default" calcext:value="=&quot; &quot;" calcext:base-cell-address="clique_tc.N13"/>
          </calcext:conditional-format>
          <calcext:conditional-format calcext:target-range-address="clique_tc.O14:clique_tc.Z14">
            <calcext:condition calcext:apply-style-name="Rouge" calcext:value="=0" calcext:base-cell-address="clique_tc.O14"/>
            <calcext:condition calcext:apply-style-name="Vert" calcext:value="=1" calcext:base-cell-address="clique_tc.O14"/>
            <calcext:condition calcext:apply-style-name="Jaune" calcext:value="=&quot; ?&quot;" calcext:base-cell-address="clique_tc.O14"/>
            <calcext:condition calcext:apply-style-name="Default" calcext:value="=&quot; &quot;" calcext:base-cell-address="clique_tc.O14"/>
          </calcext:conditional-format>
          <calcext:conditional-format calcext:target-range-address="clique_tc.P15:clique_tc.Z15">
            <calcext:condition calcext:apply-style-name="Rouge" calcext:value="=0" calcext:base-cell-address="clique_tc.P15"/>
            <calcext:condition calcext:apply-style-name="Vert" calcext:value="=1" calcext:base-cell-address="clique_tc.P15"/>
            <calcext:condition calcext:apply-style-name="Jaune" calcext:value="=&quot; ?&quot;" calcext:base-cell-address="clique_tc.P15"/>
            <calcext:condition calcext:apply-style-name="Default" calcext:value="=&quot; &quot;" calcext:base-cell-address="clique_tc.P15"/>
          </calcext:conditional-format>
          <calcext:conditional-format calcext:target-range-address="clique_tc.Q16:clique_tc.Z16">
            <calcext:condition calcext:apply-style-name="Rouge" calcext:value="=0" calcext:base-cell-address="clique_tc.Q16"/>
            <calcext:condition calcext:apply-style-name="Vert" calcext:value="=1" calcext:base-cell-address="clique_tc.Q16"/>
            <calcext:condition calcext:apply-style-name="Jaune" calcext:value="=&quot; ?&quot;" calcext:base-cell-address="clique_tc.Q16"/>
            <calcext:condition calcext:apply-style-name="Default" calcext:value="=&quot; &quot;" calcext:base-cell-address="clique_tc.Q16"/>
          </calcext:conditional-format>
          <calcext:conditional-format calcext:target-range-address="clique_tc.R17:clique_tc.Z17">
            <calcext:condition calcext:apply-style-name="Rouge" calcext:value="=0" calcext:base-cell-address="clique_tc.R17"/>
            <calcext:condition calcext:apply-style-name="Vert" calcext:value="=1" calcext:base-cell-address="clique_tc.R17"/>
            <calcext:condition calcext:apply-style-name="Jaune" calcext:value="=&quot; ?&quot;" calcext:base-cell-address="clique_tc.R17"/>
            <calcext:condition calcext:apply-style-name="Default" calcext:value="=&quot; &quot;" calcext:base-cell-address="clique_tc.R17"/>
          </calcext:conditional-format>
          <calcext:conditional-format calcext:target-range-address="clique_tc.S18:clique_tc.Z18">
            <calcext:condition calcext:apply-style-name="Rouge" calcext:value="=0" calcext:base-cell-address="clique_tc.S18"/>
            <calcext:condition calcext:apply-style-name="Vert" calcext:value="=1" calcext:base-cell-address="clique_tc.S18"/>
            <calcext:condition calcext:apply-style-name="Jaune" calcext:value="=&quot; ?&quot;" calcext:base-cell-address="clique_tc.S18"/>
            <calcext:condition calcext:apply-style-name="Default" calcext:value="=&quot; &quot;" calcext:base-cell-address="clique_tc.S18"/>
          </calcext:conditional-format>
          <calcext:conditional-format calcext:target-range-address="clique_tc.T19:clique_tc.Z19">
            <calcext:condition calcext:apply-style-name="Rouge" calcext:value="=0" calcext:base-cell-address="clique_tc.T19"/>
            <calcext:condition calcext:apply-style-name="Vert" calcext:value="=1" calcext:base-cell-address="clique_tc.T19"/>
            <calcext:condition calcext:apply-style-name="Jaune" calcext:value="=&quot; ?&quot;" calcext:base-cell-address="clique_tc.T19"/>
            <calcext:condition calcext:apply-style-name="Default" calcext:value="=&quot; &quot;" calcext:base-cell-address="clique_tc.T19"/>
          </calcext:conditional-format>
          <calcext:conditional-format calcext:target-range-address="clique_tc.U20:clique_tc.Z20">
            <calcext:condition calcext:apply-style-name="Rouge" calcext:value="=0" calcext:base-cell-address="clique_tc.U20"/>
            <calcext:condition calcext:apply-style-name="Vert" calcext:value="=1" calcext:base-cell-address="clique_tc.U20"/>
            <calcext:condition calcext:apply-style-name="Jaune" calcext:value="=&quot; ?&quot;" calcext:base-cell-address="clique_tc.U20"/>
            <calcext:condition calcext:apply-style-name="Default" calcext:value="=&quot; &quot;" calcext:base-cell-address="clique_tc.U20"/>
          </calcext:conditional-format>
          <calcext:conditional-format calcext:target-range-address="clique_tc.V21:clique_tc.Z21">
            <calcext:condition calcext:apply-style-name="Rouge" calcext:value="=0" calcext:base-cell-address="clique_tc.V21"/>
            <calcext:condition calcext:apply-style-name="Vert" calcext:value="=1" calcext:base-cell-address="clique_tc.V21"/>
            <calcext:condition calcext:apply-style-name="Jaune" calcext:value="=&quot; ?&quot;" calcext:base-cell-address="clique_tc.V21"/>
            <calcext:condition calcext:apply-style-name="Default" calcext:value="=&quot; &quot;" calcext:base-cell-address="clique_tc.V21"/>
          </calcext:conditional-format>
          <calcext:conditional-format calcext:target-range-address="clique_tc.W22:clique_tc.Z22">
            <calcext:condition calcext:apply-style-name="Rouge" calcext:value="=0" calcext:base-cell-address="clique_tc.W22"/>
            <calcext:condition calcext:apply-style-name="Vert" calcext:value="=1" calcext:base-cell-address="clique_tc.W22"/>
            <calcext:condition calcext:apply-style-name="Jaune" calcext:value="=&quot; ?&quot;" calcext:base-cell-address="clique_tc.W22"/>
            <calcext:condition calcext:apply-style-name="Default" calcext:value="=&quot; &quot;" calcext:base-cell-address="clique_tc.W22"/>
          </calcext:conditional-format>
          <calcext:conditional-format calcext:target-range-address="clique_tc.X23:clique_tc.Z23">
            <calcext:condition calcext:apply-style-name="Rouge" calcext:value="=0" calcext:base-cell-address="clique_tc.X23"/>
            <calcext:condition calcext:apply-style-name="Vert" calcext:value="=1" calcext:base-cell-address="clique_tc.X23"/>
            <calcext:condition calcext:apply-style-name="Jaune" calcext:value="=&quot; ?&quot;" calcext:base-cell-address="clique_tc.X23"/>
            <calcext:condition calcext:apply-style-name="Default" calcext:value="=&quot; &quot;" calcext:base-cell-address="clique_tc.X23"/>
          </calcext:conditional-format>
          <calcext:conditional-format calcext:target-range-address="clique_tc.Y24:clique_tc.Z24">
            <calcext:condition calcext:apply-style-name="Rouge" calcext:value="=0" calcext:base-cell-address="clique_tc.Y24"/>
            <calcext:condition calcext:apply-style-name="Vert" calcext:value="=1" calcext:base-cell-address="clique_tc.Y24"/>
            <calcext:condition calcext:apply-style-name="Jaune" calcext:value="=&quot; ?&quot;" calcext:base-cell-address="clique_tc.Y24"/>
            <calcext:condition calcext:apply-style-name="Default" calcext:value="=&quot; &quot;" calcext:base-cell-address="clique_tc.Y24"/>
          </calcext:conditional-format>
          <calcext:conditional-format calcext:target-range-address="clique_tc.Z25:clique_tc.Z25">
            <calcext:condition calcext:apply-style-name="Rouge" calcext:value="=0" calcext:base-cell-address="clique_tc.Z25"/>
            <calcext:condition calcext:apply-style-name="Vert" calcext:value="=1" calcext:base-cell-address="clique_tc.Z25"/>
            <calcext:condition calcext:apply-style-name="Jaune" calcext:value="=&quot; ?&quot;" calcext:base-cell-address="clique_tc.Z25"/>
            <calcext:condition calcext:apply-style-name="Default" calcext:value="=&quot; &quot;" calcext:base-cell-address="clique_tc.Z25"/>
          </calcext:conditional-format>
          <calcext:conditional-format calcext:target-range-address="clique_tc.Q8:clique_tc.Z8">
            <calcext:condition calcext:apply-style-name="Rouge" calcext:value="=0" calcext:base-cell-address="clique_tc.Q8"/>
            <calcext:condition calcext:apply-style-name="Vert" calcext:value="=1" calcext:base-cell-address="clique_tc.Q8"/>
            <calcext:condition calcext:apply-style-name="Jaune" calcext:value="=&quot; ?&quot;" calcext:base-cell-address="clique_tc.Q8"/>
            <calcext:condition calcext:apply-style-name="Default" calcext:value="=&quot; &quot;" calcext:base-cell-address="clique_tc.Q8"/>
          </calcext:conditional-format>
          <calcext:conditional-format calcext:target-range-address="clique_tc.Q7:clique_tc.Z7">
            <calcext:condition calcext:apply-style-name="Rouge" calcext:value="=0" calcext:base-cell-address="clique_tc.Q7"/>
            <calcext:condition calcext:apply-style-name="Vert" calcext:value="=1" calcext:base-cell-address="clique_tc.Q7"/>
            <calcext:condition calcext:apply-style-name="Jaune" calcext:value="=&quot; ?&quot;" calcext:base-cell-address="clique_tc.Q7"/>
            <calcext:condition calcext:apply-style-name="Default" calcext:value="=&quot; &quot;" calcext:base-cell-address="clique_tc.Q7"/>
          </calcext:conditional-format>
          <calcext:conditional-format calcext:target-range-address="clique_tc.Q6:clique_tc.Z6">
            <calcext:condition calcext:apply-style-name="Rouge" calcext:value="=0" calcext:base-cell-address="clique_tc.Q6"/>
            <calcext:condition calcext:apply-style-name="Vert" calcext:value="=1" calcext:base-cell-address="clique_tc.Q6"/>
            <calcext:condition calcext:apply-style-name="Jaune" calcext:value="=&quot; ?&quot;" calcext:base-cell-address="clique_tc.Q6"/>
            <calcext:condition calcext:apply-style-name="Default" calcext:value="=&quot; &quot;" calcext:base-cell-address="clique_tc.Q6"/>
          </calcext:conditional-format>
          <calcext:conditional-format calcext:target-range-address="clique_tc.Q5:clique_tc.Z5">
            <calcext:condition calcext:apply-style-name="Rouge" calcext:value="=0" calcext:base-cell-address="clique_tc.Q5"/>
            <calcext:condition calcext:apply-style-name="Vert" calcext:value="=1" calcext:base-cell-address="clique_tc.Q5"/>
            <calcext:condition calcext:apply-style-name="Jaune" calcext:value="=&quot; ?&quot;" calcext:base-cell-address="clique_tc.Q5"/>
            <calcext:condition calcext:apply-style-name="Default" calcext:value="=&quot; &quot;" calcext:base-cell-address="clique_tc.Q5"/>
          </calcext:conditional-format>
          <calcext:conditional-format calcext:target-range-address="clique_tc.Q4:clique_tc.Z4">
            <calcext:condition calcext:apply-style-name="Rouge" calcext:value="=0" calcext:base-cell-address="clique_tc.Q4"/>
            <calcext:condition calcext:apply-style-name="Vert" calcext:value="=1" calcext:base-cell-address="clique_tc.Q4"/>
            <calcext:condition calcext:apply-style-name="Jaune" calcext:value="=&quot; ?&quot;" calcext:base-cell-address="clique_tc.Q4"/>
            <calcext:condition calcext:apply-style-name="Default" calcext:value="=&quot; &quot;" calcext:base-cell-address="clique_tc.Q4"/>
          </calcext:conditional-format>
          <calcext:conditional-format calcext:target-range-address="clique_tc.Q2:clique_tc.Z2">
            <calcext:condition calcext:apply-style-name="Rouge" calcext:value="=0" calcext:base-cell-address="clique_tc.Q2"/>
            <calcext:condition calcext:apply-style-name="Vert" calcext:value="=1" calcext:base-cell-address="clique_tc.Q2"/>
            <calcext:condition calcext:apply-style-name="Jaune" calcext:value="=&quot; ?&quot;" calcext:base-cell-address="clique_tc.Q2"/>
            <calcext:condition calcext:apply-style-name="Default" calcext:value="=&quot; &quot;" calcext:base-cell-address="clique_tc.Q2"/>
          </calcext:conditional-format>
          <calcext:conditional-format calcext:target-range-address="clique_tc.Q3:clique_tc.Z3">
            <calcext:condition calcext:apply-style-name="Rouge" calcext:value="=0" calcext:base-cell-address="clique_tc.Q3"/>
            <calcext:condition calcext:apply-style-name="Vert" calcext:value="=1" calcext:base-cell-address="clique_tc.Q3"/>
            <calcext:condition calcext:apply-style-name="Jaune" calcext:value="=&quot; ?&quot;" calcext:base-cell-address="clique_tc.Q3"/>
            <calcext:condition calcext:apply-style-name="Default" calcext:value="=&quot; &quot;" calcext:base-cell-address="clique_tc.Q3"/>
          </calcext:conditional-format>
        </calcext:conditional-formats>
      </table:table>
      <table:table table:name="clique_s" table:style-name="ta1">
        <table:table-column table:style-name="co1" table:default-cell-style-name="Default"/>
        <table:table-column table:style-name="co1" table:number-columns-repeated="15" table:default-cell-style-name="ce150"/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C_n \ has k complet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<text:s text:c="2"/></text:p>
          </table:table-cell>
          <table:table-cell table:number-columns-repeated="5" office:value-type="string" calcext:value-type="string">
            <text:p><text:s/></text:p>
          </table:table-cell>
          <table:table-cell table:number-columns-repeated="6" table:style-name="ce181" office:value-type="string" calcext:value-type="string">
            <text:p><text:s/></text:p>
          </table:table-cell>
          <table:table-cell table:style-name="ce181" office:value-type="string" calcext:value-type="string">
            <text:p><text:s text:c="2"/></text:p>
          </table:table-cell>
          <table:table-cell table:number-columns-repeated="3" table:style-name="ce181" office:value-type="string" calcext:value-type="string">
            <text:p><text:s/>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table:style-name="ce168" office:value-type="string" calcext:value-type="string">
            <text:p><text:s/></text:p>
          </table:table-cell>
          <table:table-cell table:style-name="ce168" office:value-type="string" calcext:value-type="string">
            <text:p><text:s text:c="2"/></text:p>
          </table:table-cell>
          <table:table-cell table:number-columns-repeated="6" table:style-name="ce168" office:value-type="string" calcext:value-type="string">
            <text:p><text:s/></text:p>
          </table:table-cell>
          <table:table-cell table:number-columns-repeated="6" table:style-name="ce182" office:value-type="string" calcext:value-type="string">
            <text:p><text:s/></text:p>
          </table:table-cell>
          <table:table-cell table:style-name="ce182" office:value-type="string" calcext:value-type="string">
            <text:p><text:s text:c="2"/></text:p>
          </table:table-cell>
          <table:table-cell table:number-columns-repeated="3" table:style-name="ce182" office:value-type="string" calcext:value-type="string">
            <text:p><text:s/>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table:style-name="ce169" office:value-type="string" calcext:value-type="string">
            <text:p><text:s/></text:p>
          </table:table-cell>
          <table:table-cell table:style-name="ce169" office:value-type="string" calcext:value-type="string">
            <text:p><text:s text:c="2"/></text:p>
          </table:table-cell>
          <table:table-cell table:number-columns-repeated="5" table:style-name="ce169" office:value-type="string" calcext:value-type="string">
            <text:p><text:s/></text:p>
          </table:table-cell>
          <table:table-cell table:number-columns-repeated="6" table:style-name="ce183" office:value-type="string" calcext:value-type="string">
            <text:p><text:s/></text:p>
          </table:table-cell>
          <table:table-cell table:style-name="ce183" office:value-type="string" calcext:value-type="string">
            <text:p><text:s text:c="2"/></text:p>
          </table:table-cell>
          <table:table-cell table:number-columns-repeated="3" table:style-name="ce183" office:value-type="string" calcext:value-type="string">
            <text:p><text:s/>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table:style-name="ce170" office:value-type="string" calcext:value-type="string">
            <text:p><text:s/></text:p>
          </table:table-cell>
          <table:table-cell table:style-name="ce170" office:value-type="string" calcext:value-type="string">
            <text:p><text:s text:c="2"/></text:p>
          </table:table-cell>
          <table:table-cell table:number-columns-repeated="4" table:style-name="ce170" office:value-type="string" calcext:value-type="string">
            <text:p><text:s/></text:p>
          </table:table-cell>
          <table:table-cell table:number-columns-repeated="6" table:style-name="ce184" office:value-type="string" calcext:value-type="string">
            <text:p><text:s/></text:p>
          </table:table-cell>
          <table:table-cell table:style-name="ce184" office:value-type="string" calcext:value-type="string">
            <text:p><text:s text:c="2"/></text:p>
          </table:table-cell>
          <table:table-cell table:number-columns-repeated="3" table:style-name="ce184" office:value-type="string" calcext:value-type="string">
            <text:p><text:s/>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table:style-name="ce171" office:value-type="string" calcext:value-type="string">
            <text:p><text:s/></text:p>
          </table:table-cell>
          <table:table-cell table:style-name="ce171" office:value-type="string" calcext:value-type="string">
            <text:p><text:s text:c="2"/></text:p>
          </table:table-cell>
          <table:table-cell table:number-columns-repeated="3" table:style-name="ce171" office:value-type="string" calcext:value-type="string">
            <text:p><text:s/></text:p>
          </table:table-cell>
          <table:table-cell table:number-columns-repeated="6" table:style-name="ce185" office:value-type="string" calcext:value-type="string">
            <text:p><text:s/></text:p>
          </table:table-cell>
          <table:table-cell table:style-name="ce185" office:value-type="string" calcext:value-type="string">
            <text:p><text:s text:c="2"/></text:p>
          </table:table-cell>
          <table:table-cell table:number-columns-repeated="3" table:style-name="ce185" office:value-type="string" calcext:value-type="string">
            <text:p><text:s/>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table:style-name="ce172" office:value-type="string" calcext:value-type="string">
            <text:p><text:s/></text:p>
          </table:table-cell>
          <table:table-cell table:style-name="ce172" office:value-type="string" calcext:value-type="string">
            <text:p><text:s text:c="2"/></text:p>
          </table:table-cell>
          <table:table-cell table:number-columns-repeated="2" table:style-name="ce172" office:value-type="string" calcext:value-type="string">
            <text:p><text:s/></text:p>
          </table:table-cell>
          <table:table-cell table:number-columns-repeated="6" table:style-name="ce186" office:value-type="string" calcext:value-type="string">
            <text:p><text:s/></text:p>
          </table:table-cell>
          <table:table-cell table:style-name="ce186" office:value-type="string" calcext:value-type="string">
            <text:p><text:s text:c="2"/></text:p>
          </table:table-cell>
          <table:table-cell table:number-columns-repeated="3" table:style-name="ce186" office:value-type="string" calcext:value-type="string">
            <text:p><text:s/>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table:style-name="ce173" office:value-type="string" calcext:value-type="string">
            <text:p><text:s/></text:p>
          </table:table-cell>
          <table:table-cell table:style-name="ce173" office:value-type="string" calcext:value-type="string">
            <text:p><text:s text:c="2"/></text:p>
          </table:table-cell>
          <table:table-cell table:style-name="ce173" office:value-type="string" calcext:value-type="string">
            <text:p><text:s/></text:p>
          </table:table-cell>
          <table:table-cell table:number-columns-repeated="6" table:style-name="ce187" office:value-type="string" calcext:value-type="string">
            <text:p><text:s/></text:p>
          </table:table-cell>
          <table:table-cell table:style-name="ce187" office:value-type="string" calcext:value-type="string">
            <text:p><text:s text:c="2"/></text:p>
          </table:table-cell>
          <table:table-cell table:number-columns-repeated="3" table:style-name="ce187" office:value-type="string" calcext:value-type="string">
            <text:p><text:s/>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table:style-name="ce174" office:value-type="string" calcext:value-type="string">
            <text:p><text:s/></text:p>
          </table:table-cell>
          <table:table-cell table:style-name="ce174" office:value-type="string" calcext:value-type="string">
            <text:p><text:s text:c="2"/></text:p>
          </table:table-cell>
          <table:table-cell table:number-columns-repeated="10" table:style-name="ce174" office:value-type="string" calcext:value-type="string">
            <text:p><text:s/>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table:style-name="ce151" office:value-type="float" office:value="0" calcext:value-type="float">
            <text:p>0</text:p>
          </table:table-cell>
          <table:table-cell table:number-columns-repeated="4" table:style-name="ce151" office:value-type="float" office:value="1" calcext:value-type="float">
            <text:p>1</text:p>
          </table:table-cell>
          <table:table-cell table:number-columns-repeated="2" table:style-name="ce15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 table:style-name="ce175" office:value-type="string" calcext:value-type="string">
            <text:p><text:s/></text:p>
          </table:table-cell>
          <table:table-cell table:style-name="ce175" office:value-type="string" calcext:value-type="string">
            <text:p><text:s text:c="2"/></text:p>
          </table:table-cell>
          <table:table-cell table:number-columns-repeated="9" table:style-name="ce175" office:value-type="string" calcext:value-type="string">
            <text:p><text:s/>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52" office:value-type="float" office:value="0" calcext:value-type="float">
            <text:p>0</text:p>
          </table:table-cell>
          <table:table-cell table:number-columns-repeated="5" table:style-name="ce152" office:value-type="float" office:value="1" calcext:value-type="float">
            <text:p>1</text:p>
          </table:table-cell>
          <table:table-cell table:number-columns-repeated="2" table:style-name="ce152" office:value-type="float" office:value="0" calcext:value-type="float">
            <text:p>0</text:p>
          </table:table-cell>
          <table:table-cell table:style-name="ce15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 table:style-name="ce176" office:value-type="string" calcext:value-type="string">
            <text:p><text:s/></text:p>
          </table:table-cell>
          <table:table-cell table:style-name="ce176" office:value-type="string" calcext:value-type="string">
            <text:p><text:s text:c="2"/></text:p>
          </table:table-cell>
          <table:table-cell table:number-columns-repeated="8" table:style-name="ce176" office:value-type="string" calcext:value-type="string">
            <text:p><text:s/>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table:style-name="ce153" office:value-type="float" office:value="0" calcext:value-type="float">
            <text:p>0</text:p>
          </table:table-cell>
          <table:table-cell table:number-columns-repeated="5" table:style-name="ce153" office:value-type="float" office:value="1" calcext:value-type="float">
            <text:p>1</text:p>
          </table:table-cell>
          <table:table-cell table:style-name="ce153" office:value-type="float" office:value="0" calcext:value-type="float">
            <text:p>0</text:p>
          </table:table-cell>
          <table:table-cell table:style-name="ce152" office:value-type="float" office:value="0" calcext:value-type="float">
            <text:p>0</text:p>
          </table:table-cell>
          <table:table-cell table:style-name="ce15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 table:style-name="ce177" office:value-type="string" calcext:value-type="string">
            <text:p><text:s/></text:p>
          </table:table-cell>
          <table:table-cell table:style-name="ce177" office:value-type="string" calcext:value-type="string">
            <text:p><text:s text:c="2"/></text:p>
          </table:table-cell>
          <table:table-cell table:number-columns-repeated="7" table:style-name="ce177" office:value-type="string" calcext:value-type="string">
            <text:p><text:s/>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54" office:value-type="float" office:value="0" calcext:value-type="float">
            <text:p>0</text:p>
          </table:table-cell>
          <table:table-cell table:number-columns-repeated="6" table:style-name="ce154" office:value-type="float" office:value="1" calcext:value-type="float">
            <text:p>1</text:p>
          </table:table-cell>
          <table:table-cell table:style-name="ce154" office:value-type="float" office:value="0" calcext:value-type="float">
            <text:p>0</text:p>
          </table:table-cell>
          <table:table-cell table:style-name="ce153" office:value-type="float" office:value="0" calcext:value-type="float">
            <text:p>0</text:p>
          </table:table-cell>
          <table:table-cell table:style-name="ce152" office:value-type="float" office:value="0" calcext:value-type="float">
            <text:p>0</text:p>
          </table:table-cell>
          <table:table-cell table:style-name="ce15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 table:style-name="ce178" office:value-type="string" calcext:value-type="string">
            <text:p><text:s/></text:p>
          </table:table-cell>
          <table:table-cell table:style-name="ce178" office:value-type="string" calcext:value-type="string">
            <text:p><text:s text:c="2"/></text:p>
          </table:table-cell>
          <table:table-cell table:number-columns-repeated="6" table:style-name="ce178" office:value-type="string" calcext:value-type="string">
            <text:p><text:s/>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table:style-name="ce155" office:value-type="float" office:value="0" calcext:value-type="float">
            <text:p>0</text:p>
          </table:table-cell>
          <table:table-cell table:number-columns-repeated="5" table:style-name="ce155" office:value-type="float" office:value="1" calcext:value-type="float">
            <text:p>1</text:p>
          </table:table-cell>
          <table:table-cell table:style-name="ce155" office:value-type="float" office:value="0" calcext:value-type="float">
            <text:p>0</text:p>
          </table:table-cell>
          <table:table-cell table:style-name="ce154" office:value-type="float" office:value="0" calcext:value-type="float">
            <text:p>0</text:p>
          </table:table-cell>
          <table:table-cell table:style-name="ce153" office:value-type="float" office:value="0" calcext:value-type="float">
            <text:p>0</text:p>
          </table:table-cell>
          <table:table-cell table:style-name="ce152" office:value-type="float" office:value="0" calcext:value-type="float">
            <text:p>0</text:p>
          </table:table-cell>
          <table:table-cell table:style-name="ce15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 table:style-name="ce179" office:value-type="string" calcext:value-type="string">
            <text:p><text:s/></text:p>
          </table:table-cell>
          <table:table-cell table:style-name="ce179" office:value-type="string" calcext:value-type="string">
            <text:p><text:s text:c="2"/></text:p>
          </table:table-cell>
          <table:table-cell table:number-columns-repeated="5" table:style-name="ce179" office:value-type="string" calcext:value-type="string">
            <text:p><text:s/>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156" office:value-type="float" office:value="0" calcext:value-type="float">
            <text:p>0</text:p>
          </table:table-cell>
          <table:table-cell table:number-columns-repeated="7" table:style-name="ce156" office:value-type="float" office:value="1" calcext:value-type="float">
            <text:p>1</text:p>
          </table:table-cell>
          <table:table-cell table:style-name="ce155" office:value-type="float" office:value="0" calcext:value-type="float">
            <text:p>0</text:p>
          </table:table-cell>
          <table:table-cell table:style-name="ce154" office:value-type="float" office:value="0" calcext:value-type="float">
            <text:p>0</text:p>
          </table:table-cell>
          <table:table-cell table:style-name="ce153" office:value-type="float" office:value="0" calcext:value-type="float">
            <text:p>0</text:p>
          </table:table-cell>
          <table:table-cell table:style-name="ce152" office:value-type="float" office:value="0" calcext:value-type="float">
            <text:p>0</text:p>
          </table:table-cell>
          <table:table-cell table:style-name="ce15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 table:style-name="ce180" office:value-type="string" calcext:value-type="string">
            <text:p><text:s/></text:p>
          </table:table-cell>
          <table:table-cell table:style-name="ce180" office:value-type="string" calcext:value-type="string">
            <text:p><text:s text:c="2"/></text:p>
          </table:table-cell>
          <table:table-cell table:number-columns-repeated="4" table:style-name="ce180" office:value-type="string" calcext:value-type="string">
            <text:p><text:s/>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table:style-name="ce157" office:value-type="float" office:value="0" calcext:value-type="float">
            <text:p>0</text:p>
          </table:table-cell>
          <table:table-cell table:number-columns-repeated="6" table:style-name="ce157" office:value-type="float" office:value="1" calcext:value-type="float">
            <text:p>1</text:p>
          </table:table-cell>
          <table:table-cell table:style-name="ce156" office:value-type="string" calcext:value-type="string">
            <text:p><text:s/>?</text:p>
          </table:table-cell>
          <table:table-cell table:style-name="ce155" office:value-type="float" office:value="0" calcext:value-type="float">
            <text:p>0</text:p>
          </table:table-cell>
          <table:table-cell table:style-name="ce154" office:value-type="float" office:value="0" calcext:value-type="float">
            <text:p>0</text:p>
          </table:table-cell>
          <table:table-cell table:style-name="ce153" office:value-type="float" office:value="0" calcext:value-type="float">
            <text:p>0</text:p>
          </table:table-cell>
          <table:table-cell table:style-name="ce152" office:value-type="float" office:value="0" calcext:value-type="float">
            <text:p>0</text:p>
          </table:table-cell>
          <table:table-cell table:style-name="ce15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 table:style-name="ce188" office:value-type="string" calcext:value-type="string">
            <text:p><text:s/></text:p>
          </table:table-cell>
          <table:table-cell table:style-name="ce188" office:value-type="string" calcext:value-type="string">
            <text:p><text:s text:c="2"/></text:p>
          </table:table-cell>
          <table:table-cell table:number-columns-repeated="3" table:style-name="ce188" office:value-type="string" calcext:value-type="string">
            <text:p><text:s/>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158" office:value-type="float" office:value="0" calcext:value-type="float">
            <text:p>0</text:p>
          </table:table-cell>
          <table:table-cell table:number-columns-repeated="7" table:style-name="ce158" office:value-type="float" office:value="1" calcext:value-type="float">
            <text:p>1</text:p>
          </table:table-cell>
          <table:table-cell table:style-name="ce157" office:value-type="string" calcext:value-type="string">
            <text:p><text:s/>?</text:p>
          </table:table-cell>
          <table:table-cell table:style-name="ce156" office:value-type="string" calcext:value-type="string">
            <text:p><text:s/>?</text:p>
          </table:table-cell>
          <table:table-cell table:style-name="ce155" office:value-type="float" office:value="0" calcext:value-type="float">
            <text:p>0</text:p>
          </table:table-cell>
          <table:table-cell table:style-name="ce154" office:value-type="float" office:value="0" calcext:value-type="float">
            <text:p>0</text:p>
          </table:table-cell>
          <table:table-cell table:style-name="ce153" office:value-type="float" office:value="0" calcext:value-type="float">
            <text:p>0</text:p>
          </table:table-cell>
          <table:table-cell table:style-name="ce152" office:value-type="float" office:value="0" calcext:value-type="float">
            <text:p>0</text:p>
          </table:table-cell>
          <table:table-cell table:style-name="ce151" office:value-type="float" office:value="0" calcext:value-type="float">
            <text:p>0</text:p>
          </table:table-cell>
          <table:table-cell table:style-name="ce150" office:value-type="float" office:value="0" calcext:value-type="float">
            <text:p>0</text:p>
          </table:table-cell>
          <table:table-cell table:number-columns-repeated="6" table:style-name="ce189" office:value-type="string" calcext:value-type="string">
            <text:p><text:s/></text:p>
          </table:table-cell>
          <table:table-cell table:style-name="ce189" office:value-type="string" calcext:value-type="string">
            <text:p><text:s text:c="2"/></text:p>
          </table:table-cell>
          <table:table-cell table:number-columns-repeated="2" table:style-name="ce189" office:value-type="string" calcext:value-type="string">
            <text:p><text:s/>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 table:style-name="ce159" office:value-type="float" office:value="0" calcext:value-type="float">
            <text:p>0</text:p>
          </table:table-cell>
          <table:table-cell table:number-columns-repeated="6" table:style-name="ce159" office:value-type="float" office:value="1" calcext:value-type="float">
            <text:p>1</text:p>
          </table:table-cell>
          <table:table-cell table:style-name="ce158" office:value-type="float" office:value="1" calcext:value-type="float">
            <text:p>1</text:p>
          </table:table-cell>
          <table:table-cell table:style-name="ce157" office:value-type="string" calcext:value-type="string">
            <text:p><text:s/>?</text:p>
          </table:table-cell>
          <table:table-cell table:style-name="ce156" office:value-type="string" calcext:value-type="string">
            <text:p><text:s/>?</text:p>
          </table:table-cell>
          <table:table-cell table:style-name="ce155" office:value-type="float" office:value="0" calcext:value-type="float">
            <text:p>0</text:p>
          </table:table-cell>
          <table:table-cell table:style-name="ce154" office:value-type="float" office:value="0" calcext:value-type="float">
            <text:p>0</text:p>
          </table:table-cell>
          <table:table-cell table:style-name="ce153" office:value-type="float" office:value="0" calcext:value-type="float">
            <text:p>0</text:p>
          </table:table-cell>
          <table:table-cell table:style-name="ce152" office:value-type="float" office:value="0" calcext:value-type="float">
            <text:p>0</text:p>
          </table:table-cell>
          <table:table-cell table:style-name="ce151" office:value-type="float" office:value="0" calcext:value-type="float">
            <text:p>0</text:p>
          </table:table-cell>
          <table:table-cell table:style-name="ce150" office:value-type="float" office:value="0" calcext:value-type="float">
            <text:p>0</text:p>
          </table:table-cell>
          <table:table-cell table:number-columns-repeated="6" table:style-name="ce190" office:value-type="string" calcext:value-type="string">
            <text:p><text:s/></text:p>
          </table:table-cell>
          <table:table-cell table:style-name="ce190" office:value-type="string" calcext:value-type="string">
            <text:p><text:s text:c="2"/></text:p>
          </table:table-cell>
          <table:table-cell table:style-name="ce190" office:value-type="string" calcext:value-type="string">
            <text:p><text:s/>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160" office:value-type="float" office:value="0" calcext:value-type="float">
            <text:p>0</text:p>
          </table:table-cell>
          <table:table-cell table:number-columns-repeated="7" table:style-name="ce160" office:value-type="float" office:value="1" calcext:value-type="float">
            <text:p>1</text:p>
          </table:table-cell>
          <table:table-cell table:style-name="ce159" office:value-type="float" office:value="1" calcext:value-type="float">
            <text:p>1</text:p>
          </table:table-cell>
          <table:table-cell table:style-name="ce158" office:value-type="string" calcext:value-type="string">
            <text:p><text:s/>?</text:p>
          </table:table-cell>
          <table:table-cell table:style-name="ce157" office:value-type="string" calcext:value-type="string">
            <text:p><text:s/>?</text:p>
          </table:table-cell>
          <table:table-cell table:style-name="ce156" office:value-type="string" calcext:value-type="string">
            <text:p><text:s/>?</text:p>
          </table:table-cell>
          <table:table-cell table:style-name="ce155" office:value-type="float" office:value="0" calcext:value-type="float">
            <text:p>0</text:p>
          </table:table-cell>
          <table:table-cell table:style-name="ce154" office:value-type="float" office:value="0" calcext:value-type="float">
            <text:p>0</text:p>
          </table:table-cell>
          <table:table-cell table:style-name="ce153" office:value-type="float" office:value="0" calcext:value-type="float">
            <text:p>0</text:p>
          </table:table-cell>
          <table:table-cell table:style-name="ce152" office:value-type="float" office:value="0" calcext:value-type="float">
            <text:p>0</text:p>
          </table:table-cell>
          <table:table-cell table:style-name="ce151" office:value-type="float" office:value="0" calcext:value-type="float">
            <text:p>0</text:p>
          </table:table-cell>
          <table:table-cell table:style-name="ce150" office:value-type="float" office:value="0" calcext:value-type="float">
            <text:p>0</text:p>
          </table:table-cell>
          <table:table-cell table:number-columns-repeated="6" table:style-name="ce191" office:value-type="string" calcext:value-type="string">
            <text:p><text:s/></text:p>
          </table:table-cell>
          <table:table-cell table:style-name="ce191" office:value-type="string" calcext:value-type="string">
            <text:p><text:s text:c="2"/>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 table:style-name="ce161" office:value-type="float" office:value="0" calcext:value-type="float">
            <text:p>0</text:p>
          </table:table-cell>
          <table:table-cell table:number-columns-repeated="6" table:style-name="ce161" office:value-type="float" office:value="1" calcext:value-type="float">
            <text:p>1</text:p>
          </table:table-cell>
          <table:table-cell table:style-name="ce160" office:value-type="float" office:value="1" calcext:value-type="float">
            <text:p>1</text:p>
          </table:table-cell>
          <table:table-cell table:style-name="ce159" office:value-type="string" calcext:value-type="string">
            <text:p><text:s/>?</text:p>
          </table:table-cell>
          <table:table-cell table:style-name="ce158" office:value-type="string" calcext:value-type="string">
            <text:p><text:s/>?</text:p>
          </table:table-cell>
          <table:table-cell table:style-name="ce157" office:value-type="string" calcext:value-type="string">
            <text:p><text:s/>?</text:p>
          </table:table-cell>
          <table:table-cell table:style-name="ce156" office:value-type="string" calcext:value-type="string">
            <text:p><text:s/>?</text:p>
          </table:table-cell>
          <table:table-cell table:style-name="ce155" office:value-type="float" office:value="0" calcext:value-type="float">
            <text:p>0</text:p>
          </table:table-cell>
          <table:table-cell table:style-name="ce154" office:value-type="float" office:value="0" calcext:value-type="float">
            <text:p>0</text:p>
          </table:table-cell>
          <table:table-cell table:style-name="ce153" office:value-type="float" office:value="0" calcext:value-type="float">
            <text:p>0</text:p>
          </table:table-cell>
          <table:table-cell table:style-name="ce152" office:value-type="float" office:value="0" calcext:value-type="float">
            <text:p>0</text:p>
          </table:table-cell>
          <table:table-cell table:style-name="ce151" office:value-type="float" office:value="0" calcext:value-type="float">
            <text:p>0</text:p>
          </table:table-cell>
          <table:table-cell table:style-name="ce150" office:value-type="float" office:value="0" calcext:value-type="float">
            <text:p>0</text:p>
          </table:table-cell>
          <table:table-cell table:number-columns-repeated="6" table:style-name="ce192" office:value-type="string" calcext:value-type="string">
            <text:p><text:s/>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162" office:value-type="float" office:value="0" calcext:value-type="float">
            <text:p>0</text:p>
          </table:table-cell>
          <table:table-cell table:number-columns-repeated="7" table:style-name="ce162" office:value-type="float" office:value="1" calcext:value-type="float">
            <text:p>1</text:p>
          </table:table-cell>
          <table:table-cell table:style-name="ce161" office:value-type="float" office:value="1" calcext:value-type="float">
            <text:p>1</text:p>
          </table:table-cell>
          <table:table-cell table:style-name="ce160" office:value-type="float" office:value="1" calcext:value-type="float">
            <text:p>1</text:p>
          </table:table-cell>
          <table:table-cell table:style-name="ce159" office:value-type="string" calcext:value-type="string">
            <text:p><text:s/>?</text:p>
          </table:table-cell>
          <table:table-cell table:style-name="ce158" office:value-type="string" calcext:value-type="string">
            <text:p><text:s/>?</text:p>
          </table:table-cell>
          <table:table-cell table:style-name="ce157" office:value-type="string" calcext:value-type="string">
            <text:p><text:s/>?</text:p>
          </table:table-cell>
          <table:table-cell table:style-name="ce156" office:value-type="string" calcext:value-type="string">
            <text:p><text:s/>?</text:p>
          </table:table-cell>
          <table:table-cell table:style-name="ce155" office:value-type="float" office:value="0" calcext:value-type="float">
            <text:p>0</text:p>
          </table:table-cell>
          <table:table-cell table:style-name="ce154" office:value-type="float" office:value="0" calcext:value-type="float">
            <text:p>0</text:p>
          </table:table-cell>
          <table:table-cell table:style-name="ce153" office:value-type="float" office:value="0" calcext:value-type="float">
            <text:p>0</text:p>
          </table:table-cell>
          <table:table-cell table:style-name="ce152" office:value-type="float" office:value="0" calcext:value-type="float">
            <text:p>0</text:p>
          </table:table-cell>
          <table:table-cell table:style-name="ce151" office:value-type="float" office:value="0" calcext:value-type="float">
            <text:p>0</text:p>
          </table:table-cell>
          <table:table-cell table:style-name="ce150" office:value-type="float" office:value="0" calcext:value-type="float">
            <text:p>0</text:p>
          </table:table-cell>
          <table:table-cell table:number-columns-repeated="5" table:style-name="ce193" office:value-type="string" calcext:value-type="string">
            <text:p><text:s/>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" table:style-name="ce163" office:value-type="float" office:value="0" calcext:value-type="float">
            <text:p>0</text:p>
          </table:table-cell>
          <table:table-cell table:number-columns-repeated="6" table:style-name="ce163" office:value-type="float" office:value="1" calcext:value-type="float">
            <text:p>1</text:p>
          </table:table-cell>
          <table:table-cell table:style-name="ce162" office:value-type="float" office:value="1" calcext:value-type="float">
            <text:p>1</text:p>
          </table:table-cell>
          <table:table-cell table:style-name="ce161" office:value-type="float" office:value="1" calcext:value-type="float">
            <text:p>1</text:p>
          </table:table-cell>
          <table:table-cell table:style-name="ce160" office:value-type="string" calcext:value-type="string">
            <text:p><text:s/>?</text:p>
          </table:table-cell>
          <table:table-cell table:style-name="ce159" office:value-type="string" calcext:value-type="string">
            <text:p><text:s/>?</text:p>
          </table:table-cell>
          <table:table-cell table:style-name="ce158" office:value-type="string" calcext:value-type="string">
            <text:p><text:s/>?</text:p>
          </table:table-cell>
          <table:table-cell table:style-name="ce157" office:value-type="string" calcext:value-type="string">
            <text:p><text:s/>?</text:p>
          </table:table-cell>
          <table:table-cell table:style-name="ce156" office:value-type="string" calcext:value-type="string">
            <text:p><text:s/>?</text:p>
          </table:table-cell>
          <table:table-cell table:style-name="ce155" office:value-type="float" office:value="0" calcext:value-type="float">
            <text:p>0</text:p>
          </table:table-cell>
          <table:table-cell table:style-name="ce154" office:value-type="float" office:value="0" calcext:value-type="float">
            <text:p>0</text:p>
          </table:table-cell>
          <table:table-cell table:style-name="ce153" office:value-type="float" office:value="0" calcext:value-type="float">
            <text:p>0</text:p>
          </table:table-cell>
          <table:table-cell table:style-name="ce152" office:value-type="float" office:value="0" calcext:value-type="float">
            <text:p>0</text:p>
          </table:table-cell>
          <table:table-cell table:style-name="ce151" office:value-type="float" office:value="0" calcext:value-type="float">
            <text:p>0</text:p>
          </table:table-cell>
          <table:table-cell table:style-name="ce150" office:value-type="float" office:value="0" calcext:value-type="float">
            <text:p>0</text:p>
          </table:table-cell>
          <table:table-cell table:number-columns-repeated="4" table:style-name="ce194" office:value-type="string" calcext:value-type="string">
            <text:p><text:s/>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164" office:value-type="float" office:value="0" calcext:value-type="float">
            <text:p>0</text:p>
          </table:table-cell>
          <table:table-cell table:number-columns-repeated="7" table:style-name="ce164" office:value-type="float" office:value="1" calcext:value-type="float">
            <text:p>1</text:p>
          </table:table-cell>
          <table:table-cell table:style-name="ce163" office:value-type="float" office:value="1" calcext:value-type="float">
            <text:p>1</text:p>
          </table:table-cell>
          <table:table-cell table:style-name="ce162" office:value-type="float" office:value="1" calcext:value-type="float">
            <text:p>1</text:p>
          </table:table-cell>
          <table:table-cell table:style-name="ce161" office:value-type="string" calcext:value-type="string">
            <text:p><text:s/>?</text:p>
          </table:table-cell>
          <table:table-cell table:style-name="ce160" office:value-type="string" calcext:value-type="string">
            <text:p><text:s/>?</text:p>
          </table:table-cell>
          <table:table-cell table:style-name="ce159" office:value-type="string" calcext:value-type="string">
            <text:p><text:s/>?</text:p>
          </table:table-cell>
          <table:table-cell table:style-name="ce158" office:value-type="string" calcext:value-type="string">
            <text:p><text:s/>?</text:p>
          </table:table-cell>
          <table:table-cell table:style-name="ce157" office:value-type="string" calcext:value-type="string">
            <text:p><text:s/>?</text:p>
          </table:table-cell>
          <table:table-cell table:style-name="ce156" office:value-type="string" calcext:value-type="string">
            <text:p><text:s/>?</text:p>
          </table:table-cell>
          <table:table-cell table:style-name="ce155" office:value-type="string" calcext:value-type="string">
            <text:p><text:s/>?</text:p>
          </table:table-cell>
          <table:table-cell table:style-name="ce154" office:value-type="float" office:value="0" calcext:value-type="float">
            <text:p>0</text:p>
          </table:table-cell>
          <table:table-cell table:style-name="ce153" office:value-type="float" office:value="0" calcext:value-type="float">
            <text:p>0</text:p>
          </table:table-cell>
          <table:table-cell table:style-name="ce152" office:value-type="float" office:value="0" calcext:value-type="float">
            <text:p>0</text:p>
          </table:table-cell>
          <table:table-cell table:style-name="ce151" office:value-type="float" office:value="0" calcext:value-type="float">
            <text:p>0</text:p>
          </table:table-cell>
          <table:table-cell table:style-name="ce150" office:value-type="float" office:value="0" calcext:value-type="float">
            <text:p>0</text:p>
          </table:table-cell>
          <table:table-cell table:number-columns-repeated="3" table:style-name="ce195" office:value-type="string" calcext:value-type="string">
            <text:p><text:s/>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number-columns-repeated="6" table:style-name="ce165" office:value-type="float" office:value="1" calcext:value-type="float">
            <text:p>1</text:p>
          </table:table-cell>
          <table:table-cell table:style-name="ce164" office:value-type="float" office:value="1" calcext:value-type="float">
            <text:p>1</text:p>
          </table:table-cell>
          <table:table-cell table:style-name="ce163" office:value-type="float" office:value="1" calcext:value-type="float">
            <text:p>1</text:p>
          </table:table-cell>
          <table:table-cell table:style-name="ce162" office:value-type="float" office:value="1" calcext:value-type="float">
            <text:p>1</text:p>
          </table:table-cell>
          <table:table-cell table:style-name="ce161" office:value-type="string" calcext:value-type="string">
            <text:p><text:s/>?</text:p>
          </table:table-cell>
          <table:table-cell table:style-name="ce160" office:value-type="string" calcext:value-type="string">
            <text:p><text:s/>?</text:p>
          </table:table-cell>
          <table:table-cell table:style-name="ce159" office:value-type="string" calcext:value-type="string">
            <text:p><text:s/>?</text:p>
          </table:table-cell>
          <table:table-cell table:style-name="ce158" office:value-type="string" calcext:value-type="string">
            <text:p><text:s/>?</text:p>
          </table:table-cell>
          <table:table-cell table:style-name="ce157" office:value-type="string" calcext:value-type="string">
            <text:p><text:s/>?</text:p>
          </table:table-cell>
          <table:table-cell table:style-name="ce156" office:value-type="string" calcext:value-type="string">
            <text:p><text:s/>?</text:p>
          </table:table-cell>
          <table:table-cell table:style-name="ce155" office:value-type="string" calcext:value-type="string">
            <text:p><text:s/>?</text:p>
          </table:table-cell>
          <table:table-cell table:style-name="ce154" office:value-type="float" office:value="0" calcext:value-type="float">
            <text:p>0</text:p>
          </table:table-cell>
          <table:table-cell table:style-name="ce153" office:value-type="float" office:value="0" calcext:value-type="float">
            <text:p>0</text:p>
          </table:table-cell>
          <table:table-cell table:style-name="ce152" office:value-type="float" office:value="0" calcext:value-type="float">
            <text:p>0</text:p>
          </table:table-cell>
          <table:table-cell table:style-name="ce151" office:value-type="float" office:value="0" calcext:value-type="float">
            <text:p>0</text:p>
          </table:table-cell>
          <table:table-cell table:style-name="ce150" office:value-type="float" office:value="0" calcext:value-type="float">
            <text:p>0</text:p>
          </table:table-cell>
          <table:table-cell table:number-columns-repeated="2" table:style-name="ce196" office:value-type="string" calcext:value-type="string">
            <text:p><text:s/>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166" office:value-type="float" office:value="0" calcext:value-type="float">
            <text:p>0</text:p>
          </table:table-cell>
          <table:table-cell table:number-columns-repeated="7" table:style-name="ce166" office:value-type="float" office:value="1" calcext:value-type="float">
            <text:p>1</text:p>
          </table:table-cell>
          <table:table-cell table:style-name="ce165" office:value-type="float" office:value="1" calcext:value-type="float">
            <text:p>1</text:p>
          </table:table-cell>
          <table:table-cell table:style-name="ce164" office:value-type="float" office:value="1" calcext:value-type="float">
            <text:p>1</text:p>
          </table:table-cell>
          <table:table-cell table:style-name="ce163" office:value-type="float" office:value="1" calcext:value-type="float">
            <text:p>1</text:p>
          </table:table-cell>
          <table:table-cell table:style-name="ce162" office:value-type="string" calcext:value-type="string">
            <text:p><text:s/>?</text:p>
          </table:table-cell>
          <table:table-cell table:style-name="ce161" office:value-type="string" calcext:value-type="string">
            <text:p><text:s/>?</text:p>
          </table:table-cell>
          <table:table-cell table:style-name="ce160" office:value-type="string" calcext:value-type="string">
            <text:p><text:s/>?</text:p>
          </table:table-cell>
          <table:table-cell table:style-name="ce159" office:value-type="string" calcext:value-type="string">
            <text:p><text:s/>?</text:p>
          </table:table-cell>
          <table:table-cell table:style-name="ce158" office:value-type="string" calcext:value-type="string">
            <text:p><text:s/>?</text:p>
          </table:table-cell>
          <table:table-cell table:style-name="ce157" office:value-type="string" calcext:value-type="string">
            <text:p><text:s/>?</text:p>
          </table:table-cell>
          <table:table-cell table:style-name="ce156" office:value-type="string" calcext:value-type="string">
            <text:p><text:s/>?</text:p>
          </table:table-cell>
          <table:table-cell table:style-name="ce155" office:value-type="string" calcext:value-type="string">
            <text:p><text:s/>?</text:p>
          </table:table-cell>
          <table:table-cell table:style-name="ce154" office:value-type="float" office:value="0" calcext:value-type="float">
            <text:p>0</text:p>
          </table:table-cell>
          <table:table-cell table:style-name="ce153" office:value-type="float" office:value="0" calcext:value-type="float">
            <text:p>0</text:p>
          </table:table-cell>
          <table:table-cell table:style-name="ce152" office:value-type="float" office:value="0" calcext:value-type="float">
            <text:p>0</text:p>
          </table:table-cell>
          <table:table-cell table:style-name="ce151" office:value-type="float" office:value="0" calcext:value-type="float">
            <text:p>0</text:p>
          </table:table-cell>
          <table:table-cell table:style-name="ce150" office:value-type="float" office:value="0" calcext:value-type="float">
            <text:p>0</text:p>
          </table:table-cell>
          <table:table-cell table:style-name="ce197" office:value-type="string" calcext:value-type="string">
            <text:p><text:s/>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 table:style-name="ce167" office:value-type="float" office:value="0" calcext:value-type="float">
            <text:p>0</text:p>
          </table:table-cell>
          <table:table-cell table:number-columns-repeated="6" table:style-name="ce167" office:value-type="float" office:value="1" calcext:value-type="float">
            <text:p>1</text:p>
          </table:table-cell>
          <table:table-cell table:style-name="ce166" office:value-type="float" office:value="1" calcext:value-type="float">
            <text:p>1</text:p>
          </table:table-cell>
          <table:table-cell table:style-name="ce165" office:value-type="float" office:value="1" calcext:value-type="float">
            <text:p>1</text:p>
          </table:table-cell>
          <table:table-cell table:style-name="ce164" office:value-type="float" office:value="1" calcext:value-type="float">
            <text:p>1</text:p>
          </table:table-cell>
          <table:table-cell table:style-name="ce163" office:value-type="string" calcext:value-type="string">
            <text:p><text:s/>?</text:p>
          </table:table-cell>
          <table:table-cell table:style-name="ce162" office:value-type="string" calcext:value-type="string">
            <text:p><text:s/>?</text:p>
          </table:table-cell>
          <table:table-cell table:style-name="ce161" office:value-type="string" calcext:value-type="string">
            <text:p><text:s/>?</text:p>
          </table:table-cell>
          <table:table-cell table:style-name="ce160" office:value-type="string" calcext:value-type="string">
            <text:p><text:s/>?</text:p>
          </table:table-cell>
          <table:table-cell table:style-name="ce159" office:value-type="string" calcext:value-type="string">
            <text:p><text:s/>?</text:p>
          </table:table-cell>
          <table:table-cell table:style-name="ce158" office:value-type="string" calcext:value-type="string">
            <text:p><text:s/>?</text:p>
          </table:table-cell>
          <table:table-cell table:style-name="ce157" office:value-type="string" calcext:value-type="string">
            <text:p><text:s/>?</text:p>
          </table:table-cell>
          <table:table-cell table:style-name="ce156" office:value-type="string" calcext:value-type="string">
            <text:p><text:s/>?</text:p>
          </table:table-cell>
          <table:table-cell table:style-name="ce155" office:value-type="string" calcext:value-type="string">
            <text:p><text:s/>?</text:p>
          </table:table-cell>
          <table:table-cell table:style-name="ce154" office:value-type="float" office:value="0" calcext:value-type="float">
            <text:p>0</text:p>
          </table:table-cell>
          <table:table-cell table:style-name="ce153" office:value-type="float" office:value="0" calcext:value-type="float">
            <text:p>0</text:p>
          </table:table-cell>
          <table:table-cell table:style-name="ce152" office:value-type="float" office:value="0" calcext:value-type="float">
            <text:p>0</text:p>
          </table:table-cell>
          <table:table-cell table:style-name="ce151" office:value-type="float" office:value="0" calcext:value-type="float">
            <text:p>0</text:p>
          </table:table-cell>
          <table:table-cell table:style-name="ce150" office:value-type="float" office:value="0" calcext:value-type="float">
            <text:p>0</text:p>
          </table:table-cell>
        </table:table-row>
        <calcext:conditional-formats>
          <calcext:conditional-format calcext:target-range-address="clique_s.B2:clique_s.P2 clique_s.B26:clique_s.Z26 clique_s.B3:clique_s.C3 clique_s.B4:clique_s.D4 clique_s.B5:clique_s.E5 clique_s.B6:clique_s.F6 clique_s.B7:clique_s.G7 clique_s.B8:clique_s.H8 clique_s.B9:clique_s.I26 clique_s.B10:clique_s.J26 clique_s.B11:clique_s.K26 clique_s.B12:clique_s.L26 clique_s.B13:clique_s.M26 clique_s.B14:clique_s.N26 clique_s.B15:clique_s.O26 clique_s.B16:clique_s.P26 clique_s.B17:clique_s.Q26 clique_s.B18:clique_s.R26 clique_s.B20:clique_s.T26 clique_s.B19:clique_s.S26 clique_s.B21:clique_s.U26 clique_s.B22:clique_s.V26 clique_s.B23:clique_s.W26 clique_s.B24:clique_s.X26 clique_s.B25:clique_s.Y26">
            <calcext:condition calcext:apply-style-name="Rouge" calcext:value="=0" calcext:base-cell-address="clique_s.B2"/>
            <calcext:condition calcext:apply-style-name="Vert" calcext:value="=1" calcext:base-cell-address="clique_s.B2"/>
            <calcext:condition calcext:apply-style-name="Jaune" calcext:value="=&quot; ?&quot;" calcext:base-cell-address="clique_s.B2"/>
            <calcext:condition calcext:apply-style-name="Default" calcext:value="=&quot; &quot;" calcext:base-cell-address="clique_s.B2"/>
          </calcext:conditional-format>
          <calcext:conditional-format calcext:target-range-address="clique_s.D3:clique_s.P3">
            <calcext:condition calcext:apply-style-name="Rouge" calcext:value="=0" calcext:base-cell-address="clique_s.D3"/>
            <calcext:condition calcext:apply-style-name="Vert" calcext:value="=1" calcext:base-cell-address="clique_s.D3"/>
            <calcext:condition calcext:apply-style-name="Jaune" calcext:value="=&quot; ?&quot;" calcext:base-cell-address="clique_s.D3"/>
            <calcext:condition calcext:apply-style-name="Default" calcext:value="=&quot; &quot;" calcext:base-cell-address="clique_s.D3"/>
          </calcext:conditional-format>
          <calcext:conditional-format calcext:target-range-address="clique_s.E4:clique_s.P4">
            <calcext:condition calcext:apply-style-name="Rouge" calcext:value="=0" calcext:base-cell-address="clique_s.E4"/>
            <calcext:condition calcext:apply-style-name="Vert" calcext:value="=1" calcext:base-cell-address="clique_s.E4"/>
            <calcext:condition calcext:apply-style-name="Jaune" calcext:value="=&quot; ?&quot;" calcext:base-cell-address="clique_s.E4"/>
            <calcext:condition calcext:apply-style-name="Default" calcext:value="=&quot; &quot;" calcext:base-cell-address="clique_s.E4"/>
          </calcext:conditional-format>
          <calcext:conditional-format calcext:target-range-address="clique_s.F5:clique_s.P5">
            <calcext:condition calcext:apply-style-name="Rouge" calcext:value="=0" calcext:base-cell-address="clique_s.F5"/>
            <calcext:condition calcext:apply-style-name="Vert" calcext:value="=1" calcext:base-cell-address="clique_s.F5"/>
            <calcext:condition calcext:apply-style-name="Jaune" calcext:value="=&quot; ?&quot;" calcext:base-cell-address="clique_s.F5"/>
            <calcext:condition calcext:apply-style-name="Default" calcext:value="=&quot; &quot;" calcext:base-cell-address="clique_s.F5"/>
          </calcext:conditional-format>
          <calcext:conditional-format calcext:target-range-address="clique_s.G6:clique_s.P6">
            <calcext:condition calcext:apply-style-name="Rouge" calcext:value="=0" calcext:base-cell-address="clique_s.G6"/>
            <calcext:condition calcext:apply-style-name="Vert" calcext:value="=1" calcext:base-cell-address="clique_s.G6"/>
            <calcext:condition calcext:apply-style-name="Jaune" calcext:value="=&quot; ?&quot;" calcext:base-cell-address="clique_s.G6"/>
            <calcext:condition calcext:apply-style-name="Default" calcext:value="=&quot; &quot;" calcext:base-cell-address="clique_s.G6"/>
          </calcext:conditional-format>
          <calcext:conditional-format calcext:target-range-address="clique_s.H7:clique_s.P7">
            <calcext:condition calcext:apply-style-name="Rouge" calcext:value="=0" calcext:base-cell-address="clique_s.H7"/>
            <calcext:condition calcext:apply-style-name="Vert" calcext:value="=1" calcext:base-cell-address="clique_s.H7"/>
            <calcext:condition calcext:apply-style-name="Jaune" calcext:value="=&quot; ?&quot;" calcext:base-cell-address="clique_s.H7"/>
            <calcext:condition calcext:apply-style-name="Default" calcext:value="=&quot; &quot;" calcext:base-cell-address="clique_s.H7"/>
          </calcext:conditional-format>
          <calcext:conditional-format calcext:target-range-address="clique_s.I8:clique_s.P8">
            <calcext:condition calcext:apply-style-name="Rouge" calcext:value="=0" calcext:base-cell-address="clique_s.I8"/>
            <calcext:condition calcext:apply-style-name="Vert" calcext:value="=1" calcext:base-cell-address="clique_s.I8"/>
            <calcext:condition calcext:apply-style-name="Jaune" calcext:value="=&quot; ?&quot;" calcext:base-cell-address="clique_s.I8"/>
            <calcext:condition calcext:apply-style-name="Default" calcext:value="=&quot; &quot;" calcext:base-cell-address="clique_s.I8"/>
          </calcext:conditional-format>
          <calcext:conditional-format calcext:target-range-address="clique_s.J9:clique_s.Z9">
            <calcext:condition calcext:apply-style-name="Rouge" calcext:value="=0" calcext:base-cell-address="clique_s.J9"/>
            <calcext:condition calcext:apply-style-name="Vert" calcext:value="=1" calcext:base-cell-address="clique_s.J9"/>
            <calcext:condition calcext:apply-style-name="Jaune" calcext:value="=&quot; ?&quot;" calcext:base-cell-address="clique_s.J9"/>
            <calcext:condition calcext:apply-style-name="Default" calcext:value="=&quot; &quot;" calcext:base-cell-address="clique_s.J9"/>
          </calcext:conditional-format>
          <calcext:conditional-format calcext:target-range-address="clique_s.K10:clique_s.Z10">
            <calcext:condition calcext:apply-style-name="Rouge" calcext:value="=0" calcext:base-cell-address="clique_s.K10"/>
            <calcext:condition calcext:apply-style-name="Vert" calcext:value="=1" calcext:base-cell-address="clique_s.K10"/>
            <calcext:condition calcext:apply-style-name="Jaune" calcext:value="=&quot; ?&quot;" calcext:base-cell-address="clique_s.K10"/>
            <calcext:condition calcext:apply-style-name="Default" calcext:value="=&quot; &quot;" calcext:base-cell-address="clique_s.K10"/>
          </calcext:conditional-format>
          <calcext:conditional-format calcext:target-range-address="clique_s.L11:clique_s.Z11">
            <calcext:condition calcext:apply-style-name="Rouge" calcext:value="=0" calcext:base-cell-address="clique_s.L11"/>
            <calcext:condition calcext:apply-style-name="Vert" calcext:value="=1" calcext:base-cell-address="clique_s.L11"/>
            <calcext:condition calcext:apply-style-name="Jaune" calcext:value="=&quot; ?&quot;" calcext:base-cell-address="clique_s.L11"/>
            <calcext:condition calcext:apply-style-name="Default" calcext:value="=&quot; &quot;" calcext:base-cell-address="clique_s.L11"/>
          </calcext:conditional-format>
          <calcext:conditional-format calcext:target-range-address="clique_s.M12:clique_s.Z12">
            <calcext:condition calcext:apply-style-name="Rouge" calcext:value="=0" calcext:base-cell-address="clique_s.M12"/>
            <calcext:condition calcext:apply-style-name="Vert" calcext:value="=1" calcext:base-cell-address="clique_s.M12"/>
            <calcext:condition calcext:apply-style-name="Jaune" calcext:value="=&quot; ?&quot;" calcext:base-cell-address="clique_s.M12"/>
            <calcext:condition calcext:apply-style-name="Default" calcext:value="=&quot; &quot;" calcext:base-cell-address="clique_s.M12"/>
          </calcext:conditional-format>
          <calcext:conditional-format calcext:target-range-address="clique_s.N13:clique_s.Z13">
            <calcext:condition calcext:apply-style-name="Rouge" calcext:value="=0" calcext:base-cell-address="clique_s.N13"/>
            <calcext:condition calcext:apply-style-name="Vert" calcext:value="=1" calcext:base-cell-address="clique_s.N13"/>
            <calcext:condition calcext:apply-style-name="Jaune" calcext:value="=&quot; ?&quot;" calcext:base-cell-address="clique_s.N13"/>
            <calcext:condition calcext:apply-style-name="Default" calcext:value="=&quot; &quot;" calcext:base-cell-address="clique_s.N13"/>
          </calcext:conditional-format>
          <calcext:conditional-format calcext:target-range-address="clique_s.O14:clique_s.Z14">
            <calcext:condition calcext:apply-style-name="Rouge" calcext:value="=0" calcext:base-cell-address="clique_s.O14"/>
            <calcext:condition calcext:apply-style-name="Vert" calcext:value="=1" calcext:base-cell-address="clique_s.O14"/>
            <calcext:condition calcext:apply-style-name="Jaune" calcext:value="=&quot; ?&quot;" calcext:base-cell-address="clique_s.O14"/>
            <calcext:condition calcext:apply-style-name="Default" calcext:value="=&quot; &quot;" calcext:base-cell-address="clique_s.O14"/>
          </calcext:conditional-format>
          <calcext:conditional-format calcext:target-range-address="clique_s.P15:clique_s.Z15">
            <calcext:condition calcext:apply-style-name="Rouge" calcext:value="=0" calcext:base-cell-address="clique_s.P15"/>
            <calcext:condition calcext:apply-style-name="Vert" calcext:value="=1" calcext:base-cell-address="clique_s.P15"/>
            <calcext:condition calcext:apply-style-name="Jaune" calcext:value="=&quot; ?&quot;" calcext:base-cell-address="clique_s.P15"/>
            <calcext:condition calcext:apply-style-name="Default" calcext:value="=&quot; &quot;" calcext:base-cell-address="clique_s.P15"/>
          </calcext:conditional-format>
          <calcext:conditional-format calcext:target-range-address="clique_s.Q16:clique_s.Z16">
            <calcext:condition calcext:apply-style-name="Rouge" calcext:value="=0" calcext:base-cell-address="clique_s.Q16"/>
            <calcext:condition calcext:apply-style-name="Vert" calcext:value="=1" calcext:base-cell-address="clique_s.Q16"/>
            <calcext:condition calcext:apply-style-name="Jaune" calcext:value="=&quot; ?&quot;" calcext:base-cell-address="clique_s.Q16"/>
            <calcext:condition calcext:apply-style-name="Default" calcext:value="=&quot; &quot;" calcext:base-cell-address="clique_s.Q16"/>
          </calcext:conditional-format>
          <calcext:conditional-format calcext:target-range-address="clique_s.R17:clique_s.Z17">
            <calcext:condition calcext:apply-style-name="Rouge" calcext:value="=0" calcext:base-cell-address="clique_s.R17"/>
            <calcext:condition calcext:apply-style-name="Vert" calcext:value="=1" calcext:base-cell-address="clique_s.R17"/>
            <calcext:condition calcext:apply-style-name="Jaune" calcext:value="=&quot; ?&quot;" calcext:base-cell-address="clique_s.R17"/>
            <calcext:condition calcext:apply-style-name="Default" calcext:value="=&quot; &quot;" calcext:base-cell-address="clique_s.R17"/>
          </calcext:conditional-format>
          <calcext:conditional-format calcext:target-range-address="clique_s.S18:clique_s.Z18">
            <calcext:condition calcext:apply-style-name="Rouge" calcext:value="=0" calcext:base-cell-address="clique_s.S18"/>
            <calcext:condition calcext:apply-style-name="Vert" calcext:value="=1" calcext:base-cell-address="clique_s.S18"/>
            <calcext:condition calcext:apply-style-name="Jaune" calcext:value="=&quot; ?&quot;" calcext:base-cell-address="clique_s.S18"/>
            <calcext:condition calcext:apply-style-name="Default" calcext:value="=&quot; &quot;" calcext:base-cell-address="clique_s.S18"/>
          </calcext:conditional-format>
          <calcext:conditional-format calcext:target-range-address="clique_s.T19:clique_s.Z19">
            <calcext:condition calcext:apply-style-name="Rouge" calcext:value="=0" calcext:base-cell-address="clique_s.T19"/>
            <calcext:condition calcext:apply-style-name="Vert" calcext:value="=1" calcext:base-cell-address="clique_s.T19"/>
            <calcext:condition calcext:apply-style-name="Jaune" calcext:value="=&quot; ?&quot;" calcext:base-cell-address="clique_s.T19"/>
            <calcext:condition calcext:apply-style-name="Default" calcext:value="=&quot; &quot;" calcext:base-cell-address="clique_s.T19"/>
          </calcext:conditional-format>
          <calcext:conditional-format calcext:target-range-address="clique_s.U20:clique_s.Z20">
            <calcext:condition calcext:apply-style-name="Rouge" calcext:value="=0" calcext:base-cell-address="clique_s.U20"/>
            <calcext:condition calcext:apply-style-name="Vert" calcext:value="=1" calcext:base-cell-address="clique_s.U20"/>
            <calcext:condition calcext:apply-style-name="Jaune" calcext:value="=&quot; ?&quot;" calcext:base-cell-address="clique_s.U20"/>
            <calcext:condition calcext:apply-style-name="Default" calcext:value="=&quot; &quot;" calcext:base-cell-address="clique_s.U20"/>
          </calcext:conditional-format>
          <calcext:conditional-format calcext:target-range-address="clique_s.V21:clique_s.Z21">
            <calcext:condition calcext:apply-style-name="Rouge" calcext:value="=0" calcext:base-cell-address="clique_s.V21"/>
            <calcext:condition calcext:apply-style-name="Vert" calcext:value="=1" calcext:base-cell-address="clique_s.V21"/>
            <calcext:condition calcext:apply-style-name="Jaune" calcext:value="=&quot; ?&quot;" calcext:base-cell-address="clique_s.V21"/>
            <calcext:condition calcext:apply-style-name="Default" calcext:value="=&quot; &quot;" calcext:base-cell-address="clique_s.V21"/>
          </calcext:conditional-format>
          <calcext:conditional-format calcext:target-range-address="clique_s.W22:clique_s.Z22">
            <calcext:condition calcext:apply-style-name="Rouge" calcext:value="=0" calcext:base-cell-address="clique_s.W22"/>
            <calcext:condition calcext:apply-style-name="Vert" calcext:value="=1" calcext:base-cell-address="clique_s.W22"/>
            <calcext:condition calcext:apply-style-name="Jaune" calcext:value="=&quot; ?&quot;" calcext:base-cell-address="clique_s.W22"/>
            <calcext:condition calcext:apply-style-name="Default" calcext:value="=&quot; &quot;" calcext:base-cell-address="clique_s.W22"/>
          </calcext:conditional-format>
          <calcext:conditional-format calcext:target-range-address="clique_s.X23:clique_s.Z23">
            <calcext:condition calcext:apply-style-name="Rouge" calcext:value="=0" calcext:base-cell-address="clique_s.X23"/>
            <calcext:condition calcext:apply-style-name="Vert" calcext:value="=1" calcext:base-cell-address="clique_s.X23"/>
            <calcext:condition calcext:apply-style-name="Jaune" calcext:value="=&quot; ?&quot;" calcext:base-cell-address="clique_s.X23"/>
            <calcext:condition calcext:apply-style-name="Default" calcext:value="=&quot; &quot;" calcext:base-cell-address="clique_s.X23"/>
          </calcext:conditional-format>
          <calcext:conditional-format calcext:target-range-address="clique_s.Y24:clique_s.Z24">
            <calcext:condition calcext:apply-style-name="Rouge" calcext:value="=0" calcext:base-cell-address="clique_s.Y24"/>
            <calcext:condition calcext:apply-style-name="Vert" calcext:value="=1" calcext:base-cell-address="clique_s.Y24"/>
            <calcext:condition calcext:apply-style-name="Jaune" calcext:value="=&quot; ?&quot;" calcext:base-cell-address="clique_s.Y24"/>
            <calcext:condition calcext:apply-style-name="Default" calcext:value="=&quot; &quot;" calcext:base-cell-address="clique_s.Y24"/>
          </calcext:conditional-format>
          <calcext:conditional-format calcext:target-range-address="clique_s.Z25:clique_s.Z25">
            <calcext:condition calcext:apply-style-name="Rouge" calcext:value="=0" calcext:base-cell-address="clique_s.Z25"/>
            <calcext:condition calcext:apply-style-name="Vert" calcext:value="=1" calcext:base-cell-address="clique_s.Z25"/>
            <calcext:condition calcext:apply-style-name="Jaune" calcext:value="=&quot; ?&quot;" calcext:base-cell-address="clique_s.Z25"/>
            <calcext:condition calcext:apply-style-name="Default" calcext:value="=&quot; &quot;" calcext:base-cell-address="clique_s.Z25"/>
          </calcext:conditional-format>
          <calcext:conditional-format calcext:target-range-address="clique_s.Q8:clique_s.Z8">
            <calcext:condition calcext:apply-style-name="Rouge" calcext:value="=0" calcext:base-cell-address="clique_s.Q8"/>
            <calcext:condition calcext:apply-style-name="Vert" calcext:value="=1" calcext:base-cell-address="clique_s.Q8"/>
            <calcext:condition calcext:apply-style-name="Jaune" calcext:value="=&quot; ?&quot;" calcext:base-cell-address="clique_s.Q8"/>
            <calcext:condition calcext:apply-style-name="Default" calcext:value="=&quot; &quot;" calcext:base-cell-address="clique_s.Q8"/>
          </calcext:conditional-format>
          <calcext:conditional-format calcext:target-range-address="clique_s.Q7:clique_s.Z7">
            <calcext:condition calcext:apply-style-name="Rouge" calcext:value="=0" calcext:base-cell-address="clique_s.Q7"/>
            <calcext:condition calcext:apply-style-name="Vert" calcext:value="=1" calcext:base-cell-address="clique_s.Q7"/>
            <calcext:condition calcext:apply-style-name="Jaune" calcext:value="=&quot; ?&quot;" calcext:base-cell-address="clique_s.Q7"/>
            <calcext:condition calcext:apply-style-name="Default" calcext:value="=&quot; &quot;" calcext:base-cell-address="clique_s.Q7"/>
          </calcext:conditional-format>
          <calcext:conditional-format calcext:target-range-address="clique_s.Q6:clique_s.Z6">
            <calcext:condition calcext:apply-style-name="Rouge" calcext:value="=0" calcext:base-cell-address="clique_s.Q6"/>
            <calcext:condition calcext:apply-style-name="Vert" calcext:value="=1" calcext:base-cell-address="clique_s.Q6"/>
            <calcext:condition calcext:apply-style-name="Jaune" calcext:value="=&quot; ?&quot;" calcext:base-cell-address="clique_s.Q6"/>
            <calcext:condition calcext:apply-style-name="Default" calcext:value="=&quot; &quot;" calcext:base-cell-address="clique_s.Q6"/>
          </calcext:conditional-format>
          <calcext:conditional-format calcext:target-range-address="clique_s.Q5:clique_s.Z5">
            <calcext:condition calcext:apply-style-name="Rouge" calcext:value="=0" calcext:base-cell-address="clique_s.Q5"/>
            <calcext:condition calcext:apply-style-name="Vert" calcext:value="=1" calcext:base-cell-address="clique_s.Q5"/>
            <calcext:condition calcext:apply-style-name="Jaune" calcext:value="=&quot; ?&quot;" calcext:base-cell-address="clique_s.Q5"/>
            <calcext:condition calcext:apply-style-name="Default" calcext:value="=&quot; &quot;" calcext:base-cell-address="clique_s.Q5"/>
          </calcext:conditional-format>
          <calcext:conditional-format calcext:target-range-address="clique_s.Q4:clique_s.Z4">
            <calcext:condition calcext:apply-style-name="Rouge" calcext:value="=0" calcext:base-cell-address="clique_s.Q4"/>
            <calcext:condition calcext:apply-style-name="Vert" calcext:value="=1" calcext:base-cell-address="clique_s.Q4"/>
            <calcext:condition calcext:apply-style-name="Jaune" calcext:value="=&quot; ?&quot;" calcext:base-cell-address="clique_s.Q4"/>
            <calcext:condition calcext:apply-style-name="Default" calcext:value="=&quot; &quot;" calcext:base-cell-address="clique_s.Q4"/>
          </calcext:conditional-format>
          <calcext:conditional-format calcext:target-range-address="clique_s.Q2:clique_s.Z2">
            <calcext:condition calcext:apply-style-name="Rouge" calcext:value="=0" calcext:base-cell-address="clique_s.Q2"/>
            <calcext:condition calcext:apply-style-name="Vert" calcext:value="=1" calcext:base-cell-address="clique_s.Q2"/>
            <calcext:condition calcext:apply-style-name="Jaune" calcext:value="=&quot; ?&quot;" calcext:base-cell-address="clique_s.Q2"/>
            <calcext:condition calcext:apply-style-name="Default" calcext:value="=&quot; &quot;" calcext:base-cell-address="clique_s.Q2"/>
          </calcext:conditional-format>
          <calcext:conditional-format calcext:target-range-address="clique_s.Q3:clique_s.Z3">
            <calcext:condition calcext:apply-style-name="Rouge" calcext:value="=0" calcext:base-cell-address="clique_s.Q3"/>
            <calcext:condition calcext:apply-style-name="Vert" calcext:value="=1" calcext:base-cell-address="clique_s.Q3"/>
            <calcext:condition calcext:apply-style-name="Jaune" calcext:value="=&quot; ?&quot;" calcext:base-cell-address="clique_s.Q3"/>
            <calcext:condition calcext:apply-style-name="Default" calcext:value="=&quot; &quot;" calcext:base-cell-address="clique_s.Q3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Rouge" style:family="table-cell" style:parent-style-name="Default">
      <style:table-cell-properties fo:background-color="#ff0000"/>
    </style:style>
    <style:style style:name="Vert" style:family="table-cell" style:parent-style-name="Default">
      <style:table-cell-properties fo:background-color="#00cc00"/>
    </style:style>
    <style:style style:name="Jaune" style:family="table-cell" style:parent-style-name="Default">
      <style:table-cell-properties fo:background-color="#ffff0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08">00/00/0000</text:date>, <text:time style:data-style-name="N2" text:time-value="15:49:24.10693921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3-08T15:58:14.767171301</dc:date>
    <meta:editing-duration>PT17M48S</meta:editing-duration>
    <meta:editing-cycles>5</meta:editing-cycles>
    <meta:generator>LibreOffice/5.1.6.2$Linux_X86_64 LibreOffice_project/10m0$Build-2</meta:generator>
    <meta:document-statistic meta:table-count="8" meta:cell-count="4044" meta:object-count="0"/>
  </office:meta>
</office:document-meta>
</file>